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3.575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1.797cm"/>
    </style:style>
    <style:style style:name="co17" style:family="table-column">
      <style:table-column-properties fo:break-before="auto" style:column-width="2.505cm"/>
    </style:style>
    <style:style style:name="co18" style:family="table-column">
      <style:table-column-properties fo:break-before="auto" style:column-width="3.512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586cm"/>
    </style:style>
    <style:style style:name="co22" style:family="table-column">
      <style:table-column-properties fo:break-before="auto" style:column-width="1.552cm"/>
    </style:style>
    <style:style style:name="co23" style:family="table-column">
      <style:table-column-properties fo:break-before="auto" style:column-width="2.26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1.605cm"/>
    </style:style>
    <style:style style:name="co26" style:family="table-column">
      <style:table-column-properties fo:break-before="auto" style:column-width="2.369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2.3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10001" number:language="en" number:country="US">
      <number:number number:decimal-places="0"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121">
      <style:table-cell-properties style:text-align-source="fix" style:repeat-content="false"/>
      <style:paragraph-properties fo:text-align="end" fo:margin-left="0cm"/>
      <style:text-properties style:font-name="Liberation Sans1" fo:font-weight="normal"/>
    </style:style>
    <style:style style:name="ce4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style:font-name="Liberation Sans1" fo:font-weight="bold" style:font-weight-asian="bold" style:font-weight-complex="bold"/>
    </style:style>
    <style:style style:name="ce5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style:font-name="Liberation Sans1"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style:font-name="Liberation Sans1" fo:font-weight="normal"/>
    </style:style>
    <style:style style:name="ce8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style:font-name="Liberation Sans1" fo:font-weight="bold" style:font-weight-asian="bold" style:font-weight-complex="bold"/>
    </style:style>
    <style:style style:name="ce9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style:font-name="Liberation Sans1" fo:font-weight="normal"/>
    </style:style>
    <style:style style:name="ce10" style:family="table-cell" style:parent-style-name="Default" style:data-style-name="N10002">
      <style:table-cell-properties style:text-align-source="fix" style:repeat-content="false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style:font-name="Liberation Sans1" fo:font-weight="normal" style:font-weight-asian="normal" style:font-weight-complex="normal"/>
    </style:style>
    <style:style style:name="ce12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3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02">
      <style:text-properties style:font-name="Liberation Sans1" fo:font-weight="normal"/>
    </style:style>
    <style:style style:name="ce15" style:family="table-cell" style:parent-style-name="Default" style:data-style-name="N10120">
      <style:table-cell-properties style:text-align-source="fix" style:repeat-content="false"/>
      <style:paragraph-properties fo:text-align="end" fo:margin-left="0cm"/>
      <style:text-properties style:font-name="Liberation Sans1" fo:font-weight="normal"/>
    </style:style>
    <style:style style:name="ce16" style:family="table-cell" style:parent-style-name="Default" style:data-style-name="N10002">
      <style:table-cell-properties style:text-align-source="fix" style:repeat-content="false" style:vertical-align="middle"/>
      <style:paragraph-properties fo:text-align="center"/>
      <style:text-properties style:font-name="Liberation Sans1" fo:font-weight="bold" style:font-weight-asian="bold" style:font-weight-complex="bold"/>
    </style:style>
    <style:style style:name="ce17" style:family="table-cell" style:parent-style-name="Default">
      <style:text-properties style:font-name="Liberation Sans1" fo:font-weight="normal"/>
    </style:style>
    <style:style style:name="ce18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1" fo:font-weight="bold" style:font-weight-asian="bold" style:font-weight-complex="bold"/>
    </style:style>
    <style:style style:name="ce20" style:family="table-cell" style:parent-style-name="Default" style:data-style-name="N10001">
      <style:table-cell-properties style:text-align-source="fix" style:repeat-content="false"/>
      <style:paragraph-properties fo:text-align="center" fo:margin-left="0cm"/>
      <style:text-properties style:font-name="Liberation Sans1" fo:font-weight="normal"/>
    </style:style>
    <style:style style:name="ce21" style:family="table-cell" style:parent-style-name="Default" style:data-style-name="N10002">
      <style:text-properties style:font-name="Liberation Sans1" fo:font-weight="normal" style:font-weight-asian="bold" style:font-weight-complex="bold"/>
    </style:style>
    <style:style style:name="ce22" style:family="table-cell" style:parent-style-name="Default" style:data-style-name="N10001">
      <style:table-cell-properties style:text-align-source="fix" style:repeat-content="false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23" style:family="table-cell" style:parent-style-name="Default" style:data-style-name="N10120">
      <style:table-cell-properties style:text-align-source="fix" style:repeat-content="false"/>
      <style:paragraph-properties fo:text-align="end" fo:margin-left="0cm"/>
      <style:text-properties style:font-name="Liberation Sans1" fo:font-weight="bold" style:font-weight-asian="bold" style:font-weight-complex="bold"/>
    </style:style>
    <style:style style:name="ce24" style:family="table-cell" style:parent-style-name="Default" style:data-style-name="N10120">
      <style:text-properties style:font-name="Liberation Sans1" fo:font-weight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raph" table:style-name="ta1">
        <table:shapes>
          <draw:frame draw:z-index="0" draw:style-name="gr1" draw:text-style-name="P1" svg:width="15.999cm" svg:height="8.999cm" svg:x="6.487cm" svg:y="0.365cm">
            <draw:object draw:notify-on-update-of-ranges="Graph.A1:Graph.A1 Graph.A2:Graph.A7 Graph.B1:Graph.B1 Graph.B2:Graph.B7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5.997cm" svg:height="9.005cm" svg:x="6.497cm" svg:y="9.88cm">
            <draw:object draw:notify-on-update-of-ranges="Graph.A1:Graph.A1 Graph.A2:Graph.A7 Graph.C1:Graph.C1 Graph.C2:Graph.C7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ce3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cars per minute</text:p>
          </table:table-cell>
          <table:table-cell table:style-name="ce1" office:value-type="string" calcext:value-type="string">
            <text:p>DSCS</text:p>
          </table:table-cell>
          <table:table-cell table:style-name="ce1" office:value-type="string" calcext:value-type="string">
            <text:p>SAD</text:p>
          </table:table-cell>
          <table:table-cell table:style-name="ce1" table:number-columns-repeated="1021"/>
        </table:table-row>
        <table:table-row table:style-name="ro1">
          <table:table-cell table:formula="of:=0.1*60" office:value-type="float" office:value="6" calcext:value-type="float">
            <text:p>6</text:p>
          </table:table-cell>
          <table:table-cell office:value-type="float" office:value="9.255" calcext:value-type="float">
            <text:p>9</text:p>
          </table:table-cell>
          <table:table-cell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table:formula="of:=0.15*60" office:value-type="float" office:value="9" calcext:value-type="float">
            <text:p>9</text:p>
          </table:table-cell>
          <table:table-cell office:value-type="float" office:value="13.409" calcext:value-type="float">
            <text:p>13</text:p>
          </table:table-cell>
          <table:table-cell office:value-type="float" office:value="0.341" calcext:value-type="float">
            <text:p>0.341</text:p>
          </table:table-cell>
          <table:table-cell table:number-columns-repeated="1021"/>
        </table:table-row>
        <table:table-row table:style-name="ro1">
          <table:table-cell table:formula="of:=0.2*60" office:value-type="float" office:value="12" calcext:value-type="float">
            <text:p>12</text:p>
          </table:table-cell>
          <table:table-cell office:value-type="float" office:value="15.525" calcext:value-type="float">
            <text:p>16</text:p>
          </table:table-cell>
          <table:table-cell office:value-type="float" office:value="0.443" calcext:value-type="float">
            <text:p>0.443</text:p>
          </table:table-cell>
          <table:table-cell table:number-columns-repeated="1021"/>
        </table:table-row>
        <table:table-row table:style-name="ro1">
          <table:table-cell table:formula="of:=0.25*60" office:value-type="float" office:value="15" calcext:value-type="float">
            <text:p>15</text:p>
          </table:table-cell>
          <table:table-cell office:value-type="float" office:value="18.612" calcext:value-type="float">
            <text:p>19</text:p>
          </table:table-cell>
          <table:table-cell office:value-type="float" office:value="0.641" calcext:value-type="float">
            <text:p>0.641</text:p>
          </table:table-cell>
          <table:table-cell table:number-columns-repeated="1021"/>
        </table:table-row>
        <table:table-row table:style-name="ro1">
          <table:table-cell table:formula="of:=0.3*60" office:value-type="float" office:value="18" calcext:value-type="float">
            <text:p>18</text:p>
          </table:table-cell>
          <table:table-cell office:value-type="float" office:value="20.935" calcext:value-type="float">
            <text:p>21</text:p>
          </table:table-cell>
          <table:table-cell office:value-type="float" office:value="0.767" calcext:value-type="float">
            <text:p>0.767</text:p>
          </table:table-cell>
          <table:table-cell table:number-columns-repeated="1021"/>
        </table:table-row>
        <table:table-row table:style-name="ro1">
          <table:table-cell table:formula="of:=0.35*60" office:value-type="float" office:value="21" calcext:value-type="float">
            <text:p>21</text:p>
          </table:table-cell>
          <table:table-cell office:value-type="float" office:value="24.882" calcext:value-type="float">
            <text:p>25</text:p>
          </table:table-cell>
          <table:table-cell office:value-type="float" office:value="1.067" calcext:value-type="float">
            <text:p>1.067</text:p>
          </table:table-cell>
          <table:table-cell table:number-columns-repeated="1021"/>
        </table:table-row>
      </table:table>
      <table:table table:name="Traffic.10" table:style-name="ta1">
        <table:shapes>
          <draw:frame draw:z-index="0" draw:style-name="gr1" draw:text-style-name="P1" svg:width="16.005cm" svg:height="9.004cm" svg:x="25.583cm" svg:y="19.977cm">
            <draw:object draw:notify-on-update-of-ranges="'Traffic.10'.L46:'Traffic.10'.L46 'Traffic.10'.L47:'Traffic.10'.L64 'Traffic.10'.M46:'Traffic.10'.M46 'Traffic.10'.M47:'Traffic.10'.M64 'Traffic.10'.L46:'Traffic.10'.L46 'Traffic.10'.L47:'Traffic.10'.L64 'Traffic.10'.N46:'Traffic.10'.N46 'Traffic.10'.N47:'Traffic.10'.N6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25.524cm" svg:y="9.502cm">
            <draw:object draw:notify-on-update-of-ranges="'Traffic.10'.L23:'Traffic.10'.L23 'Traffic.10'.L24:'Traffic.10'.L41 'Traffic.10'.M23:'Traffic.10'.M23 'Traffic.10'.M24:'Traffic.10'.M41 'Traffic.10'.L23:'Traffic.10'.L23 'Traffic.10'.L24:'Traffic.10'.L41 'Traffic.10'.N23:'Traffic.10'.N23 'Traffic.10'.N24:'Traffic.10'.N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ce9"/>
        <table:table-column table:style-name="co11" table:default-cell-style-name="ce9"/>
        <table:table-column table:style-name="co5" table:default-cell-style-name="ce9"/>
        <table:table-column table:style-name="co12" table:default-cell-style-name="ce9"/>
        <table:table-column table:style-name="co3" table:number-columns-repeated="1010" table:default-cell-style-name="ce9"/>
        <table:table-row table:style-name="ro1">
          <table:table-cell table:style-name="ce4" office:value-type="string" calcext:value-type="string">
            <text:p>DSCS</text:p>
          </table:table-cell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12"/>
          <table:table-cell table:style-name="ce10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2"/>
          <table:table-cell table:number-columns-repeated="1017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11" office:value-type="string" calcext:value-type="string">
            <text:p># of cars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qrt(Mean sq)</text:p>
          </table:table-cell>
          <table:table-cell table:style-name="ce11" office:value-type="string" calcext:value-type="string">
            <text:p># of cars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qrt(Mean sq)</text:p>
          </table:table-cell>
          <table:table-cell/>
          <table:table-cell table:style-name="ce4" office:value-type="string" calcext:value-type="string">
            <text:p>PHASE</text:p>
          </table:table-cell>
          <table:table-cell table:style-name="ce4" office:value-type="string" calcext:value-type="string">
            <text:p><text:s/>LENGTH</text:p>
          </table:table-cell>
          <table:table-cell table:style-name="Default"/>
          <table:table-cell table:style-name="ce16" office:value-type="string" calcext:value-type="string" table:number-columns-spanned="3" table:number-rows-spanned="1">
            <text:p>Distribution</text:p>
          </table:table-cell>
          <table:covered-table-cell table:style-name="ce4"/>
          <table:covered-table-cell/>
          <table:table-cell table:number-columns-repeated="101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251" calcext:value-type="float">
            <text:p>251</text:p>
          </table:table-cell>
          <table:table-cell table:style-name="ce13" office:value-type="float" office:value="8.083" calcext:value-type="float">
            <text:p>8,083</text:p>
          </table:table-cell>
          <table:table-cell table:style-name="ce13" office:value-type="float" office:value="10.272" calcext:value-type="float">
            <text:p>10,272</text:p>
          </table:table-cell>
          <table:table-cell table:style-name="ce6" office:value-type="float" office:value="251" calcext:value-type="float">
            <text:p>251</text:p>
          </table:table-cell>
          <table:table-cell table:style-name="ce13" office:value-type="float" office:value="8.083" calcext:value-type="float">
            <text:p>8,083</text:p>
          </table:table-cell>
          <table:table-cell table:style-name="ce13" office:value-type="float" office:value="10.272" calcext:value-type="float">
            <text:p>10,272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15" office:value-type="float" office:value="5.5" calcext:value-type="float">
            <text:p>5.5</text:p>
          </table:table-cell>
          <table:table-cell table:style-name="ce14"/>
          <table:table-cell office:value-type="string" calcext:value-type="string">
            <text:p>NORTH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1</text:p>
          </table:table-cell>
          <table:table-cell table:number-columns-repeated="1010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496" calcext:value-type="float">
            <text:p>496</text:p>
          </table:table-cell>
          <table:table-cell table:style-name="ce13" office:value-type="float" office:value="7.454" calcext:value-type="float">
            <text:p>7,454</text:p>
          </table:table-cell>
          <table:table-cell table:style-name="ce13" office:value-type="float" office:value="9.696" calcext:value-type="float">
            <text:p>9,696</text:p>
          </table:table-cell>
          <table:table-cell table:style-name="ce6" office:value-type="float" office:value="245" calcext:value-type="float">
            <text:p>245</text:p>
          </table:table-cell>
          <table:table-cell table:style-name="ce13" office:value-type="float" office:value="6.81" calcext:value-type="float">
            <text:p>6,810</text:p>
          </table:table-cell>
          <table:table-cell table:style-name="ce13" office:value-type="float" office:value="9.067" calcext:value-type="float">
            <text:p>9,067</text:p>
          </table:table-cell>
          <table:table-cell/>
          <table:table-cell office:value-type="float" office:value="2" calcext:value-type="float">
            <text:p>2.00</text:p>
          </table:table-cell>
          <table:table-cell table:style-name="ce15" office:value-type="float" office:value="5" calcext:value-type="float">
            <text:p>5.0</text:p>
          </table:table-cell>
          <table:table-cell table:style-name="ce14"/>
          <table:table-cell office:value-type="string" calcext:value-type="string">
            <text:p>SOUTH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1</text:p>
          </table:table-cell>
          <table:table-cell table:number-columns-repeated="1010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761" calcext:value-type="float">
            <text:p>761</text:p>
          </table:table-cell>
          <table:table-cell table:style-name="ce13" office:value-type="float" office:value="7.421" calcext:value-type="float">
            <text:p>7,421</text:p>
          </table:table-cell>
          <table:table-cell table:style-name="ce13" office:value-type="float" office:value="9.637" calcext:value-type="float">
            <text:p>9,637</text:p>
          </table:table-cell>
          <table:table-cell table:style-name="ce6" office:value-type="float" office:value="265" calcext:value-type="float">
            <text:p>265</text:p>
          </table:table-cell>
          <table:table-cell table:style-name="ce13" office:value-type="float" office:value="7.359" calcext:value-type="float">
            <text:p>7,359</text:p>
          </table:table-cell>
          <table:table-cell table:style-name="ce13" office:value-type="float" office:value="9.526" calcext:value-type="float">
            <text:p>9,526</text:p>
          </table:table-cell>
          <table:table-cell/>
          <table:table-cell office:value-type="float" office:value="3" calcext:value-type="float">
            <text:p>3.00</text:p>
          </table:table-cell>
          <table:table-cell table:style-name="ce15" office:value-type="float" office:value="5.5" calcext:value-type="float">
            <text:p>5.5</text:p>
          </table:table-cell>
          <table:table-cell table:style-name="ce14"/>
          <table:table-cell office:value-type="string" calcext:value-type="string">
            <text:p>EAST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1</text:p>
          </table:table-cell>
          <table:table-cell table:number-columns-repeated="1010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35" calcext:value-type="float">
            <text:p>1035</text:p>
          </table:table-cell>
          <table:table-cell table:style-name="ce13" office:value-type="float" office:value="7.443" calcext:value-type="float">
            <text:p>7,443</text:p>
          </table:table-cell>
          <table:table-cell table:style-name="ce13" office:value-type="float" office:value="9.674" calcext:value-type="float">
            <text:p>9,674</text:p>
          </table:table-cell>
          <table:table-cell table:style-name="ce6" office:value-type="float" office:value="274" calcext:value-type="float">
            <text:p>274</text:p>
          </table:table-cell>
          <table:table-cell table:style-name="ce13" office:value-type="float" office:value="7.502" calcext:value-type="float">
            <text:p>7,502</text:p>
          </table:table-cell>
          <table:table-cell table:style-name="ce13" office:value-type="float" office:value="9.775" calcext:value-type="float">
            <text:p>9,775</text:p>
          </table:table-cell>
          <table:table-cell/>
          <table:table-cell office:value-type="float" office:value="4" calcext:value-type="float">
            <text:p>4.00</text:p>
          </table:table-cell>
          <table:table-cell table:style-name="ce15" office:value-type="float" office:value="5" calcext:value-type="float">
            <text:p>5.0</text:p>
          </table:table-cell>
          <table:table-cell table:style-name="ce14"/>
          <table:table-cell office:value-type="string" calcext:value-type="string">
            <text:p>WEST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1</text:p>
          </table:table-cell>
          <table:table-cell table:number-columns-repeated="1010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1284" calcext:value-type="float">
            <text:p>1284</text:p>
          </table:table-cell>
          <table:table-cell table:style-name="ce13" office:value-type="float" office:value="7.572" calcext:value-type="float">
            <text:p>7,572</text:p>
          </table:table-cell>
          <table:table-cell table:style-name="ce13" office:value-type="float" office:value="9.814" calcext:value-type="float">
            <text:p>9,814</text:p>
          </table:table-cell>
          <table:table-cell table:style-name="ce6" office:value-type="float" office:value="249" calcext:value-type="float">
            <text:p>249</text:p>
          </table:table-cell>
          <table:table-cell table:style-name="ce13" office:value-type="float" office:value="8.111" calcext:value-type="float">
            <text:p>8,111</text:p>
          </table:table-cell>
          <table:table-cell table:style-name="ce13" office:value-type="float" office:value="10.379" calcext:value-type="float">
            <text:p>10,379</text:p>
          </table:table-cell>
          <table:table-cell/>
          <table:table-cell office:value-type="string" calcext:value-type="string">
            <text:p>IDLE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1526" calcext:value-type="float">
            <text:p>1526</text:p>
          </table:table-cell>
          <table:table-cell table:style-name="ce13" office:value-type="float" office:value="7.462" calcext:value-type="float">
            <text:p>7,462</text:p>
          </table:table-cell>
          <table:table-cell table:style-name="ce13" office:value-type="float" office:value="9.697" calcext:value-type="float">
            <text:p>9,697</text:p>
          </table:table-cell>
          <table:table-cell table:style-name="ce6" office:value-type="float" office:value="242" calcext:value-type="float">
            <text:p>242</text:p>
          </table:table-cell>
          <table:table-cell table:style-name="ce13" office:value-type="float" office:value="6.876" calcext:value-type="float">
            <text:p>6,876</text:p>
          </table:table-cell>
          <table:table-cell table:style-name="ce13" office:value-type="float" office:value="9.052" calcext:value-type="float">
            <text:p>9,052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1752" calcext:value-type="float">
            <text:p>1752</text:p>
          </table:table-cell>
          <table:table-cell table:style-name="ce13" office:value-type="float" office:value="7.234" calcext:value-type="float">
            <text:p>7,234</text:p>
          </table:table-cell>
          <table:table-cell table:style-name="ce13" office:value-type="float" office:value="9.505" calcext:value-type="float">
            <text:p>9,505</text:p>
          </table:table-cell>
          <table:table-cell table:style-name="ce6" office:value-type="float" office:value="226" calcext:value-type="float">
            <text:p>226</text:p>
          </table:table-cell>
          <table:table-cell table:style-name="ce13" office:value-type="float" office:value="5.696" calcext:value-type="float">
            <text:p>5,696</text:p>
          </table:table-cell>
          <table:table-cell table:style-name="ce13" office:value-type="float" office:value="8.088" calcext:value-type="float">
            <text:p>8,088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1977" calcext:value-type="float">
            <text:p>1977</text:p>
          </table:table-cell>
          <table:table-cell table:style-name="ce13" office:value-type="float" office:value="7.173" calcext:value-type="float">
            <text:p>7,173</text:p>
          </table:table-cell>
          <table:table-cell table:style-name="ce13" office:value-type="float" office:value="9.446" calcext:value-type="float">
            <text:p>9,446</text:p>
          </table:table-cell>
          <table:table-cell table:style-name="ce6" office:value-type="float" office:value="225" calcext:value-type="float">
            <text:p>225</text:p>
          </table:table-cell>
          <table:table-cell table:style-name="ce13" office:value-type="float" office:value="6.694" calcext:value-type="float">
            <text:p>6,694</text:p>
          </table:table-cell>
          <table:table-cell table:style-name="ce13" office:value-type="float" office:value="8.972" calcext:value-type="float">
            <text:p>8,972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2230" calcext:value-type="float">
            <text:p>2230</text:p>
          </table:table-cell>
          <table:table-cell table:style-name="ce13" office:value-type="float" office:value="7.111" calcext:value-type="float">
            <text:p>7,111</text:p>
          </table:table-cell>
          <table:table-cell table:style-name="ce13" office:value-type="float" office:value="9.355" calcext:value-type="float">
            <text:p>9,355</text:p>
          </table:table-cell>
          <table:table-cell table:style-name="ce6" office:value-type="float" office:value="253" calcext:value-type="float">
            <text:p>253</text:p>
          </table:table-cell>
          <table:table-cell table:style-name="ce13" office:value-type="float" office:value="6.625" calcext:value-type="float">
            <text:p>6,625</text:p>
          </table:table-cell>
          <table:table-cell table:style-name="ce13" office:value-type="float" office:value="8.611" calcext:value-type="float">
            <text:p>8,611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460" calcext:value-type="float">
            <text:p>2460</text:p>
          </table:table-cell>
          <table:table-cell table:style-name="ce13" office:value-type="float" office:value="7.007" calcext:value-type="float">
            <text:p>7,007</text:p>
          </table:table-cell>
          <table:table-cell table:style-name="ce13" office:value-type="float" office:value="9.249" calcext:value-type="float">
            <text:p>9,249</text:p>
          </table:table-cell>
          <table:table-cell table:style-name="ce6" office:value-type="float" office:value="230" calcext:value-type="float">
            <text:p>230</text:p>
          </table:table-cell>
          <table:table-cell table:style-name="ce13" office:value-type="float" office:value="6.006" calcext:value-type="float">
            <text:p>6,006</text:p>
          </table:table-cell>
          <table:table-cell table:style-name="ce13" office:value-type="float" office:value="8.144" calcext:value-type="float">
            <text:p>8,144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669" calcext:value-type="float">
            <text:p>2669</text:p>
          </table:table-cell>
          <table:table-cell table:style-name="ce13" office:value-type="float" office:value="6.902" calcext:value-type="float">
            <text:p>6,902</text:p>
          </table:table-cell>
          <table:table-cell table:style-name="ce13" office:value-type="float" office:value="9.15" calcext:value-type="float">
            <text:p>9,150</text:p>
          </table:table-cell>
          <table:table-cell table:style-name="ce6" office:value-type="float" office:value="209" calcext:value-type="float">
            <text:p>209</text:p>
          </table:table-cell>
          <table:table-cell table:style-name="ce13" office:value-type="float" office:value="5.664" calcext:value-type="float">
            <text:p>5,664</text:p>
          </table:table-cell>
          <table:table-cell table:style-name="ce13" office:value-type="float" office:value="7.894" calcext:value-type="float">
            <text:p>7,894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909" calcext:value-type="float">
            <text:p>2909</text:p>
          </table:table-cell>
          <table:table-cell table:style-name="ce13" office:value-type="float" office:value="6.836" calcext:value-type="float">
            <text:p>6,836</text:p>
          </table:table-cell>
          <table:table-cell table:style-name="ce13" office:value-type="float" office:value="9.073" calcext:value-type="float">
            <text:p>9,073</text:p>
          </table:table-cell>
          <table:table-cell table:style-name="ce6" office:value-type="float" office:value="240" calcext:value-type="float">
            <text:p>240</text:p>
          </table:table-cell>
          <table:table-cell table:style-name="ce13" office:value-type="float" office:value="6.103" calcext:value-type="float">
            <text:p>6,103</text:p>
          </table:table-cell>
          <table:table-cell table:style-name="ce13" office:value-type="float" office:value="8.173" calcext:value-type="float">
            <text:p>8,173</text:p>
          </table:table-cell>
          <table:table-cell table:number-columns-repeated="1017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158" calcext:value-type="float">
            <text:p>3158</text:p>
          </table:table-cell>
          <table:table-cell table:style-name="ce13" office:value-type="float" office:value="6.823" calcext:value-type="float">
            <text:p>6,823</text:p>
          </table:table-cell>
          <table:table-cell table:style-name="ce13" office:value-type="float" office:value="9.056" calcext:value-type="float">
            <text:p>9,056</text:p>
          </table:table-cell>
          <table:table-cell table:style-name="ce6" office:value-type="float" office:value="249" calcext:value-type="float">
            <text:p>249</text:p>
          </table:table-cell>
          <table:table-cell table:style-name="ce13" office:value-type="float" office:value="6.673" calcext:value-type="float">
            <text:p>6,673</text:p>
          </table:table-cell>
          <table:table-cell table:style-name="ce13" office:value-type="float" office:value="8.858" calcext:value-type="float">
            <text:p>8,858</text:p>
          </table:table-cell>
          <table:table-cell table:number-columns-repeated="1017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418" calcext:value-type="float">
            <text:p>3418</text:p>
          </table:table-cell>
          <table:table-cell table:style-name="ce13" office:value-type="float" office:value="6.876" calcext:value-type="float">
            <text:p>6,876</text:p>
          </table:table-cell>
          <table:table-cell table:style-name="ce13" office:value-type="float" office:value="9.155" calcext:value-type="float">
            <text:p>9,155</text:p>
          </table:table-cell>
          <table:table-cell table:style-name="ce6" office:value-type="float" office:value="260" calcext:value-type="float">
            <text:p>260</text:p>
          </table:table-cell>
          <table:table-cell table:style-name="ce13" office:value-type="float" office:value="7.513" calcext:value-type="float">
            <text:p>7,513</text:p>
          </table:table-cell>
          <table:table-cell table:style-name="ce13" office:value-type="float" office:value="10.277" calcext:value-type="float">
            <text:p>10,277</text:p>
          </table:table-cell>
          <table:table-cell table:number-columns-repeated="1017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688" calcext:value-type="float">
            <text:p>3688</text:p>
          </table:table-cell>
          <table:table-cell table:style-name="ce13" office:value-type="float" office:value="6.97" calcext:value-type="float">
            <text:p>6,970</text:p>
          </table:table-cell>
          <table:table-cell table:style-name="ce13" office:value-type="float" office:value="9.263" calcext:value-type="float">
            <text:p>9,263</text:p>
          </table:table-cell>
          <table:table-cell table:style-name="ce6" office:value-type="float" office:value="270" calcext:value-type="float">
            <text:p>270</text:p>
          </table:table-cell>
          <table:table-cell table:style-name="ce13" office:value-type="float" office:value="8.159" calcext:value-type="float">
            <text:p>8,159</text:p>
          </table:table-cell>
          <table:table-cell table:style-name="ce13" office:value-type="float" office:value="10.54" calcext:value-type="float">
            <text:p>10,540</text:p>
          </table:table-cell>
          <table:table-cell table:number-columns-repeated="1017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946" calcext:value-type="float">
            <text:p>3946</text:p>
          </table:table-cell>
          <table:table-cell table:style-name="ce13" office:value-type="float" office:value="6.999" calcext:value-type="float">
            <text:p>6,999</text:p>
          </table:table-cell>
          <table:table-cell table:style-name="ce13" office:value-type="float" office:value="9.291" calcext:value-type="float">
            <text:p>9,291</text:p>
          </table:table-cell>
          <table:table-cell table:style-name="ce6" office:value-type="float" office:value="258" calcext:value-type="float">
            <text:p>258</text:p>
          </table:table-cell>
          <table:table-cell table:style-name="ce13" office:value-type="float" office:value="7.416" calcext:value-type="float">
            <text:p>7,416</text:p>
          </table:table-cell>
          <table:table-cell table:style-name="ce13" office:value-type="float" office:value="9.681" calcext:value-type="float">
            <text:p>9,681</text:p>
          </table:table-cell>
          <table:table-cell table:number-columns-repeated="1017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4147" calcext:value-type="float">
            <text:p>4147</text:p>
          </table:table-cell>
          <table:table-cell table:style-name="ce13" office:value-type="float" office:value="6.958" calcext:value-type="float">
            <text:p>6,958</text:p>
          </table:table-cell>
          <table:table-cell table:style-name="ce13" office:value-type="float" office:value="9.257" calcext:value-type="float">
            <text:p>9,257</text:p>
          </table:table-cell>
          <table:table-cell table:style-name="ce6" office:value-type="float" office:value="201" calcext:value-type="float">
            <text:p>201</text:p>
          </table:table-cell>
          <table:table-cell table:style-name="ce13" office:value-type="float" office:value="6.146" calcext:value-type="float">
            <text:p>6,146</text:p>
          </table:table-cell>
          <table:table-cell table:style-name="ce13" office:value-type="float" office:value="8.546" calcext:value-type="float">
            <text:p>8,546</text:p>
          </table:table-cell>
          <table:table-cell table:number-columns-repeated="1017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4382" calcext:value-type="float">
            <text:p>4382</text:p>
          </table:table-cell>
          <table:table-cell table:style-name="ce13" office:value-type="float" office:value="6.953" calcext:value-type="float">
            <text:p>6,953</text:p>
          </table:table-cell>
          <table:table-cell table:style-name="ce13" office:value-type="float" office:value="9.255" calcext:value-type="float">
            <text:p>9,255</text:p>
          </table:table-cell>
          <table:table-cell table:style-name="ce6" office:value-type="float" office:value="235" calcext:value-type="float">
            <text:p>235</text:p>
          </table:table-cell>
          <table:table-cell table:style-name="ce13" office:value-type="float" office:value="6.874" calcext:value-type="float">
            <text:p>6,874</text:p>
          </table:table-cell>
          <table:table-cell table:style-name="ce13" office:value-type="float" office:value="9.237" calcext:value-type="float">
            <text:p>9,237</text:p>
          </table:table-cell>
          <table:table-cell table:number-columns-repeated="1017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SAD</text:p>
          </table:table-cell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12"/>
          <table:table-cell table:style-name="ce10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2"/>
          <table:table-cell table:number-columns-repeated="4"/>
          <table:table-cell table:style-name="ce10" office:value-type="string" calcext:value-type="string" table:number-columns-spanned="3" table:number-rows-spanned="1">
            <text:p>SQRT(MEAN SQ) 10 MIN INTERVAL</text:p>
          </table:table-cell>
          <table:covered-table-cell table:style-name="ce19"/>
          <table:covered-table-cell table:style-name="ce4"/>
          <table:table-cell table:number-columns-repeated="1010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11" office:value-type="string" calcext:value-type="string">
            <text:p># of cars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qrt(Mean sq)</text:p>
          </table:table-cell>
          <table:table-cell table:style-name="ce11" office:value-type="string" calcext:value-type="string">
            <text:p># of cars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qrt(Mean sq)</text:p>
          </table:table-cell>
          <table:table-cell/>
          <table:table-cell table:style-name="ce4" office:value-type="string" calcext:value-type="string">
            <text:p>DETECTOR RANGE</text:p>
          </table:table-cell>
          <table:table-cell table:style-name="ce7" office:value-type="float" office:value="70" calcext:value-type="float">
            <text:p>70</text:p>
          </table:table-cell>
          <table:table-cell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DSCS</text:p>
          </table:table-cell>
          <table:table-cell table:style-name="ce4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float" office:value="251" calcext:value-type="float">
            <text:p>251.00</text:p>
          </table:table-cell>
          <table:table-cell table:style-name="ce3" office:value-type="float" office:value="0.07" calcext:value-type="float">
            <text:p>0.070</text:p>
          </table:table-cell>
          <table:table-cell table:style-name="ce3" office:value-type="float" office:value="0.256" calcext:value-type="float">
            <text:p>0.256</text:p>
          </table:table-cell>
          <table:table-cell office:value-type="float" office:value="251" calcext:value-type="float">
            <text:p>251.00</text:p>
          </table:table-cell>
          <table:table-cell table:style-name="ce3" office:value-type="float" office:value="0.07" calcext:value-type="float">
            <text:p>0.070</text:p>
          </table:table-cell>
          <table:table-cell table:style-name="ce3" office:value-type="float" office:value="0.256" calcext:value-type="float">
            <text:p>0.256</text:p>
          </table:table-cell>
          <table:table-cell table:number-columns-repeated="4"/>
          <table:table-cell table:style-name="ce7" office:value-type="float" office:value="10" calcext:value-type="float">
            <text:p>10</text:p>
          </table:table-cell>
          <table:table-cell table:style-name="ce7" table:formula="of:=[.G3]" office:value-type="float" office:value="10.272" calcext:value-type="float">
            <text:p>10</text:p>
          </table:table-cell>
          <table:table-cell table:style-name="ce7" table:formula="of:=[.G24]" office:value-type="float" office:value="0.256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float" office:value="497" calcext:value-type="float">
            <text:p>497.00</text:p>
          </table:table-cell>
          <table:table-cell table:style-name="ce3" office:value-type="float" office:value="0.068" calcext:value-type="float">
            <text:p>0.068</text:p>
          </table:table-cell>
          <table:table-cell table:style-name="ce3" office:value-type="float" office:value="0.28" calcext:value-type="float">
            <text:p>0.280</text:p>
          </table:table-cell>
          <table:table-cell office:value-type="float" office:value="246" calcext:value-type="float">
            <text:p>246.00</text:p>
          </table:table-cell>
          <table:table-cell table:style-name="ce3" office:value-type="float" office:value="0.067" calcext:value-type="float">
            <text:p>0.067</text:p>
          </table:table-cell>
          <table:table-cell table:style-name="ce3" office:value-type="float" office:value="0.302" calcext:value-type="float">
            <text:p>0.302</text:p>
          </table:table-cell>
          <table:table-cell table:number-columns-repeated="4"/>
          <table:table-cell table:style-name="ce7" office:value-type="float" office:value="20" calcext:value-type="float">
            <text:p>20</text:p>
          </table:table-cell>
          <table:table-cell table:style-name="ce7" table:formula="of:=[.G4]" office:value-type="float" office:value="9.067" calcext:value-type="float">
            <text:p>9</text:p>
          </table:table-cell>
          <table:table-cell table:style-name="ce7" table:formula="of:=[.G25]" office:value-type="float" office:value="0.302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float" office:value="767" calcext:value-type="float">
            <text:p>767.00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0.272" calcext:value-type="float">
            <text:p>0.272</text:p>
          </table:table-cell>
          <table:table-cell office:value-type="float" office:value="270" calcext:value-type="float">
            <text:p>270.00</text:p>
          </table:table-cell>
          <table:table-cell table:style-name="ce3" office:value-type="float" office:value="0.05" calcext:value-type="float">
            <text:p>0.050</text:p>
          </table:table-cell>
          <table:table-cell table:style-name="ce3" office:value-type="float" office:value="0.256" calcext:value-type="float">
            <text:p>0.256</text:p>
          </table:table-cell>
          <table:table-cell table:number-columns-repeated="4"/>
          <table:table-cell table:style-name="ce7" office:value-type="float" office:value="30" calcext:value-type="float">
            <text:p>30</text:p>
          </table:table-cell>
          <table:table-cell table:style-name="ce7" table:formula="of:=[.G5]" office:value-type="float" office:value="9.526" calcext:value-type="float">
            <text:p>10</text:p>
          </table:table-cell>
          <table:table-cell table:style-name="ce7" table:formula="of:=[.G26]" office:value-type="float" office:value="0.256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1040" calcext:value-type="float">
            <text:p>1040.00</text:p>
          </table:table-cell>
          <table:table-cell table:style-name="ce3" office:value-type="float" office:value="0.057" calcext:value-type="float">
            <text:p>0.057</text:p>
          </table:table-cell>
          <table:table-cell table:style-name="ce3" office:value-type="float" office:value="0.253" calcext:value-type="float">
            <text:p>0.253</text:p>
          </table:table-cell>
          <table:table-cell office:value-type="float" office:value="273" calcext:value-type="float">
            <text:p>273.00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0.191" calcext:value-type="float">
            <text:p>0.191</text:p>
          </table:table-cell>
          <table:table-cell table:number-columns-repeated="4"/>
          <table:table-cell table:style-name="ce7" office:value-type="float" office:value="40" calcext:value-type="float">
            <text:p>40</text:p>
          </table:table-cell>
          <table:table-cell table:style-name="ce7" table:formula="of:=[.G6]" office:value-type="float" office:value="9.775" calcext:value-type="float">
            <text:p>10</text:p>
          </table:table-cell>
          <table:table-cell table:style-name="ce7" table:formula="of:=[.G27]" office:value-type="float" office:value="0.191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float" office:value="1289" calcext:value-type="float">
            <text:p>1289.00</text:p>
          </table:table-cell>
          <table:table-cell table:style-name="ce3" office:value-type="float" office:value="0.053" calcext:value-type="float">
            <text:p>0.053</text:p>
          </table:table-cell>
          <table:table-cell table:style-name="ce3" office:value-type="float" office:value="0.242" calcext:value-type="float">
            <text:p>0.242</text:p>
          </table:table-cell>
          <table:table-cell office:value-type="float" office:value="249" calcext:value-type="float">
            <text:p>249.00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187" calcext:value-type="float">
            <text:p>0.187</text:p>
          </table:table-cell>
          <table:table-cell table:number-columns-repeated="4"/>
          <table:table-cell table:style-name="ce7" office:value-type="float" office:value="50" calcext:value-type="float">
            <text:p>50</text:p>
          </table:table-cell>
          <table:table-cell table:style-name="ce7" table:formula="of:=[.G7]" office:value-type="float" office:value="10.379" calcext:value-type="float">
            <text:p>10</text:p>
          </table:table-cell>
          <table:table-cell table:style-name="ce7" table:formula="of:=[.G28]" office:value-type="float" office:value="0.187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float" office:value="1529" calcext:value-type="float">
            <text:p>1529.00</text:p>
          </table:table-cell>
          <table:table-cell table:style-name="ce3" office:value-type="float" office:value="0.06" calcext:value-type="float">
            <text:p>0.060</text:p>
          </table:table-cell>
          <table:table-cell table:style-name="ce3" office:value-type="float" office:value="0.305" calcext:value-type="float">
            <text:p>0.305</text:p>
          </table:table-cell>
          <table:table-cell office:value-type="float" office:value="240" calcext:value-type="float">
            <text:p>240.00</text:p>
          </table:table-cell>
          <table:table-cell table:style-name="ce3" office:value-type="float" office:value="0.099" calcext:value-type="float">
            <text:p>0.099</text:p>
          </table:table-cell>
          <table:table-cell table:style-name="ce3" office:value-type="float" office:value="0.528" calcext:value-type="float">
            <text:p>0.528</text:p>
          </table:table-cell>
          <table:table-cell table:number-columns-repeated="4"/>
          <table:table-cell table:style-name="ce7" office:value-type="float" office:value="60" calcext:value-type="float">
            <text:p>60</text:p>
          </table:table-cell>
          <table:table-cell table:style-name="ce7" table:formula="of:=[.G8]" office:value-type="float" office:value="9.052" calcext:value-type="float">
            <text:p>9</text:p>
          </table:table-cell>
          <table:table-cell table:style-name="ce7" table:formula="of:=[.G29]" office:value-type="float" office:value="0.528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float" office:value="1758" calcext:value-type="float">
            <text:p>1758.00</text:p>
          </table:table-cell>
          <table:table-cell table:style-name="ce3" office:value-type="float" office:value="0.058" calcext:value-type="float">
            <text:p>0.058</text:p>
          </table:table-cell>
          <table:table-cell table:style-name="ce3" office:value-type="float" office:value="0.3" calcext:value-type="float">
            <text:p>0.300</text:p>
          </table:table-cell>
          <table:table-cell office:value-type="float" office:value="229" calcext:value-type="float">
            <text:p>229.00</text:p>
          </table:table-cell>
          <table:table-cell table:style-name="ce3" office:value-type="float" office:value="0.047" calcext:value-type="float">
            <text:p>0.047</text:p>
          </table:table-cell>
          <table:table-cell table:style-name="ce3" office:value-type="float" office:value="0.269" calcext:value-type="float">
            <text:p>0.269</text:p>
          </table:table-cell>
          <table:table-cell table:number-columns-repeated="4"/>
          <table:table-cell table:style-name="ce7" office:value-type="float" office:value="70" calcext:value-type="float">
            <text:p>70</text:p>
          </table:table-cell>
          <table:table-cell table:style-name="ce7" table:formula="of:=[.G9]" office:value-type="float" office:value="8.088" calcext:value-type="float">
            <text:p>8</text:p>
          </table:table-cell>
          <table:table-cell table:style-name="ce7" table:formula="of:=[.G30]" office:value-type="float" office:value="0.269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float" office:value="1979" calcext:value-type="float">
            <text:p>1979.00</text:p>
          </table:table-cell>
          <table:table-cell table:style-name="ce3" office:value-type="float" office:value="0.057" calcext:value-type="float">
            <text:p>0.057</text:p>
          </table:table-cell>
          <table:table-cell table:style-name="ce3" office:value-type="float" office:value="0.289" calcext:value-type="float">
            <text:p>0.289</text:p>
          </table:table-cell>
          <table:table-cell office:value-type="float" office:value="221" calcext:value-type="float">
            <text:p>221.00</text:p>
          </table:table-cell>
          <table:table-cell table:style-name="ce3" office:value-type="float" office:value="0.048" calcext:value-type="float">
            <text:p>0.048</text:p>
          </table:table-cell>
          <table:table-cell table:style-name="ce3" office:value-type="float" office:value="0.178" calcext:value-type="float">
            <text:p>0.178</text:p>
          </table:table-cell>
          <table:table-cell table:number-columns-repeated="4"/>
          <table:table-cell table:style-name="ce7" office:value-type="float" office:value="80" calcext:value-type="float">
            <text:p>80</text:p>
          </table:table-cell>
          <table:table-cell table:style-name="ce7" table:formula="of:=[.G10]" office:value-type="float" office:value="8.972" calcext:value-type="float">
            <text:p>9</text:p>
          </table:table-cell>
          <table:table-cell table:style-name="ce7" table:formula="of:=[.G31]" office:value-type="float" office:value="0.178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float" office:value="2232" calcext:value-type="float">
            <text:p>2232.00</text:p>
          </table:table-cell>
          <table:table-cell table:style-name="ce3" office:value-type="float" office:value="0.057" calcext:value-type="float">
            <text:p>0.057</text:p>
          </table:table-cell>
          <table:table-cell table:style-name="ce3" office:value-type="float" office:value="0.283" calcext:value-type="float">
            <text:p>0.283</text:p>
          </table:table-cell>
          <table:table-cell office:value-type="float" office:value="253" calcext:value-type="float">
            <text:p>253.00</text:p>
          </table:table-cell>
          <table:table-cell table:style-name="ce3" office:value-type="float" office:value="0.057" calcext:value-type="float">
            <text:p>0.057</text:p>
          </table:table-cell>
          <table:table-cell table:style-name="ce3" office:value-type="float" office:value="0.23" calcext:value-type="float">
            <text:p>0.230</text:p>
          </table:table-cell>
          <table:table-cell table:number-columns-repeated="4"/>
          <table:table-cell table:style-name="ce7" office:value-type="float" office:value="90" calcext:value-type="float">
            <text:p>90</text:p>
          </table:table-cell>
          <table:table-cell table:style-name="ce7" table:formula="of:=[.G11]" office:value-type="float" office:value="8.611" calcext:value-type="float">
            <text:p>9</text:p>
          </table:table-cell>
          <table:table-cell table:style-name="ce7" table:formula="of:=[.G32]" office:value-type="float" office:value="0.23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float" office:value="2460" calcext:value-type="float">
            <text:p>2460.00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0.275" calcext:value-type="float">
            <text:p>0.275</text:p>
          </table:table-cell>
          <table:table-cell office:value-type="float" office:value="228" calcext:value-type="float">
            <text:p>228.00</text:p>
          </table:table-cell>
          <table:table-cell table:style-name="ce3" office:value-type="float" office:value="0.047" calcext:value-type="float">
            <text:p>0.047</text:p>
          </table:table-cell>
          <table:table-cell table:style-name="ce3" office:value-type="float" office:value="0.177" calcext:value-type="float">
            <text:p>0.177</text:p>
          </table:table-cell>
          <table:table-cell table:number-columns-repeated="4"/>
          <table:table-cell table:style-name="ce7" office:value-type="float" office:value="100" calcext:value-type="float">
            <text:p>100</text:p>
          </table:table-cell>
          <table:table-cell table:style-name="ce7" table:formula="of:=[.G12]" office:value-type="float" office:value="8.144" calcext:value-type="float">
            <text:p>8</text:p>
          </table:table-cell>
          <table:table-cell table:style-name="ce7" table:formula="of:=[.G33]" office:value-type="float" office:value="0.177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float" office:value="2672" calcext:value-type="float">
            <text:p>2672.00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0.269" calcext:value-type="float">
            <text:p>0.269</text:p>
          </table:table-cell>
          <table:table-cell office:value-type="float" office:value="212" calcext:value-type="float">
            <text:p>212.00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0.188" calcext:value-type="float">
            <text:p>0.188</text:p>
          </table:table-cell>
          <table:table-cell table:number-columns-repeated="4"/>
          <table:table-cell table:style-name="ce7" office:value-type="float" office:value="110" calcext:value-type="float">
            <text:p>110</text:p>
          </table:table-cell>
          <table:table-cell table:style-name="ce7" table:formula="of:=[.G13]" office:value-type="float" office:value="7.894" calcext:value-type="float">
            <text:p>8</text:p>
          </table:table-cell>
          <table:table-cell table:style-name="ce7" table:formula="of:=[.G34]" office:value-type="float" office:value="0.188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float" office:value="2910" calcext:value-type="float">
            <text:p>2910.00</text:p>
          </table:table-cell>
          <table:table-cell table:style-name="ce3" office:value-type="float" office:value="0.053" calcext:value-type="float">
            <text:p>0.053</text:p>
          </table:table-cell>
          <table:table-cell table:style-name="ce3" office:value-type="float" office:value="0.264" calcext:value-type="float">
            <text:p>0.264</text:p>
          </table:table-cell>
          <table:table-cell office:value-type="float" office:value="238" calcext:value-type="float">
            <text:p>238.00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0.193" calcext:value-type="float">
            <text:p>0.193</text:p>
          </table:table-cell>
          <table:table-cell table:number-columns-repeated="4"/>
          <table:table-cell table:style-name="ce7" office:value-type="float" office:value="120" calcext:value-type="float">
            <text:p>120</text:p>
          </table:table-cell>
          <table:table-cell table:style-name="ce7" table:formula="of:=[.G14]" office:value-type="float" office:value="8.173" calcext:value-type="float">
            <text:p>8</text:p>
          </table:table-cell>
          <table:table-cell table:style-name="ce7" table:formula="of:=[.G35]" office:value-type="float" office:value="0.193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float" office:value="3159" calcext:value-type="float">
            <text:p>3159.00</text:p>
          </table:table-cell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0.258" calcext:value-type="float">
            <text:p>0.258</text:p>
          </table:table-cell>
          <table:table-cell office:value-type="float" office:value="249" calcext:value-type="float">
            <text:p>249.00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176" calcext:value-type="float">
            <text:p>0.176</text:p>
          </table:table-cell>
          <table:table-cell table:number-columns-repeated="4"/>
          <table:table-cell table:style-name="ce7" office:value-type="float" office:value="130" calcext:value-type="float">
            <text:p>130</text:p>
          </table:table-cell>
          <table:table-cell table:style-name="ce7" table:formula="of:=[.G15]" office:value-type="float" office:value="8.858" calcext:value-type="float">
            <text:p>9</text:p>
          </table:table-cell>
          <table:table-cell table:style-name="ce7" table:formula="of:=[.G36]" office:value-type="float" office:value="0.176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float" office:value="3420" calcext:value-type="float">
            <text:p>3420.00</text:p>
          </table:table-cell>
          <table:table-cell table:style-name="ce3" office:value-type="float" office:value="0.053" calcext:value-type="float">
            <text:p>0.053</text:p>
          </table:table-cell>
          <table:table-cell table:style-name="ce3" office:value-type="float" office:value="0.265" calcext:value-type="float">
            <text:p>0.265</text:p>
          </table:table-cell>
          <table:table-cell office:value-type="float" office:value="261" calcext:value-type="float">
            <text:p>261.00</text:p>
          </table:table-cell>
          <table:table-cell table:style-name="ce3" office:value-type="float" office:value="0.07" calcext:value-type="float">
            <text:p>0.070</text:p>
          </table:table-cell>
          <table:table-cell table:style-name="ce3" office:value-type="float" office:value="0.335" calcext:value-type="float">
            <text:p>0.335</text:p>
          </table:table-cell>
          <table:table-cell table:number-columns-repeated="4"/>
          <table:table-cell table:style-name="ce7" office:value-type="float" office:value="140" calcext:value-type="float">
            <text:p>140</text:p>
          </table:table-cell>
          <table:table-cell table:style-name="ce7" table:formula="of:=[.G16]" office:value-type="float" office:value="10.277" calcext:value-type="float">
            <text:p>10</text:p>
          </table:table-cell>
          <table:table-cell table:style-name="ce7" table:formula="of:=[.G37]" office:value-type="float" office:value="0.335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float" office:value="3693" calcext:value-type="float">
            <text:p>3693.00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office:value-type="float" office:value="0.263" calcext:value-type="float">
            <text:p>0.263</text:p>
          </table:table-cell>
          <table:table-cell office:value-type="float" office:value="273" calcext:value-type="float">
            <text:p>273.00</text:p>
          </table:table-cell>
          <table:table-cell table:style-name="ce3" office:value-type="float" office:value="0.069" calcext:value-type="float">
            <text:p>0.069</text:p>
          </table:table-cell>
          <table:table-cell table:style-name="ce3" office:value-type="float" office:value="0.243" calcext:value-type="float">
            <text:p>0.243</text:p>
          </table:table-cell>
          <table:table-cell table:number-columns-repeated="4"/>
          <table:table-cell table:style-name="ce7" office:value-type="float" office:value="150" calcext:value-type="float">
            <text:p>150</text:p>
          </table:table-cell>
          <table:table-cell table:style-name="ce7" table:formula="of:=[.G17]" office:value-type="float" office:value="10.54" calcext:value-type="float">
            <text:p>11</text:p>
          </table:table-cell>
          <table:table-cell table:style-name="ce7" table:formula="of:=[.G38]" office:value-type="float" office:value="0.243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float" office:value="3950" calcext:value-type="float">
            <text:p>3950.00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office:value-type="float" office:value="0.26" calcext:value-type="float">
            <text:p>0.260</text:p>
          </table:table-cell>
          <table:table-cell office:value-type="float" office:value="257" calcext:value-type="float">
            <text:p>257.00</text:p>
          </table:table-cell>
          <table:table-cell table:style-name="ce3" office:value-type="float" office:value="0.053" calcext:value-type="float">
            <text:p>0.053</text:p>
          </table:table-cell>
          <table:table-cell table:style-name="ce3" office:value-type="float" office:value="0.214" calcext:value-type="float">
            <text:p>0.214</text:p>
          </table:table-cell>
          <table:table-cell table:number-columns-repeated="4"/>
          <table:table-cell table:style-name="ce7" office:value-type="float" office:value="160" calcext:value-type="float">
            <text:p>160</text:p>
          </table:table-cell>
          <table:table-cell table:style-name="ce7" table:formula="of:=[.G18]" office:value-type="float" office:value="9.681" calcext:value-type="float">
            <text:p>10</text:p>
          </table:table-cell>
          <table:table-cell table:style-name="ce7" table:formula="of:=[.G39]" office:value-type="float" office:value="0.214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float" office:value="4147" calcext:value-type="float">
            <text:p>4147.00</text:p>
          </table:table-cell>
          <table:table-cell table:style-name="ce3" office:value-type="float" office:value="0.053" calcext:value-type="float">
            <text:p>0.053</text:p>
          </table:table-cell>
          <table:table-cell table:style-name="ce3" office:value-type="float" office:value="0.255" calcext:value-type="float">
            <text:p>0.255</text:p>
          </table:table-cell>
          <table:table-cell office:value-type="float" office:value="197" calcext:value-type="float">
            <text:p>197.00</text:p>
          </table:table-cell>
          <table:table-cell table:style-name="ce3" office:value-type="float" office:value="0.029" calcext:value-type="float">
            <text:p>0.029</text:p>
          </table:table-cell>
          <table:table-cell table:style-name="ce3" office:value-type="float" office:value="0.128" calcext:value-type="float">
            <text:p>0.128</text:p>
          </table:table-cell>
          <table:table-cell table:number-columns-repeated="4"/>
          <table:table-cell table:style-name="ce7" office:value-type="float" office:value="170" calcext:value-type="float">
            <text:p>170</text:p>
          </table:table-cell>
          <table:table-cell table:style-name="ce7" table:formula="of:=[.G19]" office:value-type="float" office:value="8.546" calcext:value-type="float">
            <text:p>9</text:p>
          </table:table-cell>
          <table:table-cell table:style-name="ce7" table:formula="of:=[.G40]" office:value-type="float" office:value="0.128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80" calcext:value-type="float">
            <text:p>180</text:p>
          </table:table-cell>
          <table:table-cell office:value-type="float" office:value="4386" calcext:value-type="float">
            <text:p>4386.00</text:p>
          </table:table-cell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0.254" calcext:value-type="float">
            <text:p>0.254</text:p>
          </table:table-cell>
          <table:table-cell office:value-type="float" office:value="239" calcext:value-type="float">
            <text:p>239.00</text:p>
          </table:table-cell>
          <table:table-cell table:style-name="ce3" office:value-type="float" office:value="0.039" calcext:value-type="float">
            <text:p>0.039</text:p>
          </table:table-cell>
          <table:table-cell table:style-name="ce3" office:value-type="float" office:value="0.233" calcext:value-type="float">
            <text:p>0.233</text:p>
          </table:table-cell>
          <table:table-cell table:number-columns-repeated="4"/>
          <table:table-cell table:style-name="ce7" office:value-type="float" office:value="180" calcext:value-type="float">
            <text:p>180</text:p>
          </table:table-cell>
          <table:table-cell table:style-name="ce7" table:formula="of:=[.G20]" office:value-type="float" office:value="9.237" calcext:value-type="float">
            <text:p>9</text:p>
          </table:table-cell>
          <table:table-cell table:style-name="ce7" table:formula="of:=[.G41]" office:value-type="float" office:value="0.233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7" table:number-columns-repeated="4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10" office:value-type="string" calcext:value-type="string" table:number-columns-spanned="3" table:number-rows-spanned="1">
            <text:p>TOTAL SQRT(MEAN SQ) OVER TIME</text:p>
          </table:table-cell>
          <table:covered-table-cell table:style-name="ce10"/>
          <table:covered-table-cell table:style-name="ce4"/>
          <table:table-cell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DSCS</text:p>
          </table:table-cell>
          <table:table-cell table:style-name="ce4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0" calcext:value-type="float">
            <text:p>10</text:p>
          </table:table-cell>
          <table:table-cell table:style-name="ce7" table:formula="of:=[.D3]" office:value-type="float" office:value="10.272" calcext:value-type="float">
            <text:p>10</text:p>
          </table:table-cell>
          <table:table-cell table:style-name="ce7" table:formula="of:=[.D24]" office:value-type="float" office:value="0.256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20" calcext:value-type="float">
            <text:p>20</text:p>
          </table:table-cell>
          <table:table-cell table:style-name="ce7" table:formula="of:=[.D4]" office:value-type="float" office:value="9.696" calcext:value-type="float">
            <text:p>10</text:p>
          </table:table-cell>
          <table:table-cell table:style-name="ce7" table:formula="of:=[.D25]" office:value-type="float" office:value="0.28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30" calcext:value-type="float">
            <text:p>30</text:p>
          </table:table-cell>
          <table:table-cell table:style-name="ce7" table:formula="of:=[.D5]" office:value-type="float" office:value="9.637" calcext:value-type="float">
            <text:p>10</text:p>
          </table:table-cell>
          <table:table-cell table:style-name="ce7" table:formula="of:=[.D26]" office:value-type="float" office:value="0.272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40" calcext:value-type="float">
            <text:p>40</text:p>
          </table:table-cell>
          <table:table-cell table:style-name="ce7" table:formula="of:=[.D6]" office:value-type="float" office:value="9.674" calcext:value-type="float">
            <text:p>10</text:p>
          </table:table-cell>
          <table:table-cell table:style-name="ce7" table:formula="of:=[.D27]" office:value-type="float" office:value="0.253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50" calcext:value-type="float">
            <text:p>50</text:p>
          </table:table-cell>
          <table:table-cell table:style-name="ce7" table:formula="of:=[.D7]" office:value-type="float" office:value="9.814" calcext:value-type="float">
            <text:p>10</text:p>
          </table:table-cell>
          <table:table-cell table:style-name="ce7" table:formula="of:=[.D28]" office:value-type="float" office:value="0.242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60" calcext:value-type="float">
            <text:p>60</text:p>
          </table:table-cell>
          <table:table-cell table:style-name="ce7" table:formula="of:=[.D8]" office:value-type="float" office:value="9.697" calcext:value-type="float">
            <text:p>10</text:p>
          </table:table-cell>
          <table:table-cell table:style-name="ce7" table:formula="of:=[.D29]" office:value-type="float" office:value="0.305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70" calcext:value-type="float">
            <text:p>70</text:p>
          </table:table-cell>
          <table:table-cell table:style-name="ce7" table:formula="of:=[.D9]" office:value-type="float" office:value="9.505" calcext:value-type="float">
            <text:p>10</text:p>
          </table:table-cell>
          <table:table-cell table:style-name="ce7" table:formula="of:=[.D30]" office:value-type="float" office:value="0.3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80" calcext:value-type="float">
            <text:p>80</text:p>
          </table:table-cell>
          <table:table-cell table:style-name="ce7" table:formula="of:=[.D10]" office:value-type="float" office:value="9.446" calcext:value-type="float">
            <text:p>9</text:p>
          </table:table-cell>
          <table:table-cell table:style-name="ce7" table:formula="of:=[.D31]" office:value-type="float" office:value="0.289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90" calcext:value-type="float">
            <text:p>90</text:p>
          </table:table-cell>
          <table:table-cell table:style-name="ce7" table:formula="of:=[.D11]" office:value-type="float" office:value="9.355" calcext:value-type="float">
            <text:p>9</text:p>
          </table:table-cell>
          <table:table-cell table:style-name="ce7" table:formula="of:=[.D32]" office:value-type="float" office:value="0.283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00" calcext:value-type="float">
            <text:p>100</text:p>
          </table:table-cell>
          <table:table-cell table:style-name="ce7" table:formula="of:=[.D12]" office:value-type="float" office:value="9.249" calcext:value-type="float">
            <text:p>9</text:p>
          </table:table-cell>
          <table:table-cell table:style-name="ce7" table:formula="of:=[.D33]" office:value-type="float" office:value="0.275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10" calcext:value-type="float">
            <text:p>110</text:p>
          </table:table-cell>
          <table:table-cell table:style-name="ce7" table:formula="of:=[.D13]" office:value-type="float" office:value="9.15" calcext:value-type="float">
            <text:p>9</text:p>
          </table:table-cell>
          <table:table-cell table:style-name="ce7" table:formula="of:=[.D34]" office:value-type="float" office:value="0.269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20" calcext:value-type="float">
            <text:p>120</text:p>
          </table:table-cell>
          <table:table-cell table:style-name="ce7" table:formula="of:=[.D14]" office:value-type="float" office:value="9.073" calcext:value-type="float">
            <text:p>9</text:p>
          </table:table-cell>
          <table:table-cell table:style-name="ce7" table:formula="of:=[.D35]" office:value-type="float" office:value="0.264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30" calcext:value-type="float">
            <text:p>130</text:p>
          </table:table-cell>
          <table:table-cell table:style-name="ce7" table:formula="of:=[.D15]" office:value-type="float" office:value="9.056" calcext:value-type="float">
            <text:p>9</text:p>
          </table:table-cell>
          <table:table-cell table:style-name="ce7" table:formula="of:=[.D36]" office:value-type="float" office:value="0.258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40" calcext:value-type="float">
            <text:p>140</text:p>
          </table:table-cell>
          <table:table-cell table:style-name="ce7" table:formula="of:=[.D16]" office:value-type="float" office:value="9.155" calcext:value-type="float">
            <text:p>9</text:p>
          </table:table-cell>
          <table:table-cell table:style-name="ce7" table:formula="of:=[.D37]" office:value-type="float" office:value="0.265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50" calcext:value-type="float">
            <text:p>150</text:p>
          </table:table-cell>
          <table:table-cell table:style-name="ce7" table:formula="of:=[.D17]" office:value-type="float" office:value="9.263" calcext:value-type="float">
            <text:p>9</text:p>
          </table:table-cell>
          <table:table-cell table:style-name="ce7" table:formula="of:=[.D38]" office:value-type="float" office:value="0.263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60" calcext:value-type="float">
            <text:p>160</text:p>
          </table:table-cell>
          <table:table-cell table:style-name="ce7" table:formula="of:=[.D18]" office:value-type="float" office:value="9.291" calcext:value-type="float">
            <text:p>9</text:p>
          </table:table-cell>
          <table:table-cell table:style-name="ce7" table:formula="of:=[.D39]" office:value-type="float" office:value="0.26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70" calcext:value-type="float">
            <text:p>170</text:p>
          </table:table-cell>
          <table:table-cell table:style-name="ce7" table:formula="of:=[.D19]" office:value-type="float" office:value="9.257" calcext:value-type="float">
            <text:p>9</text:p>
          </table:table-cell>
          <table:table-cell table:style-name="ce7" table:formula="of:=[.D40]" office:value-type="float" office:value="0.255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80" calcext:value-type="float">
            <text:p>180</text:p>
          </table:table-cell>
          <table:table-cell table:style-name="ce7" table:formula="of:=[.D20]" office:value-type="float" office:value="9.255" calcext:value-type="float">
            <text:p>9</text:p>
          </table:table-cell>
          <table:table-cell table:style-name="ce7" table:formula="of:=[.D41]" office:value-type="float" office:value="0.254" calcext:value-type="float">
            <text:p>0</text:p>
          </table:table-cell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.15" table:style-name="ta1">
        <table:shapes>
          <draw:frame draw:z-index="0" draw:style-name="gr1" draw:text-style-name="P1" svg:width="15.999cm" svg:height="8.999cm" svg:x="25.504cm" svg:y="9.555cm">
            <draw:object draw:notify-on-update-of-ranges="'Traffic.15'.L24:'Traffic.15'.L41 'Traffic.15'.M23:'Traffic.15'.M23 'Traffic.15'.M24:'Traffic.15'.M41 'Traffic.15'.L24:'Traffic.15'.L41 'Traffic.15'.N23:'Traffic.15'.N23 'Traffic.15'.N24:'Traffic.15'.N4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.005cm" svg:height="9.004cm" svg:x="25.678cm" svg:y="19.974cm">
            <draw:object draw:notify-on-update-of-ranges="'Traffic.10'.L47:'Traffic.10'.L64 'Traffic.10'.M46:'Traffic.10'.M46 'Traffic.10'.M47:'Traffic.10'.M64 'Traffic.10'.L47:'Traffic.10'.L64 'Traffic.10'.N46:'Traffic.10'.N46 'Traffic.10'.N47:'Traffic.10'.N6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ce9"/>
        <table:table-column table:style-name="co11" table:default-cell-style-name="ce9"/>
        <table:table-column table:style-name="co5" table:default-cell-style-name="ce9"/>
        <table:table-column table:style-name="co13" table:default-cell-style-name="ce9"/>
        <table:table-column table:style-name="co3" table:number-columns-repeated="1010" table:default-cell-style-name="ce9"/>
        <table:table-row table:style-name="ro1">
          <table:table-cell table:style-name="ce4" office:value-type="string" calcext:value-type="string">
            <text:p>DSCS</text:p>
          </table:table-cell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12"/>
          <table:table-cell table:style-name="ce10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2"/>
          <table:table-cell table:number-columns-repeated="1017"/>
        </table:table-row>
        <table:table-row table:style-name="ro1">
          <table:table-cell table:style-name="ce7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4" office:value-type="string" calcext:value-type="string">
            <text:p>PHASE</text:p>
          </table:table-cell>
          <table:table-cell table:style-name="ce4" office:value-type="string" calcext:value-type="string">
            <text:p><text:s/>LENGTH</text:p>
          </table:table-cell>
          <table:table-cell table:style-name="ce21"/>
          <table:table-cell table:style-name="ce10" office:value-type="string" calcext:value-type="string" table:number-columns-spanned="3" table:number-rows-spanned="1">
            <text:p>Distribution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344" calcext:value-type="float">
            <text:p>344</text:p>
          </table:table-cell>
          <table:table-cell table:style-name="ce13" office:value-type="float" office:value="9.265" calcext:value-type="float">
            <text:p>9,265</text:p>
          </table:table-cell>
          <table:table-cell table:style-name="ce13" office:value-type="float" office:value="11.386" calcext:value-type="float">
            <text:p>11,386</text:p>
          </table:table-cell>
          <table:table-cell table:style-name="ce6" office:value-type="float" office:value="344" calcext:value-type="float">
            <text:p>344</text:p>
          </table:table-cell>
          <table:table-cell table:style-name="ce13" office:value-type="float" office:value="9.265" calcext:value-type="float">
            <text:p>9,265</text:p>
          </table:table-cell>
          <table:table-cell table:style-name="ce13" office:value-type="float" office:value="11.386" calcext:value-type="float">
            <text:p>11,386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15" office:value-type="float" office:value="6" calcext:value-type="float">
            <text:p>6.0</text:p>
          </table:table-cell>
          <table:table-cell table:style-name="ce14"/>
          <table:table-cell office:value-type="string" calcext:value-type="string">
            <text:p>NORTH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15</text:p>
          </table:table-cell>
          <table:table-cell table:number-columns-repeated="1010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709" calcext:value-type="float">
            <text:p>709</text:p>
          </table:table-cell>
          <table:table-cell table:style-name="ce13" office:value-type="float" office:value="10.958" calcext:value-type="float">
            <text:p>10,958</text:p>
          </table:table-cell>
          <table:table-cell table:style-name="ce13" office:value-type="float" office:value="13.287" calcext:value-type="float">
            <text:p>13,287</text:p>
          </table:table-cell>
          <table:table-cell table:style-name="ce6" office:value-type="float" office:value="365" calcext:value-type="float">
            <text:p>365</text:p>
          </table:table-cell>
          <table:table-cell table:style-name="ce13" office:value-type="float" office:value="12.553" calcext:value-type="float">
            <text:p>12,553</text:p>
          </table:table-cell>
          <table:table-cell table:style-name="ce13" office:value-type="float" office:value="14.858" calcext:value-type="float">
            <text:p>14,858</text:p>
          </table:table-cell>
          <table:table-cell/>
          <table:table-cell office:value-type="float" office:value="2" calcext:value-type="float">
            <text:p>2.00</text:p>
          </table:table-cell>
          <table:table-cell table:style-name="ce15" office:value-type="float" office:value="5" calcext:value-type="float">
            <text:p>5.0</text:p>
          </table:table-cell>
          <table:table-cell table:style-name="ce14"/>
          <table:table-cell office:value-type="string" calcext:value-type="string">
            <text:p>SOUTH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15</text:p>
          </table:table-cell>
          <table:table-cell table:number-columns-repeated="1010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1102" calcext:value-type="float">
            <text:p>1102</text:p>
          </table:table-cell>
          <table:table-cell table:style-name="ce13" office:value-type="float" office:value="11.167" calcext:value-type="float">
            <text:p>11,167</text:p>
          </table:table-cell>
          <table:table-cell table:style-name="ce13" office:value-type="float" office:value="13.52" calcext:value-type="float">
            <text:p>13,520</text:p>
          </table:table-cell>
          <table:table-cell table:style-name="ce6" office:value-type="float" office:value="393" calcext:value-type="float">
            <text:p>393</text:p>
          </table:table-cell>
          <table:table-cell table:style-name="ce13" office:value-type="float" office:value="11.545" calcext:value-type="float">
            <text:p>11,545</text:p>
          </table:table-cell>
          <table:table-cell table:style-name="ce13" office:value-type="float" office:value="13.93" calcext:value-type="float">
            <text:p>13,930</text:p>
          </table:table-cell>
          <table:table-cell/>
          <table:table-cell office:value-type="float" office:value="3" calcext:value-type="float">
            <text:p>3.00</text:p>
          </table:table-cell>
          <table:table-cell table:style-name="ce15" office:value-type="float" office:value="6" calcext:value-type="float">
            <text:p>6.0</text:p>
          </table:table-cell>
          <table:table-cell table:style-name="ce14"/>
          <table:table-cell office:value-type="string" calcext:value-type="string">
            <text:p>EAST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15</text:p>
          </table:table-cell>
          <table:table-cell table:number-columns-repeated="1010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470" calcext:value-type="float">
            <text:p>1470</text:p>
          </table:table-cell>
          <table:table-cell table:style-name="ce13" office:value-type="float" office:value="11.384" calcext:value-type="float">
            <text:p>11,384</text:p>
          </table:table-cell>
          <table:table-cell table:style-name="ce13" office:value-type="float" office:value="13.897" calcext:value-type="float">
            <text:p>13,897</text:p>
          </table:table-cell>
          <table:table-cell table:style-name="ce6" office:value-type="float" office:value="368" calcext:value-type="float">
            <text:p>368</text:p>
          </table:table-cell>
          <table:table-cell table:style-name="ce13" office:value-type="float" office:value="12.033" calcext:value-type="float">
            <text:p>12,033</text:p>
          </table:table-cell>
          <table:table-cell table:style-name="ce13" office:value-type="float" office:value="14.97" calcext:value-type="float">
            <text:p>14,970</text:p>
          </table:table-cell>
          <table:table-cell/>
          <table:table-cell office:value-type="float" office:value="4" calcext:value-type="float">
            <text:p>4.00</text:p>
          </table:table-cell>
          <table:table-cell table:style-name="ce15" office:value-type="float" office:value="5" calcext:value-type="float">
            <text:p>5.0</text:p>
          </table:table-cell>
          <table:table-cell table:style-name="ce14"/>
          <table:table-cell office:value-type="string" calcext:value-type="string">
            <text:p>WEST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15</text:p>
          </table:table-cell>
          <table:table-cell table:number-columns-repeated="1010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1831" calcext:value-type="float">
            <text:p>1831</text:p>
          </table:table-cell>
          <table:table-cell table:style-name="ce13" office:value-type="float" office:value="11.183" calcext:value-type="float">
            <text:p>11,183</text:p>
          </table:table-cell>
          <table:table-cell table:style-name="ce13" office:value-type="float" office:value="13.654" calcext:value-type="float">
            <text:p>13,654</text:p>
          </table:table-cell>
          <table:table-cell table:style-name="ce6" office:value-type="float" office:value="361" calcext:value-type="float">
            <text:p>361</text:p>
          </table:table-cell>
          <table:table-cell table:style-name="ce13" office:value-type="float" office:value="10.366" calcext:value-type="float">
            <text:p>10,366</text:p>
          </table:table-cell>
          <table:table-cell table:style-name="ce13" office:value-type="float" office:value="12.617" calcext:value-type="float">
            <text:p>12,617</text:p>
          </table:table-cell>
          <table:table-cell/>
          <table:table-cell office:value-type="string" calcext:value-type="string">
            <text:p>IDLE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2194" calcext:value-type="float">
            <text:p>2194</text:p>
          </table:table-cell>
          <table:table-cell table:style-name="ce13" office:value-type="float" office:value="11.026" calcext:value-type="float">
            <text:p>11,026</text:p>
          </table:table-cell>
          <table:table-cell table:style-name="ce13" office:value-type="float" office:value="13.417" calcext:value-type="float">
            <text:p>13,417</text:p>
          </table:table-cell>
          <table:table-cell table:style-name="ce6" office:value-type="float" office:value="363" calcext:value-type="float">
            <text:p>363</text:p>
          </table:table-cell>
          <table:table-cell table:style-name="ce13" office:value-type="float" office:value="10.232" calcext:value-type="float">
            <text:p>10,232</text:p>
          </table:table-cell>
          <table:table-cell table:style-name="ce13" office:value-type="float" office:value="12.152" calcext:value-type="float">
            <text:p>12,152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2533" calcext:value-type="float">
            <text:p>2533</text:p>
          </table:table-cell>
          <table:table-cell table:style-name="ce13" office:value-type="float" office:value="10.85" calcext:value-type="float">
            <text:p>10,850</text:p>
          </table:table-cell>
          <table:table-cell table:style-name="ce13" office:value-type="float" office:value="13.285" calcext:value-type="float">
            <text:p>13,285</text:p>
          </table:table-cell>
          <table:table-cell table:style-name="ce6" office:value-type="float" office:value="339" calcext:value-type="float">
            <text:p>339</text:p>
          </table:table-cell>
          <table:table-cell table:style-name="ce13" office:value-type="float" office:value="9.713" calcext:value-type="float">
            <text:p>9,713</text:p>
          </table:table-cell>
          <table:table-cell table:style-name="ce13" office:value-type="float" office:value="12.391" calcext:value-type="float">
            <text:p>12,391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2891" calcext:value-type="float">
            <text:p>2891</text:p>
          </table:table-cell>
          <table:table-cell table:style-name="ce13" office:value-type="float" office:value="10.916" calcext:value-type="float">
            <text:p>10,916</text:p>
          </table:table-cell>
          <table:table-cell table:style-name="ce13" office:value-type="float" office:value="13.342" calcext:value-type="float">
            <text:p>13,342</text:p>
          </table:table-cell>
          <table:table-cell table:style-name="ce6" office:value-type="float" office:value="358" calcext:value-type="float">
            <text:p>358</text:p>
          </table:table-cell>
          <table:table-cell table:style-name="ce13" office:value-type="float" office:value="11.382" calcext:value-type="float">
            <text:p>11,382</text:p>
          </table:table-cell>
          <table:table-cell table:style-name="ce13" office:value-type="float" office:value="13.744" calcext:value-type="float">
            <text:p>13,744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3232" calcext:value-type="float">
            <text:p>3232</text:p>
          </table:table-cell>
          <table:table-cell table:style-name="ce13" office:value-type="float" office:value="10.779" calcext:value-type="float">
            <text:p>10,779</text:p>
          </table:table-cell>
          <table:table-cell table:style-name="ce13" office:value-type="float" office:value="13.237" calcext:value-type="float">
            <text:p>13,237</text:p>
          </table:table-cell>
          <table:table-cell table:style-name="ce6" office:value-type="float" office:value="341" calcext:value-type="float">
            <text:p>341</text:p>
          </table:table-cell>
          <table:table-cell table:style-name="ce13" office:value-type="float" office:value="9.62" calcext:value-type="float">
            <text:p>9,620</text:p>
          </table:table-cell>
          <table:table-cell table:style-name="ce13" office:value-type="float" office:value="12.304" calcext:value-type="float">
            <text:p>12,304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601" calcext:value-type="float">
            <text:p>3601</text:p>
          </table:table-cell>
          <table:table-cell table:style-name="ce13" office:value-type="float" office:value="10.773" calcext:value-type="float">
            <text:p>10,773</text:p>
          </table:table-cell>
          <table:table-cell table:style-name="ce13" office:value-type="float" office:value="13.219" calcext:value-type="float">
            <text:p>13,219</text:p>
          </table:table-cell>
          <table:table-cell table:style-name="ce6" office:value-type="float" office:value="369" calcext:value-type="float">
            <text:p>369</text:p>
          </table:table-cell>
          <table:table-cell table:style-name="ce13" office:value-type="float" office:value="10.713" calcext:value-type="float">
            <text:p>10,713</text:p>
          </table:table-cell>
          <table:table-cell table:style-name="ce13" office:value-type="float" office:value="13.064" calcext:value-type="float">
            <text:p>13,064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955" calcext:value-type="float">
            <text:p>3955</text:p>
          </table:table-cell>
          <table:table-cell table:style-name="ce13" office:value-type="float" office:value="10.855" calcext:value-type="float">
            <text:p>10,855</text:p>
          </table:table-cell>
          <table:table-cell table:style-name="ce13" office:value-type="float" office:value="13.301" calcext:value-type="float">
            <text:p>13,301</text:p>
          </table:table-cell>
          <table:table-cell table:style-name="ce6" office:value-type="float" office:value="354" calcext:value-type="float">
            <text:p>354</text:p>
          </table:table-cell>
          <table:table-cell table:style-name="ce13" office:value-type="float" office:value="11.694" calcext:value-type="float">
            <text:p>11,694</text:p>
          </table:table-cell>
          <table:table-cell table:style-name="ce13" office:value-type="float" office:value="14.108" calcext:value-type="float">
            <text:p>14,108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4328" calcext:value-type="float">
            <text:p>4328</text:p>
          </table:table-cell>
          <table:table-cell table:style-name="ce13" office:value-type="float" office:value="10.947" calcext:value-type="float">
            <text:p>10,947</text:p>
          </table:table-cell>
          <table:table-cell table:style-name="ce13" office:value-type="float" office:value="13.469" calcext:value-type="float">
            <text:p>13,469</text:p>
          </table:table-cell>
          <table:table-cell table:style-name="ce6" office:value-type="float" office:value="373" calcext:value-type="float">
            <text:p>373</text:p>
          </table:table-cell>
          <table:table-cell table:style-name="ce13" office:value-type="float" office:value="11.926" calcext:value-type="float">
            <text:p>11,926</text:p>
          </table:table-cell>
          <table:table-cell table:style-name="ce13" office:value-type="float" office:value="15.139" calcext:value-type="float">
            <text:p>15,139</text:p>
          </table:table-cell>
          <table:table-cell table:number-columns-repeated="1017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4742" calcext:value-type="float">
            <text:p>4742</text:p>
          </table:table-cell>
          <table:table-cell table:style-name="ce13" office:value-type="float" office:value="11.058" calcext:value-type="float">
            <text:p>11,058</text:p>
          </table:table-cell>
          <table:table-cell table:style-name="ce13" office:value-type="float" office:value="13.605" calcext:value-type="float">
            <text:p>13,605</text:p>
          </table:table-cell>
          <table:table-cell table:style-name="ce6" office:value-type="float" office:value="414" calcext:value-type="float">
            <text:p>414</text:p>
          </table:table-cell>
          <table:table-cell table:style-name="ce13" office:value-type="float" office:value="12.218" calcext:value-type="float">
            <text:p>12,218</text:p>
          </table:table-cell>
          <table:table-cell table:style-name="ce13" office:value-type="float" office:value="14.95" calcext:value-type="float">
            <text:p>14,950</text:p>
          </table:table-cell>
          <table:table-cell table:number-columns-repeated="1017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5103" calcext:value-type="float">
            <text:p>5103</text:p>
          </table:table-cell>
          <table:table-cell table:style-name="ce13" office:value-type="float" office:value="11.138" calcext:value-type="float">
            <text:p>11,138</text:p>
          </table:table-cell>
          <table:table-cell table:style-name="ce13" office:value-type="float" office:value="13.668" calcext:value-type="float">
            <text:p>13,668</text:p>
          </table:table-cell>
          <table:table-cell table:style-name="ce6" office:value-type="float" office:value="361" calcext:value-type="float">
            <text:p>361</text:p>
          </table:table-cell>
          <table:table-cell table:style-name="ce13" office:value-type="float" office:value="12.18" calcext:value-type="float">
            <text:p>12,180</text:p>
          </table:table-cell>
          <table:table-cell table:style-name="ce13" office:value-type="float" office:value="14.474" calcext:value-type="float">
            <text:p>14,474</text:p>
          </table:table-cell>
          <table:table-cell table:number-columns-repeated="1017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5441" calcext:value-type="float">
            <text:p>5441</text:p>
          </table:table-cell>
          <table:table-cell table:style-name="ce13" office:value-type="float" office:value="11.035" calcext:value-type="float">
            <text:p>11,035</text:p>
          </table:table-cell>
          <table:table-cell table:style-name="ce13" office:value-type="float" office:value="13.544" calcext:value-type="float">
            <text:p>13,544</text:p>
          </table:table-cell>
          <table:table-cell table:style-name="ce6" office:value-type="float" office:value="338" calcext:value-type="float">
            <text:p>338</text:p>
          </table:table-cell>
          <table:table-cell table:style-name="ce13" office:value-type="float" office:value="9.489" calcext:value-type="float">
            <text:p>9,489</text:p>
          </table:table-cell>
          <table:table-cell table:style-name="ce13" office:value-type="float" office:value="11.508" calcext:value-type="float">
            <text:p>11,508</text:p>
          </table:table-cell>
          <table:table-cell table:number-columns-repeated="1017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5785" calcext:value-type="float">
            <text:p>5785</text:p>
          </table:table-cell>
          <table:table-cell table:style-name="ce13" office:value-type="float" office:value="10.966" calcext:value-type="float">
            <text:p>10,966</text:p>
          </table:table-cell>
          <table:table-cell table:style-name="ce13" office:value-type="float" office:value="13.456" calcext:value-type="float">
            <text:p>13,456</text:p>
          </table:table-cell>
          <table:table-cell table:style-name="ce6" office:value-type="float" office:value="344" calcext:value-type="float">
            <text:p>344</text:p>
          </table:table-cell>
          <table:table-cell table:style-name="ce13" office:value-type="float" office:value="9.874" calcext:value-type="float">
            <text:p>9,874</text:p>
          </table:table-cell>
          <table:table-cell table:style-name="ce13" office:value-type="float" office:value="11.973" calcext:value-type="float">
            <text:p>11,973</text:p>
          </table:table-cell>
          <table:table-cell table:number-columns-repeated="1017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153" calcext:value-type="float">
            <text:p>6153</text:p>
          </table:table-cell>
          <table:table-cell table:style-name="ce13" office:value-type="float" office:value="10.96" calcext:value-type="float">
            <text:p>10,960</text:p>
          </table:table-cell>
          <table:table-cell table:style-name="ce13" office:value-type="float" office:value="13.437" calcext:value-type="float">
            <text:p>13,437</text:p>
          </table:table-cell>
          <table:table-cell table:style-name="ce6" office:value-type="float" office:value="368" calcext:value-type="float">
            <text:p>368</text:p>
          </table:table-cell>
          <table:table-cell table:style-name="ce13" office:value-type="float" office:value="10.865" calcext:value-type="float">
            <text:p>10,865</text:p>
          </table:table-cell>
          <table:table-cell table:style-name="ce13" office:value-type="float" office:value="13.138" calcext:value-type="float">
            <text:p>13,138</text:p>
          </table:table-cell>
          <table:table-cell table:number-columns-repeated="1017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6497" calcext:value-type="float">
            <text:p>6497</text:p>
          </table:table-cell>
          <table:table-cell table:style-name="ce13" office:value-type="float" office:value="10.93" calcext:value-type="float">
            <text:p>10,930</text:p>
          </table:table-cell>
          <table:table-cell table:style-name="ce13" office:value-type="float" office:value="13.409" calcext:value-type="float">
            <text:p>13,409</text:p>
          </table:table-cell>
          <table:table-cell table:style-name="ce6" office:value-type="float" office:value="344" calcext:value-type="float">
            <text:p>344</text:p>
          </table:table-cell>
          <table:table-cell table:style-name="ce13" office:value-type="float" office:value="10.395" calcext:value-type="float">
            <text:p>10,395</text:p>
          </table:table-cell>
          <table:table-cell table:style-name="ce13" office:value-type="float" office:value="12.891" calcext:value-type="float">
            <text:p>12,891</text:p>
          </table:table-cell>
          <table:table-cell table:number-columns-repeated="1017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SAD</text:p>
          </table:table-cell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12"/>
          <table:table-cell table:style-name="ce10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2"/>
          <table:table-cell table:number-columns-repeated="4"/>
          <table:table-cell table:style-name="ce10" office:value-type="string" calcext:value-type="string" table:number-columns-spanned="3" table:number-rows-spanned="1">
            <text:p>SQRT(MEAN SQ) 10 MIN INTERVAL</text:p>
          </table:table-cell>
          <table:covered-table-cell table:style-name="ce19"/>
          <table:covered-table-cell table:style-name="ce4"/>
          <table:table-cell table:number-columns-repeated="1010"/>
        </table:table-row>
        <table:table-row table:style-name="ro1">
          <table:table-cell table:style-name="ce7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4" office:value-type="string" calcext:value-type="string">
            <text:p>DETECTOR RANGE</text:p>
          </table:table-cell>
          <table:table-cell table:style-name="ce20" office:value-type="float" office:value="70" calcext:value-type="float">
            <text:p>70</text:p>
          </table:table-cell>
          <table:table-cell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DSCS</text:p>
          </table:table-cell>
          <table:table-cell table:style-name="ce4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float" office:value="352" calcext:value-type="float">
            <text:p>352.00</text:p>
          </table:table-cell>
          <table:table-cell table:style-name="ce3" office:value-type="float" office:value="0.078" calcext:value-type="float">
            <text:p>0.078</text:p>
          </table:table-cell>
          <table:table-cell table:style-name="ce3" office:value-type="float" office:value="0.31" calcext:value-type="float">
            <text:p>0.310</text:p>
          </table:table-cell>
          <table:table-cell office:value-type="float" office:value="352" calcext:value-type="float">
            <text:p>352.00</text:p>
          </table:table-cell>
          <table:table-cell table:style-name="ce3" office:value-type="float" office:value="0.078" calcext:value-type="float">
            <text:p>0.078</text:p>
          </table:table-cell>
          <table:table-cell table:style-name="ce3" office:value-type="float" office:value="0.31" calcext:value-type="float">
            <text:p>0.310</text:p>
          </table:table-cell>
          <table:table-cell table:number-columns-repeated="4"/>
          <table:table-cell table:style-name="ce7" office:value-type="float" office:value="10" calcext:value-type="float">
            <text:p>10</text:p>
          </table:table-cell>
          <table:table-cell table:style-name="ce7" table:formula="of:=[.G3]" office:value-type="float" office:value="11.386" calcext:value-type="float">
            <text:p>11</text:p>
          </table:table-cell>
          <table:table-cell table:style-name="ce7" table:formula="of:=[.G24]" office:value-type="float" office:value="0.31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float" office:value="717" calcext:value-type="float">
            <text:p>717.00</text:p>
          </table:table-cell>
          <table:table-cell table:style-name="ce3" office:value-type="float" office:value="0.067" calcext:value-type="float">
            <text:p>0.067</text:p>
          </table:table-cell>
          <table:table-cell table:style-name="ce3" office:value-type="float" office:value="0.264" calcext:value-type="float">
            <text:p>0.264</text:p>
          </table:table-cell>
          <table:table-cell office:value-type="float" office:value="365" calcext:value-type="float">
            <text:p>365.00</text:p>
          </table:table-cell>
          <table:table-cell table:style-name="ce3" office:value-type="float" office:value="0.057" calcext:value-type="float">
            <text:p>0.057</text:p>
          </table:table-cell>
          <table:table-cell table:style-name="ce3" office:value-type="float" office:value="0.209" calcext:value-type="float">
            <text:p>0.209</text:p>
          </table:table-cell>
          <table:table-cell table:number-columns-repeated="4"/>
          <table:table-cell table:style-name="ce7" office:value-type="float" office:value="20" calcext:value-type="float">
            <text:p>20</text:p>
          </table:table-cell>
          <table:table-cell table:style-name="ce7" table:formula="of:=[.G4]" office:value-type="float" office:value="14.858" calcext:value-type="float">
            <text:p>15</text:p>
          </table:table-cell>
          <table:table-cell table:style-name="ce7" table:formula="of:=[.G25]" office:value-type="float" office:value="0.209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float" office:value="1104" calcext:value-type="float">
            <text:p>1104.00</text:p>
          </table:table-cell>
          <table:table-cell table:style-name="ce3" office:value-type="float" office:value="0.069" calcext:value-type="float">
            <text:p>0.069</text:p>
          </table:table-cell>
          <table:table-cell table:style-name="ce3" office:value-type="float" office:value="0.262" calcext:value-type="float">
            <text:p>0.262</text:p>
          </table:table-cell>
          <table:table-cell office:value-type="float" office:value="387" calcext:value-type="float">
            <text:p>387.00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0.26" calcext:value-type="float">
            <text:p>0.260</text:p>
          </table:table-cell>
          <table:table-cell table:number-columns-repeated="4"/>
          <table:table-cell table:style-name="ce7" office:value-type="float" office:value="30" calcext:value-type="float">
            <text:p>30</text:p>
          </table:table-cell>
          <table:table-cell table:style-name="ce7" table:formula="of:=[.G5]" office:value-type="float" office:value="13.93" calcext:value-type="float">
            <text:p>14</text:p>
          </table:table-cell>
          <table:table-cell table:style-name="ce7" table:formula="of:=[.G26]" office:value-type="float" office:value="0.26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1473" calcext:value-type="float">
            <text:p>1473.00</text:p>
          </table:table-cell>
          <table:table-cell table:style-name="ce3" office:value-type="float" office:value="0.07" calcext:value-type="float">
            <text:p>0.070</text:p>
          </table:table-cell>
          <table:table-cell table:style-name="ce3" office:value-type="float" office:value="0.27" calcext:value-type="float">
            <text:p>0.270</text:p>
          </table:table-cell>
          <table:table-cell office:value-type="float" office:value="369" calcext:value-type="float">
            <text:p>369.00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291" calcext:value-type="float">
            <text:p>0.291</text:p>
          </table:table-cell>
          <table:table-cell table:number-columns-repeated="4"/>
          <table:table-cell table:style-name="ce7" office:value-type="float" office:value="40" calcext:value-type="float">
            <text:p>40</text:p>
          </table:table-cell>
          <table:table-cell table:style-name="ce7" table:formula="of:=[.G6]" office:value-type="float" office:value="14.97" calcext:value-type="float">
            <text:p>15</text:p>
          </table:table-cell>
          <table:table-cell table:style-name="ce7" table:formula="of:=[.G27]" office:value-type="float" office:value="0.291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float" office:value="1836" calcext:value-type="float">
            <text:p>1836.00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0.28" calcext:value-type="float">
            <text:p>0.280</text:p>
          </table:table-cell>
          <table:table-cell office:value-type="float" office:value="363" calcext:value-type="float">
            <text:p>363.00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0.316" calcext:value-type="float">
            <text:p>0.316</text:p>
          </table:table-cell>
          <table:table-cell table:number-columns-repeated="4"/>
          <table:table-cell table:style-name="ce7" office:value-type="float" office:value="50" calcext:value-type="float">
            <text:p>50</text:p>
          </table:table-cell>
          <table:table-cell table:style-name="ce7" table:formula="of:=[.G7]" office:value-type="float" office:value="12.617" calcext:value-type="float">
            <text:p>13</text:p>
          </table:table-cell>
          <table:table-cell table:style-name="ce7" table:formula="of:=[.G28]" office:value-type="float" office:value="0.316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float" office:value="2200" calcext:value-type="float">
            <text:p>2200.00</text:p>
          </table:table-cell>
          <table:table-cell table:style-name="ce3" office:value-type="float" office:value="0.069" calcext:value-type="float">
            <text:p>0.069</text:p>
          </table:table-cell>
          <table:table-cell table:style-name="ce3" office:value-type="float" office:value="0.273" calcext:value-type="float">
            <text:p>0.273</text:p>
          </table:table-cell>
          <table:table-cell office:value-type="float" office:value="364" calcext:value-type="float">
            <text:p>364.00</text:p>
          </table:table-cell>
          <table:table-cell table:style-name="ce3" office:value-type="float" office:value="0.06" calcext:value-type="float">
            <text:p>0.060</text:p>
          </table:table-cell>
          <table:table-cell table:style-name="ce3" office:value-type="float" office:value="0.237" calcext:value-type="float">
            <text:p>0.237</text:p>
          </table:table-cell>
          <table:table-cell table:number-columns-repeated="4"/>
          <table:table-cell table:style-name="ce7" office:value-type="float" office:value="60" calcext:value-type="float">
            <text:p>60</text:p>
          </table:table-cell>
          <table:table-cell table:style-name="ce7" table:formula="of:=[.G8]" office:value-type="float" office:value="12.152" calcext:value-type="float">
            <text:p>12</text:p>
          </table:table-cell>
          <table:table-cell table:style-name="ce7" table:formula="of:=[.G29]" office:value-type="float" office:value="0.237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float" office:value="2534" calcext:value-type="float">
            <text:p>2534.00</text:p>
          </table:table-cell>
          <table:table-cell table:style-name="ce3" office:value-type="float" office:value="0.068" calcext:value-type="float">
            <text:p>0.068</text:p>
          </table:table-cell>
          <table:table-cell table:style-name="ce3" office:value-type="float" office:value="0.266" calcext:value-type="float">
            <text:p>0.266</text:p>
          </table:table-cell>
          <table:table-cell office:value-type="float" office:value="334" calcext:value-type="float">
            <text:p>334.00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 office:value-type="float" office:value="0.217" calcext:value-type="float">
            <text:p>0.217</text:p>
          </table:table-cell>
          <table:table-cell table:number-columns-repeated="4"/>
          <table:table-cell table:style-name="ce7" office:value-type="float" office:value="70" calcext:value-type="float">
            <text:p>70</text:p>
          </table:table-cell>
          <table:table-cell table:style-name="ce7" table:formula="of:=[.G9]" office:value-type="float" office:value="12.391" calcext:value-type="float">
            <text:p>12</text:p>
          </table:table-cell>
          <table:table-cell table:style-name="ce7" table:formula="of:=[.G30]" office:value-type="float" office:value="0.217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float" office:value="2904" calcext:value-type="float">
            <text:p>2904.00</text:p>
          </table:table-cell>
          <table:table-cell table:style-name="ce3" office:value-type="float" office:value="0.068" calcext:value-type="float">
            <text:p>0.068</text:p>
          </table:table-cell>
          <table:table-cell table:style-name="ce3" office:value-type="float" office:value="0.264" calcext:value-type="float">
            <text:p>0.264</text:p>
          </table:table-cell>
          <table:table-cell office:value-type="float" office:value="370" calcext:value-type="float">
            <text:p>370.00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0.249" calcext:value-type="float">
            <text:p>0.249</text:p>
          </table:table-cell>
          <table:table-cell table:number-columns-repeated="4"/>
          <table:table-cell table:style-name="ce7" office:value-type="float" office:value="80" calcext:value-type="float">
            <text:p>80</text:p>
          </table:table-cell>
          <table:table-cell table:style-name="ce7" table:formula="of:=[.G10]" office:value-type="float" office:value="13.744" calcext:value-type="float">
            <text:p>14</text:p>
          </table:table-cell>
          <table:table-cell table:style-name="ce7" table:formula="of:=[.G31]" office:value-type="float" office:value="0.249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float" office:value="3237" calcext:value-type="float">
            <text:p>3237.00</text:p>
          </table:table-cell>
          <table:table-cell table:style-name="ce3" office:value-type="float" office:value="0.068" calcext:value-type="float">
            <text:p>0.068</text:p>
          </table:table-cell>
          <table:table-cell table:style-name="ce3" office:value-type="float" office:value="0.263" calcext:value-type="float">
            <text:p>0.263</text:p>
          </table:table-cell>
          <table:table-cell office:value-type="float" office:value="333" calcext:value-type="float">
            <text:p>333.00</text:p>
          </table:table-cell>
          <table:table-cell table:style-name="ce3" office:value-type="float" office:value="0.063" calcext:value-type="float">
            <text:p>0.063</text:p>
          </table:table-cell>
          <table:table-cell table:style-name="ce3" office:value-type="float" office:value="0.256" calcext:value-type="float">
            <text:p>0.256</text:p>
          </table:table-cell>
          <table:table-cell table:number-columns-repeated="4"/>
          <table:table-cell table:style-name="ce7" office:value-type="float" office:value="90" calcext:value-type="float">
            <text:p>90</text:p>
          </table:table-cell>
          <table:table-cell table:style-name="ce7" table:formula="of:=[.G11]" office:value-type="float" office:value="12.304" calcext:value-type="float">
            <text:p>12</text:p>
          </table:table-cell>
          <table:table-cell table:style-name="ce7" table:formula="of:=[.G32]" office:value-type="float" office:value="0.256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float" office:value="3607" calcext:value-type="float">
            <text:p>3607.00</text:p>
          </table:table-cell>
          <table:table-cell table:style-name="ce3" office:value-type="float" office:value="0.069" calcext:value-type="float">
            <text:p>0.069</text:p>
          </table:table-cell>
          <table:table-cell table:style-name="ce3" office:value-type="float" office:value="0.266" calcext:value-type="float">
            <text:p>0.266</text:p>
          </table:table-cell>
          <table:table-cell office:value-type="float" office:value="370" calcext:value-type="float">
            <text:p>370.00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.286" calcext:value-type="float">
            <text:p>0.286</text:p>
          </table:table-cell>
          <table:table-cell table:number-columns-repeated="4"/>
          <table:table-cell table:style-name="ce7" office:value-type="float" office:value="100" calcext:value-type="float">
            <text:p>100</text:p>
          </table:table-cell>
          <table:table-cell table:style-name="ce7" table:formula="of:=[.G12]" office:value-type="float" office:value="13.064" calcext:value-type="float">
            <text:p>13</text:p>
          </table:table-cell>
          <table:table-cell table:style-name="ce7" table:formula="of:=[.G33]" office:value-type="float" office:value="0.286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float" office:value="3964" calcext:value-type="float">
            <text:p>3964.00</text:p>
          </table:table-cell>
          <table:table-cell table:style-name="ce3" office:value-type="float" office:value="0.068" calcext:value-type="float">
            <text:p>0.068</text:p>
          </table:table-cell>
          <table:table-cell table:style-name="ce3" office:value-type="float" office:value="0.264" calcext:value-type="float">
            <text:p>0.264</text:p>
          </table:table-cell>
          <table:table-cell office:value-type="float" office:value="357" calcext:value-type="float">
            <text:p>357.00</text:p>
          </table:table-cell>
          <table:table-cell table:style-name="ce3" office:value-type="float" office:value="0.063" calcext:value-type="float">
            <text:p>0.063</text:p>
          </table:table-cell>
          <table:table-cell table:style-name="ce3" office:value-type="float" office:value="0.239" calcext:value-type="float">
            <text:p>0.239</text:p>
          </table:table-cell>
          <table:table-cell table:number-columns-repeated="4"/>
          <table:table-cell table:style-name="ce7" office:value-type="float" office:value="110" calcext:value-type="float">
            <text:p>110</text:p>
          </table:table-cell>
          <table:table-cell table:style-name="ce7" table:formula="of:=[.G13]" office:value-type="float" office:value="14.108" calcext:value-type="float">
            <text:p>14</text:p>
          </table:table-cell>
          <table:table-cell table:style-name="ce7" table:formula="of:=[.G34]" office:value-type="float" office:value="0.239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float" office:value="4330" calcext:value-type="float">
            <text:p>4330.00</text:p>
          </table:table-cell>
          <table:table-cell table:style-name="ce3" office:value-type="float" office:value="0.068" calcext:value-type="float">
            <text:p>0.068</text:p>
          </table:table-cell>
          <table:table-cell table:style-name="ce3" office:value-type="float" office:value="0.262" calcext:value-type="float">
            <text:p>0.262</text:p>
          </table:table-cell>
          <table:table-cell office:value-type="float" office:value="366" calcext:value-type="float">
            <text:p>366.00</text:p>
          </table:table-cell>
          <table:table-cell table:style-name="ce3" office:value-type="float" office:value="0.066" calcext:value-type="float">
            <text:p>0.066</text:p>
          </table:table-cell>
          <table:table-cell table:style-name="ce3" office:value-type="float" office:value="0.24" calcext:value-type="float">
            <text:p>0.240</text:p>
          </table:table-cell>
          <table:table-cell table:number-columns-repeated="4"/>
          <table:table-cell table:style-name="ce7" office:value-type="float" office:value="120" calcext:value-type="float">
            <text:p>120</text:p>
          </table:table-cell>
          <table:table-cell table:style-name="ce7" table:formula="of:=[.G14]" office:value-type="float" office:value="15.139" calcext:value-type="float">
            <text:p>15</text:p>
          </table:table-cell>
          <table:table-cell table:style-name="ce7" table:formula="of:=[.G35]" office:value-type="float" office:value="0.24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float" office:value="4744" calcext:value-type="float">
            <text:p>4744.00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308" calcext:value-type="float">
            <text:p>0.308</text:p>
          </table:table-cell>
          <table:table-cell office:value-type="float" office:value="414" calcext:value-type="float">
            <text:p>414.00</text:p>
          </table:table-cell>
          <table:table-cell table:style-name="ce3" office:value-type="float" office:value="0.151" calcext:value-type="float">
            <text:p>0.151</text:p>
          </table:table-cell>
          <table:table-cell table:style-name="ce3" office:value-type="float" office:value="0.61" calcext:value-type="float">
            <text:p>0.610</text:p>
          </table:table-cell>
          <table:table-cell table:number-columns-repeated="4"/>
          <table:table-cell table:style-name="ce7" office:value-type="float" office:value="130" calcext:value-type="float">
            <text:p>130</text:p>
          </table:table-cell>
          <table:table-cell table:style-name="ce7" table:formula="of:=[.G15]" office:value-type="float" office:value="14.95" calcext:value-type="float">
            <text:p>15</text:p>
          </table:table-cell>
          <table:table-cell table:style-name="ce7" table:formula="of:=[.G36]" office:value-type="float" office:value="0.6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float" office:value="5111" calcext:value-type="float">
            <text:p>5111.00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office:value-type="float" office:value="0.317" calcext:value-type="float">
            <text:p>0.317</text:p>
          </table:table-cell>
          <table:table-cell office:value-type="float" office:value="367" calcext:value-type="float">
            <text:p>367.00</text:p>
          </table:table-cell>
          <table:table-cell table:style-name="ce3" office:value-type="float" office:value="0.098" calcext:value-type="float">
            <text:p>0.098</text:p>
          </table:table-cell>
          <table:table-cell table:style-name="ce3" office:value-type="float" office:value="0.411" calcext:value-type="float">
            <text:p>0.411</text:p>
          </table:table-cell>
          <table:table-cell table:number-columns-repeated="4"/>
          <table:table-cell table:style-name="ce7" office:value-type="float" office:value="140" calcext:value-type="float">
            <text:p>140</text:p>
          </table:table-cell>
          <table:table-cell table:style-name="ce7" table:formula="of:=[.G16]" office:value-type="float" office:value="14.474" calcext:value-type="float">
            <text:p>14</text:p>
          </table:table-cell>
          <table:table-cell table:style-name="ce7" table:formula="of:=[.G37]" office:value-type="float" office:value="0.411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float" office:value="5444" calcext:value-type="float">
            <text:p>5444.00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.324" calcext:value-type="float">
            <text:p>0.324</text:p>
          </table:table-cell>
          <table:table-cell office:value-type="float" office:value="333" calcext:value-type="float">
            <text:p>333.00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417" calcext:value-type="float">
            <text:p>0.417</text:p>
          </table:table-cell>
          <table:table-cell table:number-columns-repeated="4"/>
          <table:table-cell table:style-name="ce7" office:value-type="float" office:value="150" calcext:value-type="float">
            <text:p>150</text:p>
          </table:table-cell>
          <table:table-cell table:style-name="ce7" table:formula="of:=[.G17]" office:value-type="float" office:value="11.508" calcext:value-type="float">
            <text:p>12</text:p>
          </table:table-cell>
          <table:table-cell table:style-name="ce7" table:formula="of:=[.G38]" office:value-type="float" office:value="0.417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float" office:value="5787" calcext:value-type="float">
            <text:p>5787.00</text:p>
          </table:table-cell>
          <table:table-cell table:style-name="ce3" office:value-type="float" office:value="0.08" calcext:value-type="float">
            <text:p>0.080</text:p>
          </table:table-cell>
          <table:table-cell table:style-name="ce3" office:value-type="float" office:value="0.338" calcext:value-type="float">
            <text:p>0.338</text:p>
          </table:table-cell>
          <table:table-cell office:value-type="float" office:value="343" calcext:value-type="float">
            <text:p>343.00</text:p>
          </table:table-cell>
          <table:table-cell table:style-name="ce3" office:value-type="float" office:value="0.094" calcext:value-type="float">
            <text:p>0.094</text:p>
          </table:table-cell>
          <table:table-cell table:style-name="ce3" office:value-type="float" office:value="0.511" calcext:value-type="float">
            <text:p>0.511</text:p>
          </table:table-cell>
          <table:table-cell table:number-columns-repeated="4"/>
          <table:table-cell table:style-name="ce7" office:value-type="float" office:value="160" calcext:value-type="float">
            <text:p>160</text:p>
          </table:table-cell>
          <table:table-cell table:style-name="ce7" table:formula="of:=[.G18]" office:value-type="float" office:value="11.973" calcext:value-type="float">
            <text:p>12</text:p>
          </table:table-cell>
          <table:table-cell table:style-name="ce7" table:formula="of:=[.G39]" office:value-type="float" office:value="0.51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float" office:value="6160" calcext:value-type="float">
            <text:p>6160.00</text:p>
          </table:table-cell>
          <table:table-cell table:style-name="ce3" office:value-type="float" office:value="0.081" calcext:value-type="float">
            <text:p>0.081</text:p>
          </table:table-cell>
          <table:table-cell table:style-name="ce3" office:value-type="float" office:value="0.341" calcext:value-type="float">
            <text:p>0.341</text:p>
          </table:table-cell>
          <table:table-cell office:value-type="float" office:value="373" calcext:value-type="float">
            <text:p>373.00</text:p>
          </table:table-cell>
          <table:table-cell table:style-name="ce3" office:value-type="float" office:value="0.1" calcext:value-type="float">
            <text:p>0.100</text:p>
          </table:table-cell>
          <table:table-cell table:style-name="ce3" office:value-type="float" office:value="0.391" calcext:value-type="float">
            <text:p>0.391</text:p>
          </table:table-cell>
          <table:table-cell table:number-columns-repeated="4"/>
          <table:table-cell table:style-name="ce7" office:value-type="float" office:value="170" calcext:value-type="float">
            <text:p>170</text:p>
          </table:table-cell>
          <table:table-cell table:style-name="ce7" table:formula="of:=[.G19]" office:value-type="float" office:value="13.138" calcext:value-type="float">
            <text:p>13</text:p>
          </table:table-cell>
          <table:table-cell table:style-name="ce7" table:formula="of:=[.G40]" office:value-type="float" office:value="0.391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80" calcext:value-type="float">
            <text:p>180</text:p>
          </table:table-cell>
          <table:table-cell office:value-type="float" office:value="6506" calcext:value-type="float">
            <text:p>6506.00</text:p>
          </table:table-cell>
          <table:table-cell table:style-name="ce3" office:value-type="float" office:value="0.082" calcext:value-type="float">
            <text:p>0.082</text:p>
          </table:table-cell>
          <table:table-cell table:style-name="ce3" office:value-type="float" office:value="0.341" calcext:value-type="float">
            <text:p>0.341</text:p>
          </table:table-cell>
          <table:table-cell office:value-type="float" office:value="346" calcext:value-type="float">
            <text:p>346.00</text:p>
          </table:table-cell>
          <table:table-cell table:style-name="ce3" office:value-type="float" office:value="0.093" calcext:value-type="float">
            <text:p>0.093</text:p>
          </table:table-cell>
          <table:table-cell table:style-name="ce3" office:value-type="float" office:value="0.337" calcext:value-type="float">
            <text:p>0.337</text:p>
          </table:table-cell>
          <table:table-cell table:number-columns-repeated="4"/>
          <table:table-cell table:style-name="ce7" office:value-type="float" office:value="180" calcext:value-type="float">
            <text:p>180</text:p>
          </table:table-cell>
          <table:table-cell table:style-name="ce7" table:formula="of:=[.G20]" office:value-type="float" office:value="12.891" calcext:value-type="float">
            <text:p>13</text:p>
          </table:table-cell>
          <table:table-cell table:style-name="ce7" table:formula="of:=[.G41]" office:value-type="float" office:value="0.337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7" table:number-columns-repeated="4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10" office:value-type="string" calcext:value-type="string" table:number-columns-spanned="3" table:number-rows-spanned="1">
            <text:p>TOTAL SQRT(MEAN SQ) OVER TIME</text:p>
          </table:table-cell>
          <table:covered-table-cell table:style-name="ce10"/>
          <table:covered-table-cell table:style-name="ce4"/>
          <table:table-cell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DSCS</text:p>
          </table:table-cell>
          <table:table-cell table:style-name="ce4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0" calcext:value-type="float">
            <text:p>10</text:p>
          </table:table-cell>
          <table:table-cell table:style-name="ce7" table:formula="of:=[.D3]" office:value-type="float" office:value="11.386" calcext:value-type="float">
            <text:p>11</text:p>
          </table:table-cell>
          <table:table-cell table:style-name="ce7" table:formula="of:=[.D24]" office:value-type="float" office:value="0.31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20" calcext:value-type="float">
            <text:p>20</text:p>
          </table:table-cell>
          <table:table-cell table:style-name="ce7" table:formula="of:=[.D4]" office:value-type="float" office:value="13.287" calcext:value-type="float">
            <text:p>13</text:p>
          </table:table-cell>
          <table:table-cell table:style-name="ce7" table:formula="of:=[.D25]" office:value-type="float" office:value="0.264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30" calcext:value-type="float">
            <text:p>30</text:p>
          </table:table-cell>
          <table:table-cell table:style-name="ce7" table:formula="of:=[.D5]" office:value-type="float" office:value="13.52" calcext:value-type="float">
            <text:p>14</text:p>
          </table:table-cell>
          <table:table-cell table:style-name="ce7" table:formula="of:=[.D26]" office:value-type="float" office:value="0.262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40" calcext:value-type="float">
            <text:p>40</text:p>
          </table:table-cell>
          <table:table-cell table:style-name="ce7" table:formula="of:=[.D6]" office:value-type="float" office:value="13.897" calcext:value-type="float">
            <text:p>14</text:p>
          </table:table-cell>
          <table:table-cell table:style-name="ce7" table:formula="of:=[.D27]" office:value-type="float" office:value="0.27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50" calcext:value-type="float">
            <text:p>50</text:p>
          </table:table-cell>
          <table:table-cell table:style-name="ce7" table:formula="of:=[.D7]" office:value-type="float" office:value="13.654" calcext:value-type="float">
            <text:p>14</text:p>
          </table:table-cell>
          <table:table-cell table:style-name="ce7" table:formula="of:=[.D28]" office:value-type="float" office:value="0.28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60" calcext:value-type="float">
            <text:p>60</text:p>
          </table:table-cell>
          <table:table-cell table:style-name="ce7" table:formula="of:=[.D8]" office:value-type="float" office:value="13.417" calcext:value-type="float">
            <text:p>13</text:p>
          </table:table-cell>
          <table:table-cell table:style-name="ce7" table:formula="of:=[.D29]" office:value-type="float" office:value="0.273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70" calcext:value-type="float">
            <text:p>70</text:p>
          </table:table-cell>
          <table:table-cell table:style-name="ce7" table:formula="of:=[.D9]" office:value-type="float" office:value="13.285" calcext:value-type="float">
            <text:p>13</text:p>
          </table:table-cell>
          <table:table-cell table:style-name="ce7" table:formula="of:=[.D30]" office:value-type="float" office:value="0.266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80" calcext:value-type="float">
            <text:p>80</text:p>
          </table:table-cell>
          <table:table-cell table:style-name="ce7" table:formula="of:=[.D10]" office:value-type="float" office:value="13.342" calcext:value-type="float">
            <text:p>13</text:p>
          </table:table-cell>
          <table:table-cell table:style-name="ce7" table:formula="of:=[.D31]" office:value-type="float" office:value="0.264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90" calcext:value-type="float">
            <text:p>90</text:p>
          </table:table-cell>
          <table:table-cell table:style-name="ce7" table:formula="of:=[.D11]" office:value-type="float" office:value="13.237" calcext:value-type="float">
            <text:p>13</text:p>
          </table:table-cell>
          <table:table-cell table:style-name="ce7" table:formula="of:=[.D32]" office:value-type="float" office:value="0.263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00" calcext:value-type="float">
            <text:p>100</text:p>
          </table:table-cell>
          <table:table-cell table:style-name="ce7" table:formula="of:=[.D12]" office:value-type="float" office:value="13.219" calcext:value-type="float">
            <text:p>13</text:p>
          </table:table-cell>
          <table:table-cell table:style-name="ce7" table:formula="of:=[.D33]" office:value-type="float" office:value="0.266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10" calcext:value-type="float">
            <text:p>110</text:p>
          </table:table-cell>
          <table:table-cell table:style-name="ce7" table:formula="of:=[.D13]" office:value-type="float" office:value="13.301" calcext:value-type="float">
            <text:p>13</text:p>
          </table:table-cell>
          <table:table-cell table:style-name="ce7" table:formula="of:=[.D34]" office:value-type="float" office:value="0.264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20" calcext:value-type="float">
            <text:p>120</text:p>
          </table:table-cell>
          <table:table-cell table:style-name="ce7" table:formula="of:=[.D14]" office:value-type="float" office:value="13.469" calcext:value-type="float">
            <text:p>13</text:p>
          </table:table-cell>
          <table:table-cell table:style-name="ce7" table:formula="of:=[.D35]" office:value-type="float" office:value="0.262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30" calcext:value-type="float">
            <text:p>130</text:p>
          </table:table-cell>
          <table:table-cell table:style-name="ce7" table:formula="of:=[.D15]" office:value-type="float" office:value="13.605" calcext:value-type="float">
            <text:p>14</text:p>
          </table:table-cell>
          <table:table-cell table:style-name="ce7" table:formula="of:=[.D36]" office:value-type="float" office:value="0.308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40" calcext:value-type="float">
            <text:p>140</text:p>
          </table:table-cell>
          <table:table-cell table:style-name="ce7" table:formula="of:=[.D16]" office:value-type="float" office:value="13.668" calcext:value-type="float">
            <text:p>14</text:p>
          </table:table-cell>
          <table:table-cell table:style-name="ce7" table:formula="of:=[.D37]" office:value-type="float" office:value="0.317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50" calcext:value-type="float">
            <text:p>150</text:p>
          </table:table-cell>
          <table:table-cell table:style-name="ce7" table:formula="of:=[.D17]" office:value-type="float" office:value="13.544" calcext:value-type="float">
            <text:p>14</text:p>
          </table:table-cell>
          <table:table-cell table:style-name="ce7" table:formula="of:=[.D38]" office:value-type="float" office:value="0.324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60" calcext:value-type="float">
            <text:p>160</text:p>
          </table:table-cell>
          <table:table-cell table:style-name="ce7" table:formula="of:=[.D18]" office:value-type="float" office:value="13.456" calcext:value-type="float">
            <text:p>13</text:p>
          </table:table-cell>
          <table:table-cell table:style-name="ce7" table:formula="of:=[.D39]" office:value-type="float" office:value="0.338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70" calcext:value-type="float">
            <text:p>170</text:p>
          </table:table-cell>
          <table:table-cell table:style-name="ce7" table:formula="of:=[.D19]" office:value-type="float" office:value="13.437" calcext:value-type="float">
            <text:p>13</text:p>
          </table:table-cell>
          <table:table-cell table:style-name="ce7" table:formula="of:=[.D40]" office:value-type="float" office:value="0.341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80" calcext:value-type="float">
            <text:p>180</text:p>
          </table:table-cell>
          <table:table-cell table:style-name="ce7" table:formula="of:=[.D20]" office:value-type="float" office:value="13.409" calcext:value-type="float">
            <text:p>13</text:p>
          </table:table-cell>
          <table:table-cell table:style-name="ce7" table:formula="of:=[.D41]" office:value-type="float" office:value="0.341" calcext:value-type="float">
            <text:p>0</text:p>
          </table:table-cell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.20" table:style-name="ta1">
        <table:shapes>
          <draw:frame draw:z-index="0" draw:style-name="gr1" draw:text-style-name="P1" svg:width="15.999cm" svg:height="8.999cm" svg:x="28.594cm" svg:y="9.582cm">
            <draw:object draw:notify-on-update-of-ranges="'Traffic.20'.L24:'Traffic.20'.L41 'Traffic.20'.M23:'Traffic.20'.M23 'Traffic.20'.M24:'Traffic.20'.M41 'Traffic.20'.L24:'Traffic.20'.L41 'Traffic.20'.N23:'Traffic.20'.N23 'Traffic.20'.N24:'Traffic.20'.N4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.005cm" svg:height="9.004cm" svg:x="28.771cm" svg:y="20.028cm">
            <draw:object draw:notify-on-update-of-ranges="'Traffic.10'.L47:'Traffic.10'.L64 'Traffic.10'.M46:'Traffic.10'.M46 'Traffic.10'.M47:'Traffic.10'.M64 'Traffic.10'.L47:'Traffic.10'.L64 'Traffic.10'.N46:'Traffic.10'.N46 'Traffic.10'.N47:'Traffic.10'.N6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ce9"/>
        <table:table-column table:style-name="co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3" table:default-cell-style-name="ce9"/>
        <table:table-column table:style-name="co17" table:default-cell-style-name="ce9"/>
        <table:table-column table:style-name="co8" table:default-cell-style-name="ce9"/>
        <table:table-column table:style-name="co18" table:default-cell-style-name="ce9"/>
        <table:table-column table:style-name="co19" table:default-cell-style-name="ce9"/>
        <table:table-column table:style-name="co8" table:default-cell-style-name="ce9"/>
        <table:table-column table:style-name="co16" table:default-cell-style-name="ce9"/>
        <table:table-column table:style-name="co20" table:default-cell-style-name="ce9"/>
        <table:table-column table:style-name="co21" table:default-cell-style-name="ce9"/>
        <table:table-column table:style-name="co3" table:number-columns-repeated="1010" table:default-cell-style-name="ce9"/>
        <table:table-row table:style-name="ro1">
          <table:table-cell table:style-name="ce4" office:value-type="string" calcext:value-type="string">
            <text:p>DSCS</text:p>
          </table:table-cell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12"/>
          <table:table-cell table:style-name="ce10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2"/>
          <table:table-cell table:number-columns-repeated="1017"/>
        </table:table-row>
        <table:table-row table:style-name="ro1">
          <table:table-cell table:style-name="ce7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4" office:value-type="string" calcext:value-type="string">
            <text:p>PHASE</text:p>
          </table:table-cell>
          <table:table-cell table:style-name="ce4" office:value-type="string" calcext:value-type="string">
            <text:p><text:s/>LENGTH</text:p>
          </table:table-cell>
          <table:table-cell table:style-name="ce21"/>
          <table:table-cell table:style-name="ce10" office:value-type="string" calcext:value-type="string" table:number-columns-spanned="3" table:number-rows-spanned="1">
            <text:p>Distribution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454" calcext:value-type="float">
            <text:p>454</text:p>
          </table:table-cell>
          <table:table-cell table:style-name="ce13" office:value-type="float" office:value="12.621" calcext:value-type="float">
            <text:p>12,621</text:p>
          </table:table-cell>
          <table:table-cell table:style-name="ce13" office:value-type="float" office:value="15.315" calcext:value-type="float">
            <text:p>15,315</text:p>
          </table:table-cell>
          <table:table-cell table:style-name="ce6" office:value-type="float" office:value="454" calcext:value-type="float">
            <text:p>454</text:p>
          </table:table-cell>
          <table:table-cell table:style-name="ce13" office:value-type="float" office:value="12.621" calcext:value-type="float">
            <text:p>12,621</text:p>
          </table:table-cell>
          <table:table-cell table:style-name="ce13" office:value-type="float" office:value="15.315" calcext:value-type="float">
            <text:p>15,315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15" office:value-type="float" office:value="8.5" calcext:value-type="float">
            <text:p>8.5</text:p>
          </table:table-cell>
          <table:table-cell table:style-name="ce14"/>
          <table:table-cell office:value-type="string" calcext:value-type="string">
            <text:p>NORTH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2</text:p>
          </table:table-cell>
          <table:table-cell table:number-columns-repeated="1010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951" calcext:value-type="float">
            <text:p>951</text:p>
          </table:table-cell>
          <table:table-cell table:style-name="ce13" office:value-type="float" office:value="13.166" calcext:value-type="float">
            <text:p>13,166</text:p>
          </table:table-cell>
          <table:table-cell table:style-name="ce13" office:value-type="float" office:value="15.794" calcext:value-type="float">
            <text:p>15,794</text:p>
          </table:table-cell>
          <table:table-cell table:style-name="ce6" office:value-type="float" office:value="497" calcext:value-type="float">
            <text:p>497</text:p>
          </table:table-cell>
          <table:table-cell table:style-name="ce13" office:value-type="float" office:value="13.663" calcext:value-type="float">
            <text:p>13,663</text:p>
          </table:table-cell>
          <table:table-cell table:style-name="ce13" office:value-type="float" office:value="16.22" calcext:value-type="float">
            <text:p>16,220</text:p>
          </table:table-cell>
          <table:table-cell/>
          <table:table-cell office:value-type="float" office:value="2" calcext:value-type="float">
            <text:p>2.00</text:p>
          </table:table-cell>
          <table:table-cell table:style-name="ce15" office:value-type="float" office:value="6.5" calcext:value-type="float">
            <text:p>6.5</text:p>
          </table:table-cell>
          <table:table-cell table:style-name="ce14"/>
          <table:table-cell office:value-type="string" calcext:value-type="string">
            <text:p>SOUTH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2</text:p>
          </table:table-cell>
          <table:table-cell table:number-columns-repeated="1010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1457" calcext:value-type="float">
            <text:p>1457</text:p>
          </table:table-cell>
          <table:table-cell table:style-name="ce13" office:value-type="float" office:value="13.43" calcext:value-type="float">
            <text:p>13,430</text:p>
          </table:table-cell>
          <table:table-cell table:style-name="ce13" office:value-type="float" office:value="16.223" calcext:value-type="float">
            <text:p>16,223</text:p>
          </table:table-cell>
          <table:table-cell table:style-name="ce6" office:value-type="float" office:value="506" calcext:value-type="float">
            <text:p>506</text:p>
          </table:table-cell>
          <table:table-cell table:style-name="ce13" office:value-type="float" office:value="13.926" calcext:value-type="float">
            <text:p>13,926</text:p>
          </table:table-cell>
          <table:table-cell table:style-name="ce13" office:value-type="float" office:value="16.999" calcext:value-type="float">
            <text:p>16,999</text:p>
          </table:table-cell>
          <table:table-cell/>
          <table:table-cell office:value-type="float" office:value="3" calcext:value-type="float">
            <text:p>3.00</text:p>
          </table:table-cell>
          <table:table-cell table:style-name="ce15" office:value-type="float" office:value="8.5" calcext:value-type="float">
            <text:p>8.5</text:p>
          </table:table-cell>
          <table:table-cell table:style-name="ce14"/>
          <table:table-cell office:value-type="string" calcext:value-type="string">
            <text:p>EAST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2</text:p>
          </table:table-cell>
          <table:table-cell table:number-columns-repeated="1010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945" calcext:value-type="float">
            <text:p>1945</text:p>
          </table:table-cell>
          <table:table-cell table:style-name="ce13" office:value-type="float" office:value="13.678" calcext:value-type="float">
            <text:p>13,678</text:p>
          </table:table-cell>
          <table:table-cell table:style-name="ce13" office:value-type="float" office:value="16.424" calcext:value-type="float">
            <text:p>16,424</text:p>
          </table:table-cell>
          <table:table-cell table:style-name="ce6" office:value-type="float" office:value="488" calcext:value-type="float">
            <text:p>488</text:p>
          </table:table-cell>
          <table:table-cell table:style-name="ce13" office:value-type="float" office:value="14.419" calcext:value-type="float">
            <text:p>14,419</text:p>
          </table:table-cell>
          <table:table-cell table:style-name="ce13" office:value-type="float" office:value="17.012" calcext:value-type="float">
            <text:p>17,012</text:p>
          </table:table-cell>
          <table:table-cell/>
          <table:table-cell office:value-type="float" office:value="4" calcext:value-type="float">
            <text:p>4.00</text:p>
          </table:table-cell>
          <table:table-cell table:style-name="ce15" office:value-type="float" office:value="6.5" calcext:value-type="float">
            <text:p>6.5</text:p>
          </table:table-cell>
          <table:table-cell table:style-name="ce14"/>
          <table:table-cell office:value-type="string" calcext:value-type="string">
            <text:p>WEST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2</text:p>
          </table:table-cell>
          <table:table-cell table:number-columns-repeated="1010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2412" calcext:value-type="float">
            <text:p>2412</text:p>
          </table:table-cell>
          <table:table-cell table:style-name="ce13" office:value-type="float" office:value="13.538" calcext:value-type="float">
            <text:p>13,538</text:p>
          </table:table-cell>
          <table:table-cell table:style-name="ce13" office:value-type="float" office:value="16.225" calcext:value-type="float">
            <text:p>16,225</text:p>
          </table:table-cell>
          <table:table-cell table:style-name="ce6" office:value-type="float" office:value="467" calcext:value-type="float">
            <text:p>467</text:p>
          </table:table-cell>
          <table:table-cell table:style-name="ce13" office:value-type="float" office:value="12.957" calcext:value-type="float">
            <text:p>12,957</text:p>
          </table:table-cell>
          <table:table-cell table:style-name="ce13" office:value-type="float" office:value="15.366" calcext:value-type="float">
            <text:p>15,366</text:p>
          </table:table-cell>
          <table:table-cell/>
          <table:table-cell office:value-type="string" calcext:value-type="string">
            <text:p>IDLE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2882" calcext:value-type="float">
            <text:p>2882</text:p>
          </table:table-cell>
          <table:table-cell table:style-name="ce13" office:value-type="float" office:value="13.387" calcext:value-type="float">
            <text:p>13,387</text:p>
          </table:table-cell>
          <table:table-cell table:style-name="ce13" office:value-type="float" office:value="16.095" calcext:value-type="float">
            <text:p>16,095</text:p>
          </table:table-cell>
          <table:table-cell table:style-name="ce6" office:value-type="float" office:value="470" calcext:value-type="float">
            <text:p>470</text:p>
          </table:table-cell>
          <table:table-cell table:style-name="ce13" office:value-type="float" office:value="12.608" calcext:value-type="float">
            <text:p>12,608</text:p>
          </table:table-cell>
          <table:table-cell table:style-name="ce13" office:value-type="float" office:value="15.409" calcext:value-type="float">
            <text:p>15,409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3390" calcext:value-type="float">
            <text:p>3390</text:p>
          </table:table-cell>
          <table:table-cell table:style-name="ce13" office:value-type="float" office:value="13.433" calcext:value-type="float">
            <text:p>13,433</text:p>
          </table:table-cell>
          <table:table-cell table:style-name="ce13" office:value-type="float" office:value="16.115" calcext:value-type="float">
            <text:p>16,115</text:p>
          </table:table-cell>
          <table:table-cell table:style-name="ce6" office:value-type="float" office:value="508" calcext:value-type="float">
            <text:p>508</text:p>
          </table:table-cell>
          <table:table-cell table:style-name="ce13" office:value-type="float" office:value="13.696" calcext:value-type="float">
            <text:p>13,696</text:p>
          </table:table-cell>
          <table:table-cell table:style-name="ce13" office:value-type="float" office:value="16.226" calcext:value-type="float">
            <text:p>16,226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3846" calcext:value-type="float">
            <text:p>3846</text:p>
          </table:table-cell>
          <table:table-cell table:style-name="ce13" office:value-type="float" office:value="13.263" calcext:value-type="float">
            <text:p>13,263</text:p>
          </table:table-cell>
          <table:table-cell table:style-name="ce13" office:value-type="float" office:value="15.935" calcext:value-type="float">
            <text:p>15,935</text:p>
          </table:table-cell>
          <table:table-cell table:style-name="ce6" office:value-type="float" office:value="456" calcext:value-type="float">
            <text:p>456</text:p>
          </table:table-cell>
          <table:table-cell table:style-name="ce13" office:value-type="float" office:value="12" calcext:value-type="float">
            <text:p>12,000</text:p>
          </table:table-cell>
          <table:table-cell table:style-name="ce13" office:value-type="float" office:value="14.534" calcext:value-type="float">
            <text:p>14,534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4331" calcext:value-type="float">
            <text:p>4331</text:p>
          </table:table-cell>
          <table:table-cell table:style-name="ce13" office:value-type="float" office:value="13.115" calcext:value-type="float">
            <text:p>13,115</text:p>
          </table:table-cell>
          <table:table-cell table:style-name="ce13" office:value-type="float" office:value="15.816" calcext:value-type="float">
            <text:p>15,816</text:p>
          </table:table-cell>
          <table:table-cell table:style-name="ce6" office:value-type="float" office:value="485" calcext:value-type="float">
            <text:p>485</text:p>
          </table:table-cell>
          <table:table-cell table:style-name="ce13" office:value-type="float" office:value="11.938" calcext:value-type="float">
            <text:p>11,938</text:p>
          </table:table-cell>
          <table:table-cell table:style-name="ce13" office:value-type="float" office:value="14.835" calcext:value-type="float">
            <text:p>14,835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807" calcext:value-type="float">
            <text:p>4807</text:p>
          </table:table-cell>
          <table:table-cell table:style-name="ce13" office:value-type="float" office:value="13.078" calcext:value-type="float">
            <text:p>13,078</text:p>
          </table:table-cell>
          <table:table-cell table:style-name="ce13" office:value-type="float" office:value="15.777" calcext:value-type="float">
            <text:p>15,777</text:p>
          </table:table-cell>
          <table:table-cell table:style-name="ce6" office:value-type="float" office:value="476" calcext:value-type="float">
            <text:p>476</text:p>
          </table:table-cell>
          <table:table-cell table:style-name="ce13" office:value-type="float" office:value="12.743" calcext:value-type="float">
            <text:p>12,743</text:p>
          </table:table-cell>
          <table:table-cell table:style-name="ce13" office:value-type="float" office:value="15.419" calcext:value-type="float">
            <text:p>15,419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5315" calcext:value-type="float">
            <text:p>5315</text:p>
          </table:table-cell>
          <table:table-cell table:style-name="ce13" office:value-type="float" office:value="13.092" calcext:value-type="float">
            <text:p>13,092</text:p>
          </table:table-cell>
          <table:table-cell table:style-name="ce13" office:value-type="float" office:value="15.804" calcext:value-type="float">
            <text:p>15,804</text:p>
          </table:table-cell>
          <table:table-cell table:style-name="ce6" office:value-type="float" office:value="508" calcext:value-type="float">
            <text:p>508</text:p>
          </table:table-cell>
          <table:table-cell table:style-name="ce13" office:value-type="float" office:value="13.228" calcext:value-type="float">
            <text:p>13,228</text:p>
          </table:table-cell>
          <table:table-cell table:style-name="ce13" office:value-type="float" office:value="16.06" calcext:value-type="float">
            <text:p>16,060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5809" calcext:value-type="float">
            <text:p>5809</text:p>
          </table:table-cell>
          <table:table-cell table:style-name="ce13" office:value-type="float" office:value="13.136" calcext:value-type="float">
            <text:p>13,136</text:p>
          </table:table-cell>
          <table:table-cell table:style-name="ce13" office:value-type="float" office:value="15.884" calcext:value-type="float">
            <text:p>15,884</text:p>
          </table:table-cell>
          <table:table-cell table:style-name="ce6" office:value-type="float" office:value="494" calcext:value-type="float">
            <text:p>494</text:p>
          </table:table-cell>
          <table:table-cell table:style-name="ce13" office:value-type="float" office:value="13.605" calcext:value-type="float">
            <text:p>13,605</text:p>
          </table:table-cell>
          <table:table-cell table:style-name="ce13" office:value-type="float" office:value="16.716" calcext:value-type="float">
            <text:p>16,716</text:p>
          </table:table-cell>
          <table:table-cell table:number-columns-repeated="1017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6270" calcext:value-type="float">
            <text:p>6270</text:p>
          </table:table-cell>
          <table:table-cell table:style-name="ce13" office:value-type="float" office:value="13.022" calcext:value-type="float">
            <text:p>13,022</text:p>
          </table:table-cell>
          <table:table-cell table:style-name="ce13" office:value-type="float" office:value="15.784" calcext:value-type="float">
            <text:p>15,784</text:p>
          </table:table-cell>
          <table:table-cell table:style-name="ce6" office:value-type="float" office:value="461" calcext:value-type="float">
            <text:p>461</text:p>
          </table:table-cell>
          <table:table-cell table:style-name="ce13" office:value-type="float" office:value="11.59" calcext:value-type="float">
            <text:p>11,590</text:p>
          </table:table-cell>
          <table:table-cell table:style-name="ce13" office:value-type="float" office:value="14.46" calcext:value-type="float">
            <text:p>14,460</text:p>
          </table:table-cell>
          <table:table-cell table:number-columns-repeated="1017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6722" calcext:value-type="float">
            <text:p>6722</text:p>
          </table:table-cell>
          <table:table-cell table:style-name="ce13" office:value-type="float" office:value="12.964" calcext:value-type="float">
            <text:p>12,964</text:p>
          </table:table-cell>
          <table:table-cell table:style-name="ce13" office:value-type="float" office:value="15.727" calcext:value-type="float">
            <text:p>15,727</text:p>
          </table:table-cell>
          <table:table-cell table:style-name="ce6" office:value-type="float" office:value="452" calcext:value-type="float">
            <text:p>452</text:p>
          </table:table-cell>
          <table:table-cell table:style-name="ce13" office:value-type="float" office:value="12.161" calcext:value-type="float">
            <text:p>12,161</text:p>
          </table:table-cell>
          <table:table-cell table:style-name="ce13" office:value-type="float" office:value="14.924" calcext:value-type="float">
            <text:p>14,924</text:p>
          </table:table-cell>
          <table:table-cell table:number-columns-repeated="1017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7215" calcext:value-type="float">
            <text:p>7215</text:p>
          </table:table-cell>
          <table:table-cell table:style-name="ce13" office:value-type="float" office:value="12.899" calcext:value-type="float">
            <text:p>12,899</text:p>
          </table:table-cell>
          <table:table-cell table:style-name="ce13" office:value-type="float" office:value="15.658" calcext:value-type="float">
            <text:p>15,658</text:p>
          </table:table-cell>
          <table:table-cell table:style-name="ce6" office:value-type="float" office:value="493" calcext:value-type="float">
            <text:p>493</text:p>
          </table:table-cell>
          <table:table-cell table:style-name="ce13" office:value-type="float" office:value="12.014" calcext:value-type="float">
            <text:p>12,014</text:p>
          </table:table-cell>
          <table:table-cell table:style-name="ce13" office:value-type="float" office:value="14.681" calcext:value-type="float">
            <text:p>14,681</text:p>
          </table:table-cell>
          <table:table-cell table:number-columns-repeated="1017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7668" calcext:value-type="float">
            <text:p>7668</text:p>
          </table:table-cell>
          <table:table-cell table:style-name="ce13" office:value-type="float" office:value="12.824" calcext:value-type="float">
            <text:p>12,824</text:p>
          </table:table-cell>
          <table:table-cell table:style-name="ce13" office:value-type="float" office:value="15.574" calcext:value-type="float">
            <text:p>15,574</text:p>
          </table:table-cell>
          <table:table-cell table:style-name="ce6" office:value-type="float" office:value="453" calcext:value-type="float">
            <text:p>453</text:p>
          </table:table-cell>
          <table:table-cell table:style-name="ce13" office:value-type="float" office:value="11.63" calcext:value-type="float">
            <text:p>11,630</text:p>
          </table:table-cell>
          <table:table-cell table:style-name="ce13" office:value-type="float" office:value="14.162" calcext:value-type="float">
            <text:p>14,162</text:p>
          </table:table-cell>
          <table:table-cell table:number-columns-repeated="1017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8152" calcext:value-type="float">
            <text:p>8152</text:p>
          </table:table-cell>
          <table:table-cell table:style-name="ce13" office:value-type="float" office:value="12.852" calcext:value-type="float">
            <text:p>12,852</text:p>
          </table:table-cell>
          <table:table-cell table:style-name="ce13" office:value-type="float" office:value="15.599" calcext:value-type="float">
            <text:p>15,599</text:p>
          </table:table-cell>
          <table:table-cell table:style-name="ce6" office:value-type="float" office:value="484" calcext:value-type="float">
            <text:p>484</text:p>
          </table:table-cell>
          <table:table-cell table:style-name="ce13" office:value-type="float" office:value="13.288" calcext:value-type="float">
            <text:p>13,288</text:p>
          </table:table-cell>
          <table:table-cell table:style-name="ce13" office:value-type="float" office:value="16.003" calcext:value-type="float">
            <text:p>16,003</text:p>
          </table:table-cell>
          <table:table-cell table:number-columns-repeated="1017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8597" calcext:value-type="float">
            <text:p>8597</text:p>
          </table:table-cell>
          <table:table-cell table:style-name="ce13" office:value-type="float" office:value="12.784" calcext:value-type="float">
            <text:p>12,784</text:p>
          </table:table-cell>
          <table:table-cell table:style-name="ce13" office:value-type="float" office:value="15.525" calcext:value-type="float">
            <text:p>15,525</text:p>
          </table:table-cell>
          <table:table-cell table:style-name="ce6" office:value-type="float" office:value="445" calcext:value-type="float">
            <text:p>445</text:p>
          </table:table-cell>
          <table:table-cell table:style-name="ce13" office:value-type="float" office:value="11.54" calcext:value-type="float">
            <text:p>11,540</text:p>
          </table:table-cell>
          <table:table-cell table:style-name="ce13" office:value-type="float" office:value="14.087" calcext:value-type="float">
            <text:p>14,087</text:p>
          </table:table-cell>
          <table:table-cell table:number-columns-repeated="1017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SAD</text:p>
          </table:table-cell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12"/>
          <table:table-cell table:style-name="ce10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2"/>
          <table:table-cell table:number-columns-repeated="4"/>
          <table:table-cell table:style-name="ce10" office:value-type="string" calcext:value-type="string" table:number-columns-spanned="3" table:number-rows-spanned="1">
            <text:p>SQRT(MEAN SQ) 10 MIN INTERVAL</text:p>
          </table:table-cell>
          <table:covered-table-cell table:style-name="ce19"/>
          <table:covered-table-cell table:style-name="ce4"/>
          <table:table-cell table:number-columns-repeated="1010"/>
        </table:table-row>
        <table:table-row table:style-name="ro1">
          <table:table-cell table:style-name="ce7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4" office:value-type="string" calcext:value-type="string">
            <text:p>DETECTOR RANGE</text:p>
          </table:table-cell>
          <table:table-cell table:style-name="ce20" office:value-type="float" office:value="70" calcext:value-type="float">
            <text:p>70</text:p>
          </table:table-cell>
          <table:table-cell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DSCS</text:p>
          </table:table-cell>
          <table:table-cell table:style-name="ce4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float" office:value="468" calcext:value-type="float">
            <text:p>468.00</text:p>
          </table:table-cell>
          <table:table-cell table:style-name="ce3" office:value-type="float" office:value="0.151" calcext:value-type="float">
            <text:p>0.151</text:p>
          </table:table-cell>
          <table:table-cell table:style-name="ce3" office:value-type="float" office:value="0.535" calcext:value-type="float">
            <text:p>0.535</text:p>
          </table:table-cell>
          <table:table-cell office:value-type="float" office:value="468" calcext:value-type="float">
            <text:p>468.00</text:p>
          </table:table-cell>
          <table:table-cell table:style-name="ce3" office:value-type="float" office:value="0.151" calcext:value-type="float">
            <text:p>0.151</text:p>
          </table:table-cell>
          <table:table-cell table:style-name="ce3" office:value-type="float" office:value="0.535" calcext:value-type="float">
            <text:p>0.535</text:p>
          </table:table-cell>
          <table:table-cell table:number-columns-repeated="4"/>
          <table:table-cell table:style-name="ce7" office:value-type="float" office:value="10" calcext:value-type="float">
            <text:p>10</text:p>
          </table:table-cell>
          <table:table-cell table:style-name="ce7" table:formula="of:=[.G3]" office:value-type="float" office:value="15.315" calcext:value-type="float">
            <text:p>15</text:p>
          </table:table-cell>
          <table:table-cell table:style-name="ce7" table:formula="of:=[.G24]" office:value-type="float" office:value="0.535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float" office:value="957" calcext:value-type="float">
            <text:p>957.00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0.479" calcext:value-type="float">
            <text:p>0.479</text:p>
          </table:table-cell>
          <table:table-cell office:value-type="float" office:value="489" calcext:value-type="float">
            <text:p>489.00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0.419" calcext:value-type="float">
            <text:p>0.419</text:p>
          </table:table-cell>
          <table:table-cell table:number-columns-repeated="4"/>
          <table:table-cell table:style-name="ce7" office:value-type="float" office:value="20" calcext:value-type="float">
            <text:p>20</text:p>
          </table:table-cell>
          <table:table-cell table:style-name="ce7" table:formula="of:=[.G4]" office:value-type="float" office:value="16.22" calcext:value-type="float">
            <text:p>16</text:p>
          </table:table-cell>
          <table:table-cell table:style-name="ce7" table:formula="of:=[.G25]" office:value-type="float" office:value="0.419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float" office:value="1475" calcext:value-type="float">
            <text:p>1475.00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0.499" calcext:value-type="float">
            <text:p>0.499</text:p>
          </table:table-cell>
          <table:table-cell office:value-type="float" office:value="518" calcext:value-type="float">
            <text:p>518.00</text:p>
          </table:table-cell>
          <table:table-cell table:style-name="ce3" office:value-type="float" office:value="0.137" calcext:value-type="float">
            <text:p>0.137</text:p>
          </table:table-cell>
          <table:table-cell table:style-name="ce3" office:value-type="float" office:value="0.532" calcext:value-type="float">
            <text:p>0.532</text:p>
          </table:table-cell>
          <table:table-cell table:number-columns-repeated="4"/>
          <table:table-cell table:style-name="ce7" office:value-type="float" office:value="30" calcext:value-type="float">
            <text:p>30</text:p>
          </table:table-cell>
          <table:table-cell table:style-name="ce7" table:formula="of:=[.G5]" office:value-type="float" office:value="16.999" calcext:value-type="float">
            <text:p>17</text:p>
          </table:table-cell>
          <table:table-cell table:style-name="ce7" table:formula="of:=[.G26]" office:value-type="float" office:value="0.532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1962" calcext:value-type="float">
            <text:p>1962.00</text:p>
          </table:table-cell>
          <table:table-cell table:style-name="ce3" office:value-type="float" office:value="0.139" calcext:value-type="float">
            <text:p>0.139</text:p>
          </table:table-cell>
          <table:table-cell table:style-name="ce3" office:value-type="float" office:value="0.503" calcext:value-type="float">
            <text:p>0.503</text:p>
          </table:table-cell>
          <table:table-cell office:value-type="float" office:value="487" calcext:value-type="float">
            <text:p>487.00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0.516" calcext:value-type="float">
            <text:p>0.516</text:p>
          </table:table-cell>
          <table:table-cell table:number-columns-repeated="4"/>
          <table:table-cell table:style-name="ce7" office:value-type="float" office:value="40" calcext:value-type="float">
            <text:p>40</text:p>
          </table:table-cell>
          <table:table-cell table:style-name="ce7" table:formula="of:=[.G6]" office:value-type="float" office:value="17.012" calcext:value-type="float">
            <text:p>17</text:p>
          </table:table-cell>
          <table:table-cell table:style-name="ce7" table:formula="of:=[.G27]" office:value-type="float" office:value="0.516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float" office:value="2424" calcext:value-type="float">
            <text:p>2424.00</text:p>
          </table:table-cell>
          <table:table-cell table:style-name="ce3" office:value-type="float" office:value="0.129" calcext:value-type="float">
            <text:p>0.129</text:p>
          </table:table-cell>
          <table:table-cell table:style-name="ce3" office:value-type="float" office:value="0.48" calcext:value-type="float">
            <text:p>0.480</text:p>
          </table:table-cell>
          <table:table-cell office:value-type="float" office:value="462" calcext:value-type="float">
            <text:p>462.00</text:p>
          </table:table-cell>
          <table:table-cell table:style-name="ce3" office:value-type="float" office:value="0.087" calcext:value-type="float">
            <text:p>0.087</text:p>
          </table:table-cell>
          <table:table-cell table:style-name="ce3" office:value-type="float" office:value="0.369" calcext:value-type="float">
            <text:p>0.369</text:p>
          </table:table-cell>
          <table:table-cell table:number-columns-repeated="4"/>
          <table:table-cell table:style-name="ce7" office:value-type="float" office:value="50" calcext:value-type="float">
            <text:p>50</text:p>
          </table:table-cell>
          <table:table-cell table:style-name="ce7" table:formula="of:=[.G7]" office:value-type="float" office:value="15.366" calcext:value-type="float">
            <text:p>15</text:p>
          </table:table-cell>
          <table:table-cell table:style-name="ce7" table:formula="of:=[.G28]" office:value-type="float" office:value="0.369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float" office:value="2894" calcext:value-type="float">
            <text:p>2894.00</text:p>
          </table:table-cell>
          <table:table-cell table:style-name="ce3" office:value-type="float" office:value="0.123" calcext:value-type="float">
            <text:p>0.123</text:p>
          </table:table-cell>
          <table:table-cell table:style-name="ce3" office:value-type="float" office:value="0.462" calcext:value-type="float">
            <text:p>0.462</text:p>
          </table:table-cell>
          <table:table-cell office:value-type="float" office:value="470" calcext:value-type="float">
            <text:p>470.00</text:p>
          </table:table-cell>
          <table:table-cell table:style-name="ce3" office:value-type="float" office:value="0.092" calcext:value-type="float">
            <text:p>0.092</text:p>
          </table:table-cell>
          <table:table-cell table:style-name="ce3" office:value-type="float" office:value="0.352" calcext:value-type="float">
            <text:p>0.352</text:p>
          </table:table-cell>
          <table:table-cell table:number-columns-repeated="4"/>
          <table:table-cell table:style-name="ce7" office:value-type="float" office:value="60" calcext:value-type="float">
            <text:p>60</text:p>
          </table:table-cell>
          <table:table-cell table:style-name="ce7" table:formula="of:=[.G8]" office:value-type="float" office:value="15.409" calcext:value-type="float">
            <text:p>15</text:p>
          </table:table-cell>
          <table:table-cell table:style-name="ce7" table:formula="of:=[.G29]" office:value-type="float" office:value="0.352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float" office:value="3395" calcext:value-type="float">
            <text:p>3395.00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0.481" calcext:value-type="float">
            <text:p>0.481</text:p>
          </table:table-cell>
          <table:table-cell office:value-type="float" office:value="501" calcext:value-type="float">
            <text:p>501.00</text:p>
          </table:table-cell>
          <table:table-cell table:style-name="ce3" office:value-type="float" office:value="0.147" calcext:value-type="float">
            <text:p>0.147</text:p>
          </table:table-cell>
          <table:table-cell table:style-name="ce3" office:value-type="float" office:value="0.577" calcext:value-type="float">
            <text:p>0.577</text:p>
          </table:table-cell>
          <table:table-cell table:number-columns-repeated="4"/>
          <table:table-cell table:style-name="ce7" office:value-type="float" office:value="70" calcext:value-type="float">
            <text:p>70</text:p>
          </table:table-cell>
          <table:table-cell table:style-name="ce7" table:formula="of:=[.G9]" office:value-type="float" office:value="16.226" calcext:value-type="float">
            <text:p>16</text:p>
          </table:table-cell>
          <table:table-cell table:style-name="ce7" table:formula="of:=[.G30]" office:value-type="float" office:value="0.577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float" office:value="3853" calcext:value-type="float">
            <text:p>3853.00</text:p>
          </table:table-cell>
          <table:table-cell table:style-name="ce3" office:value-type="float" office:value="0.124" calcext:value-type="float">
            <text:p>0.124</text:p>
          </table:table-cell>
          <table:table-cell table:style-name="ce3" office:value-type="float" office:value="0.468" calcext:value-type="float">
            <text:p>0.468</text:p>
          </table:table-cell>
          <table:table-cell office:value-type="float" office:value="458" calcext:value-type="float">
            <text:p>458.00</text:p>
          </table:table-cell>
          <table:table-cell table:style-name="ce3" office:value-type="float" office:value="0.1" calcext:value-type="float">
            <text:p>0.100</text:p>
          </table:table-cell>
          <table:table-cell table:style-name="ce3" office:value-type="float" office:value="0.361" calcext:value-type="float">
            <text:p>0.361</text:p>
          </table:table-cell>
          <table:table-cell table:number-columns-repeated="4"/>
          <table:table-cell table:style-name="ce7" office:value-type="float" office:value="80" calcext:value-type="float">
            <text:p>80</text:p>
          </table:table-cell>
          <table:table-cell table:style-name="ce7" table:formula="of:=[.G10]" office:value-type="float" office:value="14.534" calcext:value-type="float">
            <text:p>15</text:p>
          </table:table-cell>
          <table:table-cell table:style-name="ce7" table:formula="of:=[.G31]" office:value-type="float" office:value="0.361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float" office:value="4336" calcext:value-type="float">
            <text:p>4336.00</text:p>
          </table:table-cell>
          <table:table-cell table:style-name="ce3" office:value-type="float" office:value="0.124" calcext:value-type="float">
            <text:p>0.124</text:p>
          </table:table-cell>
          <table:table-cell table:style-name="ce3" office:value-type="float" office:value="0.47" calcext:value-type="float">
            <text:p>0.470</text:p>
          </table:table-cell>
          <table:table-cell office:value-type="float" office:value="483" calcext:value-type="float">
            <text:p>483.00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0.489" calcext:value-type="float">
            <text:p>0.489</text:p>
          </table:table-cell>
          <table:table-cell table:number-columns-repeated="4"/>
          <table:table-cell table:style-name="ce7" office:value-type="float" office:value="90" calcext:value-type="float">
            <text:p>90</text:p>
          </table:table-cell>
          <table:table-cell table:style-name="ce7" table:formula="of:=[.G11]" office:value-type="float" office:value="14.835" calcext:value-type="float">
            <text:p>15</text:p>
          </table:table-cell>
          <table:table-cell table:style-name="ce7" table:formula="of:=[.G32]" office:value-type="float" office:value="0.489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float" office:value="4811" calcext:value-type="float">
            <text:p>4811.00</text:p>
          </table:table-cell>
          <table:table-cell table:style-name="ce3" office:value-type="float" office:value="0.121" calcext:value-type="float">
            <text:p>0.121</text:p>
          </table:table-cell>
          <table:table-cell table:style-name="ce3" office:value-type="float" office:value="0.458" calcext:value-type="float">
            <text:p>0.458</text:p>
          </table:table-cell>
          <table:table-cell office:value-type="float" office:value="475" calcext:value-type="float">
            <text:p>475.00</text:p>
          </table:table-cell>
          <table:table-cell table:style-name="ce3" office:value-type="float" office:value="0.092" calcext:value-type="float">
            <text:p>0.092</text:p>
          </table:table-cell>
          <table:table-cell table:style-name="ce3" office:value-type="float" office:value="0.33" calcext:value-type="float">
            <text:p>0.330</text:p>
          </table:table-cell>
          <table:table-cell table:number-columns-repeated="4"/>
          <table:table-cell table:style-name="ce7" office:value-type="float" office:value="100" calcext:value-type="float">
            <text:p>100</text:p>
          </table:table-cell>
          <table:table-cell table:style-name="ce7" table:formula="of:=[.G12]" office:value-type="float" office:value="15.419" calcext:value-type="float">
            <text:p>15</text:p>
          </table:table-cell>
          <table:table-cell table:style-name="ce7" table:formula="of:=[.G33]" office:value-type="float" office:value="0.33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float" office:value="5333" calcext:value-type="float">
            <text:p>5333.00</text:p>
          </table:table-cell>
          <table:table-cell table:style-name="ce3" office:value-type="float" office:value="0.12" calcext:value-type="float">
            <text:p>0.120</text:p>
          </table:table-cell>
          <table:table-cell table:style-name="ce3" office:value-type="float" office:value="0.454" calcext:value-type="float">
            <text:p>0.454</text:p>
          </table:table-cell>
          <table:table-cell office:value-type="float" office:value="522" calcext:value-type="float">
            <text:p>522.00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41" calcext:value-type="float">
            <text:p>0.410</text:p>
          </table:table-cell>
          <table:table-cell table:number-columns-repeated="4"/>
          <table:table-cell table:style-name="ce7" office:value-type="float" office:value="110" calcext:value-type="float">
            <text:p>110</text:p>
          </table:table-cell>
          <table:table-cell table:style-name="ce7" table:formula="of:=[.G13]" office:value-type="float" office:value="16.06" calcext:value-type="float">
            <text:p>16</text:p>
          </table:table-cell>
          <table:table-cell table:style-name="ce7" table:formula="of:=[.G34]" office:value-type="float" office:value="0.41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float" office:value="5814" calcext:value-type="float">
            <text:p>5814.00</text:p>
          </table:table-cell>
          <table:table-cell table:style-name="ce3" office:value-type="float" office:value="0.121" calcext:value-type="float">
            <text:p>0.121</text:p>
          </table:table-cell>
          <table:table-cell table:style-name="ce3" office:value-type="float" office:value="0.46" calcext:value-type="float">
            <text:p>0.460</text:p>
          </table:table-cell>
          <table:table-cell office:value-type="float" office:value="481" calcext:value-type="float">
            <text:p>481.00</text:p>
          </table:table-cell>
          <table:table-cell table:style-name="ce3" office:value-type="float" office:value="0.135" calcext:value-type="float">
            <text:p>0.135</text:p>
          </table:table-cell>
          <table:table-cell table:style-name="ce3" office:value-type="float" office:value="0.523" calcext:value-type="float">
            <text:p>0.523</text:p>
          </table:table-cell>
          <table:table-cell table:number-columns-repeated="4"/>
          <table:table-cell table:style-name="ce7" office:value-type="float" office:value="120" calcext:value-type="float">
            <text:p>120</text:p>
          </table:table-cell>
          <table:table-cell table:style-name="ce7" table:formula="of:=[.G14]" office:value-type="float" office:value="16.716" calcext:value-type="float">
            <text:p>17</text:p>
          </table:table-cell>
          <table:table-cell table:style-name="ce7" table:formula="of:=[.G35]" office:value-type="float" office:value="0.523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float" office:value="6279" calcext:value-type="float">
            <text:p>6279.00</text:p>
          </table:table-cell>
          <table:table-cell table:style-name="ce3" office:value-type="float" office:value="0.121" calcext:value-type="float">
            <text:p>0.121</text:p>
          </table:table-cell>
          <table:table-cell table:style-name="ce3" office:value-type="float" office:value="0.458" calcext:value-type="float">
            <text:p>0.458</text:p>
          </table:table-cell>
          <table:table-cell office:value-type="float" office:value="465" calcext:value-type="float">
            <text:p>465.00</text:p>
          </table:table-cell>
          <table:table-cell table:style-name="ce3" office:value-type="float" office:value="0.115" calcext:value-type="float">
            <text:p>0.115</text:p>
          </table:table-cell>
          <table:table-cell table:style-name="ce3" office:value-type="float" office:value="0.427" calcext:value-type="float">
            <text:p>0.427</text:p>
          </table:table-cell>
          <table:table-cell table:number-columns-repeated="4"/>
          <table:table-cell table:style-name="ce7" office:value-type="float" office:value="130" calcext:value-type="float">
            <text:p>130</text:p>
          </table:table-cell>
          <table:table-cell table:style-name="ce7" table:formula="of:=[.G15]" office:value-type="float" office:value="14.46" calcext:value-type="float">
            <text:p>14</text:p>
          </table:table-cell>
          <table:table-cell table:style-name="ce7" table:formula="of:=[.G36]" office:value-type="float" office:value="0.427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float" office:value="6731" calcext:value-type="float">
            <text:p>6731.00</text:p>
          </table:table-cell>
          <table:table-cell table:style-name="ce3" office:value-type="float" office:value="0.119" calcext:value-type="float">
            <text:p>0.119</text:p>
          </table:table-cell>
          <table:table-cell table:style-name="ce3" office:value-type="float" office:value="0.456" calcext:value-type="float">
            <text:p>0.456</text:p>
          </table:table-cell>
          <table:table-cell office:value-type="float" office:value="452" calcext:value-type="float">
            <text:p>452.00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0.425" calcext:value-type="float">
            <text:p>0.425</text:p>
          </table:table-cell>
          <table:table-cell table:number-columns-repeated="4"/>
          <table:table-cell table:style-name="ce7" office:value-type="float" office:value="140" calcext:value-type="float">
            <text:p>140</text:p>
          </table:table-cell>
          <table:table-cell table:style-name="ce7" table:formula="of:=[.G16]" office:value-type="float" office:value="14.924" calcext:value-type="float">
            <text:p>15</text:p>
          </table:table-cell>
          <table:table-cell table:style-name="ce7" table:formula="of:=[.G37]" office:value-type="float" office:value="0.425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float" office:value="7220" calcext:value-type="float">
            <text:p>7220.00</text:p>
          </table:table-cell>
          <table:table-cell table:style-name="ce3" office:value-type="float" office:value="0.12" calcext:value-type="float">
            <text:p>0.120</text:p>
          </table:table-cell>
          <table:table-cell table:style-name="ce3" office:value-type="float" office:value="0.458" calcext:value-type="float">
            <text:p>0.458</text:p>
          </table:table-cell>
          <table:table-cell office:value-type="float" office:value="489" calcext:value-type="float">
            <text:p>489.00</text:p>
          </table:table-cell>
          <table:table-cell table:style-name="ce3" office:value-type="float" office:value="0.128" calcext:value-type="float">
            <text:p>0.128</text:p>
          </table:table-cell>
          <table:table-cell table:style-name="ce3" office:value-type="float" office:value="0.491" calcext:value-type="float">
            <text:p>0.491</text:p>
          </table:table-cell>
          <table:table-cell table:number-columns-repeated="4"/>
          <table:table-cell table:style-name="ce7" office:value-type="float" office:value="150" calcext:value-type="float">
            <text:p>150</text:p>
          </table:table-cell>
          <table:table-cell table:style-name="ce7" table:formula="of:=[.G17]" office:value-type="float" office:value="14.681" calcext:value-type="float">
            <text:p>15</text:p>
          </table:table-cell>
          <table:table-cell table:style-name="ce7" table:formula="of:=[.G38]" office:value-type="float" office:value="0.491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float" office:value="7675" calcext:value-type="float">
            <text:p>7675.00</text:p>
          </table:table-cell>
          <table:table-cell table:style-name="ce3" office:value-type="float" office:value="0.119" calcext:value-type="float">
            <text:p>0.119</text:p>
          </table:table-cell>
          <table:table-cell table:style-name="ce3" office:value-type="float" office:value="0.454" calcext:value-type="float">
            <text:p>0.454</text:p>
          </table:table-cell>
          <table:table-cell office:value-type="float" office:value="455" calcext:value-type="float">
            <text:p>455.00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377" calcext:value-type="float">
            <text:p>0.377</text:p>
          </table:table-cell>
          <table:table-cell table:number-columns-repeated="4"/>
          <table:table-cell table:style-name="ce7" office:value-type="float" office:value="160" calcext:value-type="float">
            <text:p>160</text:p>
          </table:table-cell>
          <table:table-cell table:style-name="ce7" table:formula="of:=[.G18]" office:value-type="float" office:value="14.162" calcext:value-type="float">
            <text:p>14</text:p>
          </table:table-cell>
          <table:table-cell table:style-name="ce7" table:formula="of:=[.G39]" office:value-type="float" office:value="0.377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float" office:value="8164" calcext:value-type="float">
            <text:p>8164.0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448" calcext:value-type="float">
            <text:p>0.448</text:p>
          </table:table-cell>
          <table:table-cell office:value-type="float" office:value="489" calcext:value-type="float">
            <text:p>489.00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office:value-type="float" office:value="0.349" calcext:value-type="float">
            <text:p>0.349</text:p>
          </table:table-cell>
          <table:table-cell table:number-columns-repeated="4"/>
          <table:table-cell table:style-name="ce7" office:value-type="float" office:value="170" calcext:value-type="float">
            <text:p>170</text:p>
          </table:table-cell>
          <table:table-cell table:style-name="ce7" table:formula="of:=[.G19]" office:value-type="float" office:value="16.003" calcext:value-type="float">
            <text:p>16</text:p>
          </table:table-cell>
          <table:table-cell table:style-name="ce7" table:formula="of:=[.G40]" office:value-type="float" office:value="0.349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80" calcext:value-type="float">
            <text:p>180</text:p>
          </table:table-cell>
          <table:table-cell office:value-type="float" office:value="8602" calcext:value-type="float">
            <text:p>8602.00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0.443" calcext:value-type="float">
            <text:p>0.443</text:p>
          </table:table-cell>
          <table:table-cell office:value-type="float" office:value="438" calcext:value-type="float">
            <text:p>438.00</text:p>
          </table:table-cell>
          <table:table-cell table:style-name="ce3" office:value-type="float" office:value="0.09" calcext:value-type="float">
            <text:p>0.090</text:p>
          </table:table-cell>
          <table:table-cell table:style-name="ce3" office:value-type="float" office:value="0.337" calcext:value-type="float">
            <text:p>0.337</text:p>
          </table:table-cell>
          <table:table-cell table:number-columns-repeated="4"/>
          <table:table-cell table:style-name="ce7" office:value-type="float" office:value="180" calcext:value-type="float">
            <text:p>180</text:p>
          </table:table-cell>
          <table:table-cell table:style-name="ce7" table:formula="of:=[.G20]" office:value-type="float" office:value="14.087" calcext:value-type="float">
            <text:p>14</text:p>
          </table:table-cell>
          <table:table-cell table:style-name="ce7" table:formula="of:=[.G41]" office:value-type="float" office:value="0.337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7" table:number-columns-repeated="4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10" office:value-type="string" calcext:value-type="string" table:number-columns-spanned="3" table:number-rows-spanned="1">
            <text:p>TOTAL SQRT(MEAN SQ) OVER TIME</text:p>
          </table:table-cell>
          <table:covered-table-cell table:style-name="ce10"/>
          <table:covered-table-cell table:style-name="ce4"/>
          <table:table-cell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DSCS</text:p>
          </table:table-cell>
          <table:table-cell table:style-name="ce4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0" calcext:value-type="float">
            <text:p>10</text:p>
          </table:table-cell>
          <table:table-cell table:style-name="ce7" table:formula="of:=[.D3]" office:value-type="float" office:value="15.315" calcext:value-type="float">
            <text:p>15</text:p>
          </table:table-cell>
          <table:table-cell table:style-name="ce7" table:formula="of:=[.D24]" office:value-type="float" office:value="0.535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20" calcext:value-type="float">
            <text:p>20</text:p>
          </table:table-cell>
          <table:table-cell table:style-name="ce7" table:formula="of:=[.D4]" office:value-type="float" office:value="15.794" calcext:value-type="float">
            <text:p>16</text:p>
          </table:table-cell>
          <table:table-cell table:style-name="ce7" table:formula="of:=[.D25]" office:value-type="float" office:value="0.479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30" calcext:value-type="float">
            <text:p>30</text:p>
          </table:table-cell>
          <table:table-cell table:style-name="ce7" table:formula="of:=[.D5]" office:value-type="float" office:value="16.223" calcext:value-type="float">
            <text:p>16</text:p>
          </table:table-cell>
          <table:table-cell table:style-name="ce7" table:formula="of:=[.D26]" office:value-type="float" office:value="0.499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40" calcext:value-type="float">
            <text:p>40</text:p>
          </table:table-cell>
          <table:table-cell table:style-name="ce7" table:formula="of:=[.D6]" office:value-type="float" office:value="16.424" calcext:value-type="float">
            <text:p>16</text:p>
          </table:table-cell>
          <table:table-cell table:style-name="ce7" table:formula="of:=[.D27]" office:value-type="float" office:value="0.503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50" calcext:value-type="float">
            <text:p>50</text:p>
          </table:table-cell>
          <table:table-cell table:style-name="ce7" table:formula="of:=[.D7]" office:value-type="float" office:value="16.225" calcext:value-type="float">
            <text:p>16</text:p>
          </table:table-cell>
          <table:table-cell table:style-name="ce7" table:formula="of:=[.D28]" office:value-type="float" office:value="0.48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60" calcext:value-type="float">
            <text:p>60</text:p>
          </table:table-cell>
          <table:table-cell table:style-name="ce7" table:formula="of:=[.D8]" office:value-type="float" office:value="16.095" calcext:value-type="float">
            <text:p>16</text:p>
          </table:table-cell>
          <table:table-cell table:style-name="ce7" table:formula="of:=[.D29]" office:value-type="float" office:value="0.462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70" calcext:value-type="float">
            <text:p>70</text:p>
          </table:table-cell>
          <table:table-cell table:style-name="ce7" table:formula="of:=[.D9]" office:value-type="float" office:value="16.115" calcext:value-type="float">
            <text:p>16</text:p>
          </table:table-cell>
          <table:table-cell table:style-name="ce7" table:formula="of:=[.D30]" office:value-type="float" office:value="0.481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80" calcext:value-type="float">
            <text:p>80</text:p>
          </table:table-cell>
          <table:table-cell table:style-name="ce7" table:formula="of:=[.D10]" office:value-type="float" office:value="15.935" calcext:value-type="float">
            <text:p>16</text:p>
          </table:table-cell>
          <table:table-cell table:style-name="ce7" table:formula="of:=[.D31]" office:value-type="float" office:value="0.468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90" calcext:value-type="float">
            <text:p>90</text:p>
          </table:table-cell>
          <table:table-cell table:style-name="ce7" table:formula="of:=[.D11]" office:value-type="float" office:value="15.816" calcext:value-type="float">
            <text:p>16</text:p>
          </table:table-cell>
          <table:table-cell table:style-name="ce7" table:formula="of:=[.D32]" office:value-type="float" office:value="0.47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00" calcext:value-type="float">
            <text:p>100</text:p>
          </table:table-cell>
          <table:table-cell table:style-name="ce7" table:formula="of:=[.D12]" office:value-type="float" office:value="15.777" calcext:value-type="float">
            <text:p>16</text:p>
          </table:table-cell>
          <table:table-cell table:style-name="ce7" table:formula="of:=[.D33]" office:value-type="float" office:value="0.458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10" calcext:value-type="float">
            <text:p>110</text:p>
          </table:table-cell>
          <table:table-cell table:style-name="ce7" table:formula="of:=[.D13]" office:value-type="float" office:value="15.804" calcext:value-type="float">
            <text:p>16</text:p>
          </table:table-cell>
          <table:table-cell table:style-name="ce7" table:formula="of:=[.D34]" office:value-type="float" office:value="0.454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20" calcext:value-type="float">
            <text:p>120</text:p>
          </table:table-cell>
          <table:table-cell table:style-name="ce7" table:formula="of:=[.D14]" office:value-type="float" office:value="15.884" calcext:value-type="float">
            <text:p>16</text:p>
          </table:table-cell>
          <table:table-cell table:style-name="ce7" table:formula="of:=[.D35]" office:value-type="float" office:value="0.46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30" calcext:value-type="float">
            <text:p>130</text:p>
          </table:table-cell>
          <table:table-cell table:style-name="ce7" table:formula="of:=[.D15]" office:value-type="float" office:value="15.784" calcext:value-type="float">
            <text:p>16</text:p>
          </table:table-cell>
          <table:table-cell table:style-name="ce7" table:formula="of:=[.D36]" office:value-type="float" office:value="0.458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40" calcext:value-type="float">
            <text:p>140</text:p>
          </table:table-cell>
          <table:table-cell table:style-name="ce7" table:formula="of:=[.D16]" office:value-type="float" office:value="15.727" calcext:value-type="float">
            <text:p>16</text:p>
          </table:table-cell>
          <table:table-cell table:style-name="ce7" table:formula="of:=[.D37]" office:value-type="float" office:value="0.456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50" calcext:value-type="float">
            <text:p>150</text:p>
          </table:table-cell>
          <table:table-cell table:style-name="ce7" table:formula="of:=[.D17]" office:value-type="float" office:value="15.658" calcext:value-type="float">
            <text:p>16</text:p>
          </table:table-cell>
          <table:table-cell table:style-name="ce7" table:formula="of:=[.D38]" office:value-type="float" office:value="0.458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60" calcext:value-type="float">
            <text:p>160</text:p>
          </table:table-cell>
          <table:table-cell table:style-name="ce7" table:formula="of:=[.D18]" office:value-type="float" office:value="15.574" calcext:value-type="float">
            <text:p>16</text:p>
          </table:table-cell>
          <table:table-cell table:style-name="ce7" table:formula="of:=[.D39]" office:value-type="float" office:value="0.454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70" calcext:value-type="float">
            <text:p>170</text:p>
          </table:table-cell>
          <table:table-cell table:style-name="ce7" table:formula="of:=[.D19]" office:value-type="float" office:value="15.599" calcext:value-type="float">
            <text:p>16</text:p>
          </table:table-cell>
          <table:table-cell table:style-name="ce7" table:formula="of:=[.D40]" office:value-type="float" office:value="0.448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80" calcext:value-type="float">
            <text:p>180</text:p>
          </table:table-cell>
          <table:table-cell table:style-name="ce7" table:formula="of:=[.D20]" office:value-type="float" office:value="15.525" calcext:value-type="float">
            <text:p>16</text:p>
          </table:table-cell>
          <table:table-cell table:style-name="ce7" table:formula="of:=[.D41]" office:value-type="float" office:value="0.443" calcext:value-type="float">
            <text:p>0</text:p>
          </table:table-cell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.25" table:style-name="ta1">
        <table:shapes>
          <draw:frame draw:z-index="0" draw:style-name="gr1" draw:text-style-name="P1" svg:width="15.999cm" svg:height="8.999cm" svg:x="28.43cm" svg:y="9.634cm">
            <draw:object draw:notify-on-update-of-ranges="'Traffic.25'.L24:'Traffic.25'.L41 'Traffic.25'.M23:'Traffic.25'.M23 'Traffic.25'.M24:'Traffic.25'.M41 'Traffic.25'.L24:'Traffic.25'.L41 'Traffic.25'.N23:'Traffic.25'.N23 'Traffic.25'.N24:'Traffic.25'.N4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.005cm" svg:height="9.004cm" svg:x="28.466cm" svg:y="20.001cm">
            <draw:object draw:notify-on-update-of-ranges="'Traffic.10'.L47:'Traffic.10'.L64 'Traffic.10'.M46:'Traffic.10'.M46 'Traffic.10'.M47:'Traffic.10'.M64 'Traffic.10'.L47:'Traffic.10'.L64 'Traffic.10'.N46:'Traffic.10'.N46 'Traffic.10'.N47:'Traffic.10'.N64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default-cell-style-name="ce9"/>
        <table:table-column table:style-name="co3" table:default-cell-style-name="ce7"/>
        <table:table-column table:style-name="co14" table:default-cell-style-name="ce9"/>
        <table:table-column table:style-name="co15" table:default-cell-style-name="ce9"/>
        <table:table-column table:style-name="co16" table:default-cell-style-name="ce7"/>
        <table:table-column table:style-name="co3" table:default-cell-style-name="ce9"/>
        <table:table-column table:style-name="co17" table:default-cell-style-name="ce9"/>
        <table:table-column table:style-name="co8" table:default-cell-style-name="ce9"/>
        <table:table-column table:style-name="co18" table:default-cell-style-name="ce9"/>
        <table:table-column table:style-name="co19" table:default-cell-style-name="ce9"/>
        <table:table-column table:style-name="co8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3" table:number-columns-repeated="1010" table:default-cell-style-name="ce9"/>
        <table:table-row table:style-name="ro1">
          <table:table-cell table:style-name="ce4" office:value-type="string" calcext:value-type="string">
            <text:p>DSCS</text:p>
          </table:table-cell>
          <table:table-cell table:style-name="ce22" office:value-type="string" calcext:value-type="string" table:number-columns-spanned="3" table:number-rows-spanned="1">
            <text:p>Total</text:p>
          </table:table-cell>
          <table:covered-table-cell table:number-columns-repeated="2" table:style-name="ce12"/>
          <table:table-cell table:style-name="ce22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2"/>
          <table:table-cell table:number-columns-repeated="1017"/>
        </table:table-row>
        <table:table-row table:style-name="ro1">
          <table:table-cell table:style-name="ce7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4" office:value-type="string" calcext:value-type="string">
            <text:p>PHASE</text:p>
          </table:table-cell>
          <table:table-cell table:style-name="ce4" office:value-type="string" calcext:value-type="string">
            <text:p><text:s/>LENGTH</text:p>
          </table:table-cell>
          <table:table-cell table:style-name="ce21"/>
          <table:table-cell table:style-name="ce10" office:value-type="string" calcext:value-type="string" table:number-columns-spanned="3" table:number-rows-spanned="1">
            <text:p>Distribution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3" office:value-type="float" office:value="15.211" calcext:value-type="float">
            <text:p>15,211</text:p>
          </table:table-cell>
          <table:table-cell table:style-name="ce13" office:value-type="float" office:value="18.463" calcext:value-type="float">
            <text:p>18,463</text:p>
          </table:table-cell>
          <table:table-cell table:style-name="ce2" office:value-type="float" office:value="555" calcext:value-type="float">
            <text:p>555</text:p>
          </table:table-cell>
          <table:table-cell table:style-name="ce13" office:value-type="float" office:value="15.211" calcext:value-type="float">
            <text:p>15,211</text:p>
          </table:table-cell>
          <table:table-cell table:style-name="ce13" office:value-type="float" office:value="18.463" calcext:value-type="float">
            <text:p>18,463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15" office:value-type="float" office:value="11" calcext:value-type="float">
            <text:p>11.0</text:p>
          </table:table-cell>
          <table:table-cell table:style-name="ce14"/>
          <table:table-cell office:value-type="string" calcext:value-type="string">
            <text:p>NORTH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25</text:p>
          </table:table-cell>
          <table:table-cell table:number-columns-repeated="1010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" office:value-type="float" office:value="1171" calcext:value-type="float">
            <text:p>1171</text:p>
          </table:table-cell>
          <table:table-cell table:style-name="ce13" office:value-type="float" office:value="15.708" calcext:value-type="float">
            <text:p>15,708</text:p>
          </table:table-cell>
          <table:table-cell table:style-name="ce13" office:value-type="float" office:value="18.86" calcext:value-type="float">
            <text:p>18,860</text:p>
          </table:table-cell>
          <table:table-cell table:style-name="ce2" office:value-type="float" office:value="616" calcext:value-type="float">
            <text:p>616</text:p>
          </table:table-cell>
          <table:table-cell table:style-name="ce13" office:value-type="float" office:value="16.156" calcext:value-type="float">
            <text:p>16,156</text:p>
          </table:table-cell>
          <table:table-cell table:style-name="ce13" office:value-type="float" office:value="19.212" calcext:value-type="float">
            <text:p>19,212</text:p>
          </table:table-cell>
          <table:table-cell/>
          <table:table-cell office:value-type="float" office:value="2" calcext:value-type="float">
            <text:p>2.00</text:p>
          </table:table-cell>
          <table:table-cell table:style-name="ce15" office:value-type="float" office:value="7" calcext:value-type="float">
            <text:p>7.0</text:p>
          </table:table-cell>
          <table:table-cell table:style-name="ce14"/>
          <table:table-cell office:value-type="string" calcext:value-type="string">
            <text:p>SOUTH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25</text:p>
          </table:table-cell>
          <table:table-cell table:number-columns-repeated="1010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2" office:value-type="float" office:value="1804" calcext:value-type="float">
            <text:p>1804</text:p>
          </table:table-cell>
          <table:table-cell table:style-name="ce13" office:value-type="float" office:value="15.94" calcext:value-type="float">
            <text:p>15,940</text:p>
          </table:table-cell>
          <table:table-cell table:style-name="ce13" office:value-type="float" office:value="19.084" calcext:value-type="float">
            <text:p>19,084</text:p>
          </table:table-cell>
          <table:table-cell table:style-name="ce2" office:value-type="float" office:value="633" calcext:value-type="float">
            <text:p>633</text:p>
          </table:table-cell>
          <table:table-cell table:style-name="ce13" office:value-type="float" office:value="16.368" calcext:value-type="float">
            <text:p>16,368</text:p>
          </table:table-cell>
          <table:table-cell table:style-name="ce13" office:value-type="float" office:value="19.491" calcext:value-type="float">
            <text:p>19,491</text:p>
          </table:table-cell>
          <table:table-cell/>
          <table:table-cell office:value-type="float" office:value="3" calcext:value-type="float">
            <text:p>3.00</text:p>
          </table:table-cell>
          <table:table-cell table:style-name="ce15" office:value-type="float" office:value="11" calcext:value-type="float">
            <text:p>11.0</text:p>
          </table:table-cell>
          <table:table-cell table:style-name="ce14"/>
          <table:table-cell office:value-type="string" calcext:value-type="string">
            <text:p>EAST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25</text:p>
          </table:table-cell>
          <table:table-cell table:number-columns-repeated="1010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2" office:value-type="float" office:value="2374" calcext:value-type="float">
            <text:p>2374</text:p>
          </table:table-cell>
          <table:table-cell table:style-name="ce13" office:value-type="float" office:value="15.519" calcext:value-type="float">
            <text:p>15,519</text:p>
          </table:table-cell>
          <table:table-cell table:style-name="ce13" office:value-type="float" office:value="18.705" calcext:value-type="float">
            <text:p>18,705</text:p>
          </table:table-cell>
          <table:table-cell table:style-name="ce2" office:value-type="float" office:value="570" calcext:value-type="float">
            <text:p>570</text:p>
          </table:table-cell>
          <table:table-cell table:style-name="ce13" office:value-type="float" office:value="14.188" calcext:value-type="float">
            <text:p>14,188</text:p>
          </table:table-cell>
          <table:table-cell table:style-name="ce13" office:value-type="float" office:value="17.449" calcext:value-type="float">
            <text:p>17,449</text:p>
          </table:table-cell>
          <table:table-cell/>
          <table:table-cell office:value-type="float" office:value="4" calcext:value-type="float">
            <text:p>4.00</text:p>
          </table:table-cell>
          <table:table-cell table:style-name="ce15" office:value-type="float" office:value="7" calcext:value-type="float">
            <text:p>7.0</text:p>
          </table:table-cell>
          <table:table-cell table:style-name="ce14"/>
          <table:table-cell office:value-type="string" calcext:value-type="string">
            <text:p>WEST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25</text:p>
          </table:table-cell>
          <table:table-cell table:number-columns-repeated="1010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2" office:value-type="float" office:value="2972" calcext:value-type="float">
            <text:p>2972</text:p>
          </table:table-cell>
          <table:table-cell table:style-name="ce13" office:value-type="float" office:value="15.503" calcext:value-type="float">
            <text:p>15,503</text:p>
          </table:table-cell>
          <table:table-cell table:style-name="ce13" office:value-type="float" office:value="18.654" calcext:value-type="float">
            <text:p>18,654</text:p>
          </table:table-cell>
          <table:table-cell table:style-name="ce2" office:value-type="float" office:value="598" calcext:value-type="float">
            <text:p>598</text:p>
          </table:table-cell>
          <table:table-cell table:style-name="ce13" office:value-type="float" office:value="15.44" calcext:value-type="float">
            <text:p>15,440</text:p>
          </table:table-cell>
          <table:table-cell table:style-name="ce13" office:value-type="float" office:value="18.45" calcext:value-type="float">
            <text:p>18,450</text:p>
          </table:table-cell>
          <table:table-cell/>
          <table:table-cell office:value-type="string" calcext:value-type="string">
            <text:p>IDLE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2" office:value-type="float" office:value="3560" calcext:value-type="float">
            <text:p>3560</text:p>
          </table:table-cell>
          <table:table-cell table:style-name="ce13" office:value-type="float" office:value="15.73" calcext:value-type="float">
            <text:p>15,730</text:p>
          </table:table-cell>
          <table:table-cell table:style-name="ce13" office:value-type="float" office:value="18.935" calcext:value-type="float">
            <text:p>18,935</text:p>
          </table:table-cell>
          <table:table-cell table:style-name="ce2" office:value-type="float" office:value="588" calcext:value-type="float">
            <text:p>588</text:p>
          </table:table-cell>
          <table:table-cell table:style-name="ce13" office:value-type="float" office:value="16.878" calcext:value-type="float">
            <text:p>16,878</text:p>
          </table:table-cell>
          <table:table-cell table:style-name="ce13" office:value-type="float" office:value="20.299" calcext:value-type="float">
            <text:p>20,299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2" office:value-type="float" office:value="4168" calcext:value-type="float">
            <text:p>4168</text:p>
          </table:table-cell>
          <table:table-cell table:style-name="ce13" office:value-type="float" office:value="15.73" calcext:value-type="float">
            <text:p>15,730</text:p>
          </table:table-cell>
          <table:table-cell table:style-name="ce13" office:value-type="float" office:value="18.904" calcext:value-type="float">
            <text:p>18,904</text:p>
          </table:table-cell>
          <table:table-cell table:style-name="ce2" office:value-type="float" office:value="608" calcext:value-type="float">
            <text:p>608</text:p>
          </table:table-cell>
          <table:table-cell table:style-name="ce13" office:value-type="float" office:value="15.728" calcext:value-type="float">
            <text:p>15,728</text:p>
          </table:table-cell>
          <table:table-cell table:style-name="ce13" office:value-type="float" office:value="18.719" calcext:value-type="float">
            <text:p>18,719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2" office:value-type="float" office:value="4753" calcext:value-type="float">
            <text:p>4753</text:p>
          </table:table-cell>
          <table:table-cell table:style-name="ce13" office:value-type="float" office:value="15.541" calcext:value-type="float">
            <text:p>15,541</text:p>
          </table:table-cell>
          <table:table-cell table:style-name="ce13" office:value-type="float" office:value="18.72" calcext:value-type="float">
            <text:p>18,720</text:p>
          </table:table-cell>
          <table:table-cell table:style-name="ce2" office:value-type="float" office:value="585" calcext:value-type="float">
            <text:p>585</text:p>
          </table:table-cell>
          <table:table-cell table:style-name="ce13" office:value-type="float" office:value="14.195" calcext:value-type="float">
            <text:p>14,195</text:p>
          </table:table-cell>
          <table:table-cell table:style-name="ce13" office:value-type="float" office:value="17.354" calcext:value-type="float">
            <text:p>17,354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2" office:value-type="float" office:value="5335" calcext:value-type="float">
            <text:p>5335</text:p>
          </table:table-cell>
          <table:table-cell table:style-name="ce13" office:value-type="float" office:value="15.482" calcext:value-type="float">
            <text:p>15,482</text:p>
          </table:table-cell>
          <table:table-cell table:style-name="ce13" office:value-type="float" office:value="18.682" calcext:value-type="float">
            <text:p>18,682</text:p>
          </table:table-cell>
          <table:table-cell table:style-name="ce2" office:value-type="float" office:value="582" calcext:value-type="float">
            <text:p>582</text:p>
          </table:table-cell>
          <table:table-cell table:style-name="ce13" office:value-type="float" office:value="15.001" calcext:value-type="float">
            <text:p>15,001</text:p>
          </table:table-cell>
          <table:table-cell table:style-name="ce13" office:value-type="float" office:value="18.369" calcext:value-type="float">
            <text:p>18,369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2" office:value-type="float" office:value="5984" calcext:value-type="float">
            <text:p>5984</text:p>
          </table:table-cell>
          <table:table-cell table:style-name="ce13" office:value-type="float" office:value="15.619" calcext:value-type="float">
            <text:p>15,619</text:p>
          </table:table-cell>
          <table:table-cell table:style-name="ce13" office:value-type="float" office:value="18.828" calcext:value-type="float">
            <text:p>18,828</text:p>
          </table:table-cell>
          <table:table-cell table:style-name="ce2" office:value-type="float" office:value="649" calcext:value-type="float">
            <text:p>649</text:p>
          </table:table-cell>
          <table:table-cell table:style-name="ce13" office:value-type="float" office:value="16.746" calcext:value-type="float">
            <text:p>16,746</text:p>
          </table:table-cell>
          <table:table-cell table:style-name="ce13" office:value-type="float" office:value="19.992" calcext:value-type="float">
            <text:p>19,992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6605" calcext:value-type="float">
            <text:p>6605</text:p>
          </table:table-cell>
          <table:table-cell table:style-name="ce13" office:value-type="float" office:value="15.541" calcext:value-type="float">
            <text:p>15,541</text:p>
          </table:table-cell>
          <table:table-cell table:style-name="ce13" office:value-type="float" office:value="18.77" calcext:value-type="float">
            <text:p>18,770</text:p>
          </table:table-cell>
          <table:table-cell table:style-name="ce2" office:value-type="float" office:value="621" calcext:value-type="float">
            <text:p>621</text:p>
          </table:table-cell>
          <table:table-cell table:style-name="ce13" office:value-type="float" office:value="14.789" calcext:value-type="float">
            <text:p>14,789</text:p>
          </table:table-cell>
          <table:table-cell table:style-name="ce13" office:value-type="float" office:value="18.202" calcext:value-type="float">
            <text:p>18,202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2" office:value-type="float" office:value="7159" calcext:value-type="float">
            <text:p>7159</text:p>
          </table:table-cell>
          <table:table-cell table:style-name="ce13" office:value-type="float" office:value="15.476" calcext:value-type="float">
            <text:p>15,476</text:p>
          </table:table-cell>
          <table:table-cell table:style-name="ce13" office:value-type="float" office:value="18.715" calcext:value-type="float">
            <text:p>18,715</text:p>
          </table:table-cell>
          <table:table-cell table:style-name="ce2" office:value-type="float" office:value="554" calcext:value-type="float">
            <text:p>554</text:p>
          </table:table-cell>
          <table:table-cell table:style-name="ce13" office:value-type="float" office:value="14.7" calcext:value-type="float">
            <text:p>14,700</text:p>
          </table:table-cell>
          <table:table-cell table:style-name="ce13" office:value-type="float" office:value="18.04" calcext:value-type="float">
            <text:p>18,040</text:p>
          </table:table-cell>
          <table:table-cell table:number-columns-repeated="1017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2" office:value-type="float" office:value="7717" calcext:value-type="float">
            <text:p>7717</text:p>
          </table:table-cell>
          <table:table-cell table:style-name="ce13" office:value-type="float" office:value="15.406" calcext:value-type="float">
            <text:p>15,406</text:p>
          </table:table-cell>
          <table:table-cell table:style-name="ce13" office:value-type="float" office:value="18.643" calcext:value-type="float">
            <text:p>18,643</text:p>
          </table:table-cell>
          <table:table-cell table:style-name="ce2" office:value-type="float" office:value="558" calcext:value-type="float">
            <text:p>558</text:p>
          </table:table-cell>
          <table:table-cell table:style-name="ce13" office:value-type="float" office:value="14.508" calcext:value-type="float">
            <text:p>14,508</text:p>
          </table:table-cell>
          <table:table-cell table:style-name="ce13" office:value-type="float" office:value="17.7" calcext:value-type="float">
            <text:p>17,700</text:p>
          </table:table-cell>
          <table:table-cell table:number-columns-repeated="1017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2" office:value-type="float" office:value="8337" calcext:value-type="float">
            <text:p>8337</text:p>
          </table:table-cell>
          <table:table-cell table:style-name="ce13" office:value-type="float" office:value="15.447" calcext:value-type="float">
            <text:p>15,447</text:p>
          </table:table-cell>
          <table:table-cell table:style-name="ce13" office:value-type="float" office:value="18.667" calcext:value-type="float">
            <text:p>18,667</text:p>
          </table:table-cell>
          <table:table-cell table:style-name="ce2" office:value-type="float" office:value="620" calcext:value-type="float">
            <text:p>620</text:p>
          </table:table-cell>
          <table:table-cell table:style-name="ce13" office:value-type="float" office:value="15.949" calcext:value-type="float">
            <text:p>15,949</text:p>
          </table:table-cell>
          <table:table-cell table:style-name="ce13" office:value-type="float" office:value="18.955" calcext:value-type="float">
            <text:p>18,955</text:p>
          </table:table-cell>
          <table:table-cell table:number-columns-repeated="1017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2" office:value-type="float" office:value="8903" calcext:value-type="float">
            <text:p>8903</text:p>
          </table:table-cell>
          <table:table-cell table:style-name="ce13" office:value-type="float" office:value="15.41" calcext:value-type="float">
            <text:p>15,410</text:p>
          </table:table-cell>
          <table:table-cell table:style-name="ce13" office:value-type="float" office:value="18.647" calcext:value-type="float">
            <text:p>18,647</text:p>
          </table:table-cell>
          <table:table-cell table:style-name="ce2" office:value-type="float" office:value="566" calcext:value-type="float">
            <text:p>566</text:p>
          </table:table-cell>
          <table:table-cell table:style-name="ce13" office:value-type="float" office:value="14.877" calcext:value-type="float">
            <text:p>14,877</text:p>
          </table:table-cell>
          <table:table-cell table:style-name="ce13" office:value-type="float" office:value="18.35" calcext:value-type="float">
            <text:p>18,350</text:p>
          </table:table-cell>
          <table:table-cell table:number-columns-repeated="1017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2" office:value-type="float" office:value="9488" calcext:value-type="float">
            <text:p>9488</text:p>
          </table:table-cell>
          <table:table-cell table:style-name="ce13" office:value-type="float" office:value="15.362" calcext:value-type="float">
            <text:p>15,362</text:p>
          </table:table-cell>
          <table:table-cell table:style-name="ce13" office:value-type="float" office:value="18.604" calcext:value-type="float">
            <text:p>18,604</text:p>
          </table:table-cell>
          <table:table-cell table:style-name="ce2" office:value-type="float" office:value="585" calcext:value-type="float">
            <text:p>585</text:p>
          </table:table-cell>
          <table:table-cell table:style-name="ce13" office:value-type="float" office:value="14.631" calcext:value-type="float">
            <text:p>14,631</text:p>
          </table:table-cell>
          <table:table-cell table:style-name="ce13" office:value-type="float" office:value="17.937" calcext:value-type="float">
            <text:p>17,937</text:p>
          </table:table-cell>
          <table:table-cell table:number-columns-repeated="1017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2" office:value-type="float" office:value="10048" calcext:value-type="float">
            <text:p>10048</text:p>
          </table:table-cell>
          <table:table-cell table:style-name="ce13" office:value-type="float" office:value="15.368" calcext:value-type="float">
            <text:p>15,368</text:p>
          </table:table-cell>
          <table:table-cell table:style-name="ce13" office:value-type="float" office:value="18.59" calcext:value-type="float">
            <text:p>18,590</text:p>
          </table:table-cell>
          <table:table-cell table:style-name="ce2" office:value-type="float" office:value="560" calcext:value-type="float">
            <text:p>560</text:p>
          </table:table-cell>
          <table:table-cell table:style-name="ce13" office:value-type="float" office:value="15.461" calcext:value-type="float">
            <text:p>15,461</text:p>
          </table:table-cell>
          <table:table-cell table:style-name="ce13" office:value-type="float" office:value="18.355" calcext:value-type="float">
            <text:p>18,355</text:p>
          </table:table-cell>
          <table:table-cell table:number-columns-repeated="1017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2" office:value-type="float" office:value="10627" calcext:value-type="float">
            <text:p>10627</text:p>
          </table:table-cell>
          <table:table-cell table:style-name="ce13" office:value-type="float" office:value="15.39" calcext:value-type="float">
            <text:p>15,390</text:p>
          </table:table-cell>
          <table:table-cell table:style-name="ce13" office:value-type="float" office:value="18.612" calcext:value-type="float">
            <text:p>18,612</text:p>
          </table:table-cell>
          <table:table-cell table:style-name="ce2" office:value-type="float" office:value="579" calcext:value-type="float">
            <text:p>579</text:p>
          </table:table-cell>
          <table:table-cell table:style-name="ce13" office:value-type="float" office:value="15.77" calcext:value-type="float">
            <text:p>15,770</text:p>
          </table:table-cell>
          <table:table-cell table:style-name="ce13" office:value-type="float" office:value="18.998" calcext:value-type="float">
            <text:p>18,998</text:p>
          </table:table-cell>
          <table:table-cell table:number-columns-repeated="1017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SAD</text:p>
          </table:table-cell>
          <table:table-cell table:style-name="ce22" office:value-type="string" calcext:value-type="string" table:number-columns-spanned="3" table:number-rows-spanned="1">
            <text:p>Total</text:p>
          </table:table-cell>
          <table:covered-table-cell table:number-columns-repeated="2" table:style-name="ce12"/>
          <table:table-cell table:style-name="ce22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2"/>
          <table:table-cell table:number-columns-repeated="4"/>
          <table:table-cell table:style-name="ce10" office:value-type="string" calcext:value-type="string" table:number-columns-spanned="3" table:number-rows-spanned="1">
            <text:p>SQRT(MEAN SQ) 10 MIN INTERVAL</text:p>
          </table:table-cell>
          <table:covered-table-cell table:style-name="ce19"/>
          <table:covered-table-cell table:style-name="ce4"/>
          <table:table-cell table:number-columns-repeated="1010"/>
        </table:table-row>
        <table:table-row table:style-name="ro1">
          <table:table-cell table:style-name="ce7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4" office:value-type="string" calcext:value-type="string">
            <text:p>DETECTOR RANGE</text:p>
          </table:table-cell>
          <table:table-cell table:style-name="ce20" office:value-type="float" office:value="70" calcext:value-type="float">
            <text:p>70</text:p>
          </table:table-cell>
          <table:table-cell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DSCS</text:p>
          </table:table-cell>
          <table:table-cell table:style-name="ce4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0.444" calcext:value-type="float">
            <text:p>0.444</text:p>
          </table:table-cell>
          <table:table-cell office:value-type="float" office:value="574" calcext:value-type="float">
            <text:p>574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0.444" calcext:value-type="float">
            <text:p>0.444</text:p>
          </table:table-cell>
          <table:table-cell table:number-columns-repeated="4"/>
          <table:table-cell table:style-name="ce7" office:value-type="float" office:value="10" calcext:value-type="float">
            <text:p>10</text:p>
          </table:table-cell>
          <table:table-cell table:style-name="ce7" table:formula="of:=[.G3]" office:value-type="float" office:value="18.463" calcext:value-type="float">
            <text:p>18</text:p>
          </table:table-cell>
          <table:table-cell table:style-name="ce7" table:formula="of:=[.G24]" office:value-type="float" office:value="0.444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float" office:value="1188" calcext:value-type="float">
            <text:p>1188</text:p>
          </table:table-cell>
          <table:table-cell table:style-name="ce3" office:value-type="float" office:value="0.177" calcext:value-type="float">
            <text:p>0.177</text:p>
          </table:table-cell>
          <table:table-cell table:style-name="ce3" office:value-type="float" office:value="0.648" calcext:value-type="float">
            <text:p>0.648</text:p>
          </table:table-cell>
          <table:table-cell office:value-type="float" office:value="614" calcext:value-type="float">
            <text:p>614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793" calcext:value-type="float">
            <text:p>0.793</text:p>
          </table:table-cell>
          <table:table-cell table:number-columns-repeated="4"/>
          <table:table-cell table:style-name="ce7" office:value-type="float" office:value="20" calcext:value-type="float">
            <text:p>20</text:p>
          </table:table-cell>
          <table:table-cell table:style-name="ce7" table:formula="of:=[.G4]" office:value-type="float" office:value="19.212" calcext:value-type="float">
            <text:p>19</text:p>
          </table:table-cell>
          <table:table-cell table:style-name="ce7" table:formula="of:=[.G25]" office:value-type="float" office:value="0.793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float" office:value="1813" calcext:value-type="float">
            <text:p>1813</text:p>
          </table:table-cell>
          <table:table-cell table:style-name="ce3" office:value-type="float" office:value="0.194" calcext:value-type="float">
            <text:p>0.194</text:p>
          </table:table-cell>
          <table:table-cell table:style-name="ce3" office:value-type="float" office:value="0.711" calcext:value-type="float">
            <text:p>0.711</text:p>
          </table:table-cell>
          <table:table-cell office:value-type="float" office:value="625" calcext:value-type="float">
            <text:p>625</text:p>
          </table:table-cell>
          <table:table-cell table:style-name="ce3" office:value-type="float" office:value="0.226" calcext:value-type="float">
            <text:p>0.226</text:p>
          </table:table-cell>
          <table:table-cell table:style-name="ce3" office:value-type="float" office:value="0.818" calcext:value-type="float">
            <text:p>0.818</text:p>
          </table:table-cell>
          <table:table-cell table:number-columns-repeated="4"/>
          <table:table-cell table:style-name="ce7" office:value-type="float" office:value="30" calcext:value-type="float">
            <text:p>30</text:p>
          </table:table-cell>
          <table:table-cell table:style-name="ce7" table:formula="of:=[.G5]" office:value-type="float" office:value="19.491" calcext:value-type="float">
            <text:p>19</text:p>
          </table:table-cell>
          <table:table-cell table:style-name="ce7" table:formula="of:=[.G26]" office:value-type="float" office:value="0.818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380" calcext:value-type="float">
            <text:p>2380</text:p>
          </table:table-cell>
          <table:table-cell table:style-name="ce3" office:value-type="float" office:value="0.185" calcext:value-type="float">
            <text:p>0.185</text:p>
          </table:table-cell>
          <table:table-cell table:style-name="ce3" office:value-type="float" office:value="0.683" calcext:value-type="float">
            <text:p>0.683</text:p>
          </table:table-cell>
          <table:table-cell office:value-type="float" office:value="567" calcext:value-type="float">
            <text:p>567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0.583" calcext:value-type="float">
            <text:p>0.583</text:p>
          </table:table-cell>
          <table:table-cell table:number-columns-repeated="4"/>
          <table:table-cell table:style-name="ce7" office:value-type="float" office:value="40" calcext:value-type="float">
            <text:p>40</text:p>
          </table:table-cell>
          <table:table-cell table:style-name="ce7" table:formula="of:=[.G6]" office:value-type="float" office:value="17.449" calcext:value-type="float">
            <text:p>17</text:p>
          </table:table-cell>
          <table:table-cell table:style-name="ce7" table:formula="of:=[.G27]" office:value-type="float" office:value="0.583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float" office:value="2990" calcext:value-type="float">
            <text:p>2990</text:p>
          </table:table-cell>
          <table:table-cell table:style-name="ce3" office:value-type="float" office:value="0.182" calcext:value-type="float">
            <text:p>0.182</text:p>
          </table:table-cell>
          <table:table-cell table:style-name="ce3" office:value-type="float" office:value="0.664" calcext:value-type="float">
            <text:p>0.664</text:p>
          </table:table-cell>
          <table:table-cell office:value-type="float" office:value="610" calcext:value-type="float">
            <text:p>610</text:p>
          </table:table-cell>
          <table:table-cell table:style-name="ce3" office:value-type="float" office:value="0.169" calcext:value-type="float">
            <text:p>0.169</text:p>
          </table:table-cell>
          <table:table-cell table:style-name="ce3" office:value-type="float" office:value="0.585" calcext:value-type="float">
            <text:p>0.585</text:p>
          </table:table-cell>
          <table:table-cell table:number-columns-repeated="4"/>
          <table:table-cell table:style-name="ce7" office:value-type="float" office:value="50" calcext:value-type="float">
            <text:p>50</text:p>
          </table:table-cell>
          <table:table-cell table:style-name="ce7" table:formula="of:=[.G7]" office:value-type="float" office:value="18.45" calcext:value-type="float">
            <text:p>18</text:p>
          </table:table-cell>
          <table:table-cell table:style-name="ce7" table:formula="of:=[.G28]" office:value-type="float" office:value="0.585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float" office:value="3577" calcext:value-type="float">
            <text:p>3577</text:p>
          </table:table-cell>
          <table:table-cell table:style-name="ce3" office:value-type="float" office:value="0.192" calcext:value-type="float">
            <text:p>0.192</text:p>
          </table:table-cell>
          <table:table-cell table:style-name="ce3" office:value-type="float" office:value="0.675" calcext:value-type="float">
            <text:p>0.675</text:p>
          </table:table-cell>
          <table:table-cell office:value-type="float" office:value="587" calcext:value-type="float">
            <text:p>587</text:p>
          </table:table-cell>
          <table:table-cell table:style-name="ce3" office:value-type="float" office:value="0.247" calcext:value-type="float">
            <text:p>0.247</text:p>
          </table:table-cell>
          <table:table-cell table:style-name="ce3" office:value-type="float" office:value="0.726" calcext:value-type="float">
            <text:p>0.726</text:p>
          </table:table-cell>
          <table:table-cell table:number-columns-repeated="4"/>
          <table:table-cell table:style-name="ce7" office:value-type="float" office:value="60" calcext:value-type="float">
            <text:p>60</text:p>
          </table:table-cell>
          <table:table-cell table:style-name="ce7" table:formula="of:=[.G8]" office:value-type="float" office:value="20.299" calcext:value-type="float">
            <text:p>20</text:p>
          </table:table-cell>
          <table:table-cell table:style-name="ce7" table:formula="of:=[.G29]" office:value-type="float" office:value="0.726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float" office:value="4184" calcext:value-type="float">
            <text:p>4184</text:p>
          </table:table-cell>
          <table:table-cell table:style-name="ce3" office:value-type="float" office:value="0.185" calcext:value-type="float">
            <text:p>0.185</text:p>
          </table:table-cell>
          <table:table-cell table:style-name="ce3" office:value-type="float" office:value="0.652" calcext:value-type="float">
            <text:p>0.652</text:p>
          </table:table-cell>
          <table:table-cell office:value-type="float" office:value="607" calcext:value-type="float">
            <text:p>607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0.5" calcext:value-type="float">
            <text:p>0.500</text:p>
          </table:table-cell>
          <table:table-cell table:number-columns-repeated="4"/>
          <table:table-cell table:style-name="ce7" office:value-type="float" office:value="70" calcext:value-type="float">
            <text:p>70</text:p>
          </table:table-cell>
          <table:table-cell table:style-name="ce7" table:formula="of:=[.G9]" office:value-type="float" office:value="18.719" calcext:value-type="float">
            <text:p>19</text:p>
          </table:table-cell>
          <table:table-cell table:style-name="ce7" table:formula="of:=[.G30]" office:value-type="float" office:value="0.5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float" office:value="4775" calcext:value-type="float">
            <text:p>4775</text:p>
          </table:table-cell>
          <table:table-cell table:style-name="ce3" office:value-type="float" office:value="0.186" calcext:value-type="float">
            <text:p>0.186</text:p>
          </table:table-cell>
          <table:table-cell table:style-name="ce3" office:value-type="float" office:value="0.686" calcext:value-type="float">
            <text:p>0.686</text:p>
          </table:table-cell>
          <table:table-cell office:value-type="float" office:value="591" calcext:value-type="float">
            <text:p>591</text:p>
          </table:table-cell>
          <table:table-cell table:style-name="ce3" office:value-type="float" office:value="0.196" calcext:value-type="float">
            <text:p>0.196</text:p>
          </table:table-cell>
          <table:table-cell table:style-name="ce3" office:value-type="float" office:value="0.886" calcext:value-type="float">
            <text:p>0.886</text:p>
          </table:table-cell>
          <table:table-cell table:number-columns-repeated="4"/>
          <table:table-cell table:style-name="ce7" office:value-type="float" office:value="80" calcext:value-type="float">
            <text:p>80</text:p>
          </table:table-cell>
          <table:table-cell table:style-name="ce7" table:formula="of:=[.G10]" office:value-type="float" office:value="17.354" calcext:value-type="float">
            <text:p>17</text:p>
          </table:table-cell>
          <table:table-cell table:style-name="ce7" table:formula="of:=[.G31]" office:value-type="float" office:value="0.886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float" office:value="5345" calcext:value-type="float">
            <text:p>5345</text:p>
          </table:table-cell>
          <table:table-cell table:style-name="ce3" office:value-type="float" office:value="0.186" calcext:value-type="float">
            <text:p>0.186</text:p>
          </table:table-cell>
          <table:table-cell table:style-name="ce3" office:value-type="float" office:value="0.681" calcext:value-type="float">
            <text:p>0.681</text:p>
          </table:table-cell>
          <table:table-cell office:value-type="float" office:value="570" calcext:value-type="float">
            <text:p>570</text:p>
          </table:table-cell>
          <table:table-cell table:style-name="ce3" office:value-type="float" office:value="0.182" calcext:value-type="float">
            <text:p>0.182</text:p>
          </table:table-cell>
          <table:table-cell table:style-name="ce3" office:value-type="float" office:value="0.639" calcext:value-type="float">
            <text:p>0.639</text:p>
          </table:table-cell>
          <table:table-cell table:number-columns-repeated="4"/>
          <table:table-cell table:style-name="ce7" office:value-type="float" office:value="90" calcext:value-type="float">
            <text:p>90</text:p>
          </table:table-cell>
          <table:table-cell table:style-name="ce7" table:formula="of:=[.G11]" office:value-type="float" office:value="18.369" calcext:value-type="float">
            <text:p>18</text:p>
          </table:table-cell>
          <table:table-cell table:style-name="ce7" table:formula="of:=[.G32]" office:value-type="float" office:value="0.639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float" office:value="6012" calcext:value-type="float">
            <text:p>6012</text:p>
          </table:table-cell>
          <table:table-cell table:style-name="ce3" office:value-type="float" office:value="0.183" calcext:value-type="float">
            <text:p>0.183</text:p>
          </table:table-cell>
          <table:table-cell table:style-name="ce3" office:value-type="float" office:value="0.67" calcext:value-type="float">
            <text:p>0.670</text:p>
          </table:table-cell>
          <table:table-cell office:value-type="float" office:value="667" calcext:value-type="float">
            <text:p>667</text:p>
          </table:table-cell>
          <table:table-cell table:style-name="ce3" office:value-type="float" office:value="0.164" calcext:value-type="float">
            <text:p>0.164</text:p>
          </table:table-cell>
          <table:table-cell table:style-name="ce3" office:value-type="float" office:value="0.572" calcext:value-type="float">
            <text:p>0.572</text:p>
          </table:table-cell>
          <table:table-cell table:number-columns-repeated="4"/>
          <table:table-cell table:style-name="ce7" office:value-type="float" office:value="100" calcext:value-type="float">
            <text:p>100</text:p>
          </table:table-cell>
          <table:table-cell table:style-name="ce7" table:formula="of:=[.G12]" office:value-type="float" office:value="19.992" calcext:value-type="float">
            <text:p>20</text:p>
          </table:table-cell>
          <table:table-cell table:style-name="ce7" table:formula="of:=[.G33]" office:value-type="float" office:value="0.572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float" office:value="6619" calcext:value-type="float">
            <text:p>6619</text:p>
          </table:table-cell>
          <table:table-cell table:style-name="ce3" office:value-type="float" office:value="0.187" calcext:value-type="float">
            <text:p>0.187</text:p>
          </table:table-cell>
          <table:table-cell table:style-name="ce3" office:value-type="float" office:value="0.675" calcext:value-type="float">
            <text:p>0.675</text:p>
          </table:table-cell>
          <table:table-cell office:value-type="float" office:value="607" calcext:value-type="float">
            <text:p>607</text:p>
          </table:table-cell>
          <table:table-cell table:style-name="ce3" office:value-type="float" office:value="0.22" calcext:value-type="float">
            <text:p>0.220</text:p>
          </table:table-cell>
          <table:table-cell table:style-name="ce3" office:value-type="float" office:value="0.726" calcext:value-type="float">
            <text:p>0.726</text:p>
          </table:table-cell>
          <table:table-cell table:number-columns-repeated="4"/>
          <table:table-cell table:style-name="ce7" office:value-type="float" office:value="110" calcext:value-type="float">
            <text:p>110</text:p>
          </table:table-cell>
          <table:table-cell table:style-name="ce7" table:formula="of:=[.G13]" office:value-type="float" office:value="18.202" calcext:value-type="float">
            <text:p>18</text:p>
          </table:table-cell>
          <table:table-cell table:style-name="ce7" table:formula="of:=[.G34]" office:value-type="float" office:value="0.726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float" office:value="7174" calcext:value-type="float">
            <text:p>7174</text:p>
          </table:table-cell>
          <table:table-cell table:style-name="ce3" office:value-type="float" office:value="0.184" calcext:value-type="float">
            <text:p>0.184</text:p>
          </table:table-cell>
          <table:table-cell table:style-name="ce3" office:value-type="float" office:value="0.67" calcext:value-type="float">
            <text:p>0.670</text:p>
          </table:table-cell>
          <table:table-cell office:value-type="float" office:value="555" calcext:value-type="float">
            <text:p>555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0.613" calcext:value-type="float">
            <text:p>0.613</text:p>
          </table:table-cell>
          <table:table-cell table:number-columns-repeated="4"/>
          <table:table-cell table:style-name="ce7" office:value-type="float" office:value="120" calcext:value-type="float">
            <text:p>120</text:p>
          </table:table-cell>
          <table:table-cell table:style-name="ce7" table:formula="of:=[.G14]" office:value-type="float" office:value="18.04" calcext:value-type="float">
            <text:p>18</text:p>
          </table:table-cell>
          <table:table-cell table:style-name="ce7" table:formula="of:=[.G35]" office:value-type="float" office:value="0.613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float" office:value="7737" calcext:value-type="float">
            <text:p>7737</text:p>
          </table:table-cell>
          <table:table-cell table:style-name="ce3" office:value-type="float" office:value="0.181" calcext:value-type="float">
            <text:p>0.181</text:p>
          </table:table-cell>
          <table:table-cell table:style-name="ce3" office:value-type="float" office:value="0.658" calcext:value-type="float">
            <text:p>0.658</text:p>
          </table:table-cell>
          <table:table-cell office:value-type="float" office:value="563" calcext:value-type="float">
            <text:p>563</text:p>
          </table:table-cell>
          <table:table-cell table:style-name="ce3" office:value-type="float" office:value="0.131" calcext:value-type="float">
            <text:p>0.131</text:p>
          </table:table-cell>
          <table:table-cell table:style-name="ce3" office:value-type="float" office:value="0.471" calcext:value-type="float">
            <text:p>0.471</text:p>
          </table:table-cell>
          <table:table-cell table:number-columns-repeated="4"/>
          <table:table-cell table:style-name="ce7" office:value-type="float" office:value="130" calcext:value-type="float">
            <text:p>130</text:p>
          </table:table-cell>
          <table:table-cell table:style-name="ce7" table:formula="of:=[.G15]" office:value-type="float" office:value="17.7" calcext:value-type="float">
            <text:p>18</text:p>
          </table:table-cell>
          <table:table-cell table:style-name="ce7" table:formula="of:=[.G36]" office:value-type="float" office:value="0.471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float" office:value="8344" calcext:value-type="float">
            <text:p>8344</text:p>
          </table:table-cell>
          <table:table-cell table:style-name="ce3" office:value-type="float" office:value="0.18" calcext:value-type="float">
            <text:p>0.180</text:p>
          </table:table-cell>
          <table:table-cell table:style-name="ce3" office:value-type="float" office:value="0.653" calcext:value-type="float">
            <text:p>0.653</text:p>
          </table:table-cell>
          <table:table-cell office:value-type="float" office:value="607" calcext:value-type="float">
            <text:p>607</text:p>
          </table:table-cell>
          <table:table-cell table:style-name="ce3" office:value-type="float" office:value="0.173" calcext:value-type="float">
            <text:p>0.173</text:p>
          </table:table-cell>
          <table:table-cell table:style-name="ce3" office:value-type="float" office:value="0.583" calcext:value-type="float">
            <text:p>0.583</text:p>
          </table:table-cell>
          <table:table-cell table:number-columns-repeated="4"/>
          <table:table-cell table:style-name="ce7" office:value-type="float" office:value="140" calcext:value-type="float">
            <text:p>140</text:p>
          </table:table-cell>
          <table:table-cell table:style-name="ce7" table:formula="of:=[.G16]" office:value-type="float" office:value="18.955" calcext:value-type="float">
            <text:p>19</text:p>
          </table:table-cell>
          <table:table-cell table:style-name="ce7" table:formula="of:=[.G37]" office:value-type="float" office:value="0.583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float" office:value="8915" calcext:value-type="float">
            <text:p>8915</text:p>
          </table:table-cell>
          <table:table-cell table:style-name="ce3" office:value-type="float" office:value="0.18" calcext:value-type="float">
            <text:p>0.180</text:p>
          </table:table-cell>
          <table:table-cell table:style-name="ce3" office:value-type="float" office:value="0.651" calcext:value-type="float">
            <text:p>0.651</text:p>
          </table:table-cell>
          <table:table-cell office:value-type="float" office:value="571" calcext:value-type="float">
            <text:p>571</text:p>
          </table:table-cell>
          <table:table-cell table:style-name="ce3" office:value-type="float" office:value="0.185" calcext:value-type="float">
            <text:p>0.185</text:p>
          </table:table-cell>
          <table:table-cell table:style-name="ce3" office:value-type="float" office:value="0.621" calcext:value-type="float">
            <text:p>0.621</text:p>
          </table:table-cell>
          <table:table-cell table:number-columns-repeated="4"/>
          <table:table-cell table:style-name="ce7" office:value-type="float" office:value="150" calcext:value-type="float">
            <text:p>150</text:p>
          </table:table-cell>
          <table:table-cell table:style-name="ce7" table:formula="of:=[.G17]" office:value-type="float" office:value="18.35" calcext:value-type="float">
            <text:p>18</text:p>
          </table:table-cell>
          <table:table-cell table:style-name="ce7" table:formula="of:=[.G38]" office:value-type="float" office:value="0.62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float" office:value="9502" calcext:value-type="float">
            <text:p>9502</text:p>
          </table:table-cell>
          <table:table-cell table:style-name="ce3" office:value-type="float" office:value="0.182" calcext:value-type="float">
            <text:p>0.182</text:p>
          </table:table-cell>
          <table:table-cell table:style-name="ce3" office:value-type="float" office:value="0.655" calcext:value-type="float">
            <text:p>0.655</text:p>
          </table:table-cell>
          <table:table-cell office:value-type="float" office:value="587" calcext:value-type="float">
            <text:p>587</text:p>
          </table:table-cell>
          <table:table-cell table:style-name="ce3" office:value-type="float" office:value="0.206" calcext:value-type="float">
            <text:p>0.206</text:p>
          </table:table-cell>
          <table:table-cell table:style-name="ce3" office:value-type="float" office:value="0.723" calcext:value-type="float">
            <text:p>0.723</text:p>
          </table:table-cell>
          <table:table-cell table:number-columns-repeated="4"/>
          <table:table-cell table:style-name="ce7" office:value-type="float" office:value="160" calcext:value-type="float">
            <text:p>160</text:p>
          </table:table-cell>
          <table:table-cell table:style-name="ce7" table:formula="of:=[.G18]" office:value-type="float" office:value="17.937" calcext:value-type="float">
            <text:p>18</text:p>
          </table:table-cell>
          <table:table-cell table:style-name="ce7" table:formula="of:=[.G39]" office:value-type="float" office:value="0.723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float" office:value="10071" calcext:value-type="float">
            <text:p>10071</text:p>
          </table:table-cell>
          <table:table-cell table:style-name="ce3" office:value-type="float" office:value="0.182" calcext:value-type="float">
            <text:p>0.182</text:p>
          </table:table-cell>
          <table:table-cell table:style-name="ce3" office:value-type="float" office:value="0.654" calcext:value-type="float">
            <text:p>0.654</text:p>
          </table:table-cell>
          <table:table-cell office:value-type="float" office:value="569" calcext:value-type="float">
            <text:p>569</text:p>
          </table:table-cell>
          <table:table-cell table:style-name="ce3" office:value-type="float" office:value="0.18" calcext:value-type="float">
            <text:p>0.180</text:p>
          </table:table-cell>
          <table:table-cell table:style-name="ce3" office:value-type="float" office:value="0.621" calcext:value-type="float">
            <text:p>0.621</text:p>
          </table:table-cell>
          <table:table-cell table:number-columns-repeated="4"/>
          <table:table-cell table:style-name="ce7" office:value-type="float" office:value="170" calcext:value-type="float">
            <text:p>170</text:p>
          </table:table-cell>
          <table:table-cell table:style-name="ce7" table:formula="of:=[.G19]" office:value-type="float" office:value="18.355" calcext:value-type="float">
            <text:p>18</text:p>
          </table:table-cell>
          <table:table-cell table:style-name="ce7" table:formula="of:=[.G40]" office:value-type="float" office:value="0.62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80" calcext:value-type="float">
            <text:p>180</text:p>
          </table:table-cell>
          <table:table-cell office:value-type="float" office:value="10650" calcext:value-type="float">
            <text:p>10650</text:p>
          </table:table-cell>
          <table:table-cell table:style-name="ce3" office:value-type="float" office:value="0.178" calcext:value-type="float">
            <text:p>0.178</text:p>
          </table:table-cell>
          <table:table-cell table:style-name="ce3" office:value-type="float" office:value="0.641" calcext:value-type="float">
            <text:p>0.641</text:p>
          </table:table-cell>
          <table:table-cell office:value-type="float" office:value="579" calcext:value-type="float">
            <text:p>579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361" calcext:value-type="float">
            <text:p>0.361</text:p>
          </table:table-cell>
          <table:table-cell table:number-columns-repeated="4"/>
          <table:table-cell table:style-name="ce7" office:value-type="float" office:value="180" calcext:value-type="float">
            <text:p>180</text:p>
          </table:table-cell>
          <table:table-cell table:style-name="ce7" table:formula="of:=[.G20]" office:value-type="float" office:value="18.998" calcext:value-type="float">
            <text:p>19</text:p>
          </table:table-cell>
          <table:table-cell table:style-name="ce7" table:formula="of:=[.G41]" office:value-type="float" office:value="0.361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7" table:number-columns-repeated="4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10" office:value-type="string" calcext:value-type="string" table:number-columns-spanned="3" table:number-rows-spanned="1">
            <text:p>TOTAL SQRT(MEAN SQ) OVER TIME</text:p>
          </table:table-cell>
          <table:covered-table-cell table:style-name="ce10"/>
          <table:covered-table-cell table:style-name="ce4"/>
          <table:table-cell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DSCS</text:p>
          </table:table-cell>
          <table:table-cell table:style-name="ce4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0" calcext:value-type="float">
            <text:p>10</text:p>
          </table:table-cell>
          <table:table-cell table:style-name="ce7" table:formula="of:=[.D3]" office:value-type="float" office:value="18.463" calcext:value-type="float">
            <text:p>18</text:p>
          </table:table-cell>
          <table:table-cell table:style-name="ce7" table:formula="of:=[.D24]" office:value-type="float" office:value="0.444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20" calcext:value-type="float">
            <text:p>20</text:p>
          </table:table-cell>
          <table:table-cell table:style-name="ce7" table:formula="of:=[.D4]" office:value-type="float" office:value="18.86" calcext:value-type="float">
            <text:p>19</text:p>
          </table:table-cell>
          <table:table-cell table:style-name="ce7" table:formula="of:=[.D25]" office:value-type="float" office:value="0.648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30" calcext:value-type="float">
            <text:p>30</text:p>
          </table:table-cell>
          <table:table-cell table:style-name="ce7" table:formula="of:=[.D5]" office:value-type="float" office:value="19.084" calcext:value-type="float">
            <text:p>19</text:p>
          </table:table-cell>
          <table:table-cell table:style-name="ce7" table:formula="of:=[.D26]" office:value-type="float" office:value="0.71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40" calcext:value-type="float">
            <text:p>40</text:p>
          </table:table-cell>
          <table:table-cell table:style-name="ce7" table:formula="of:=[.D6]" office:value-type="float" office:value="18.705" calcext:value-type="float">
            <text:p>19</text:p>
          </table:table-cell>
          <table:table-cell table:style-name="ce7" table:formula="of:=[.D27]" office:value-type="float" office:value="0.683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50" calcext:value-type="float">
            <text:p>50</text:p>
          </table:table-cell>
          <table:table-cell table:style-name="ce7" table:formula="of:=[.D7]" office:value-type="float" office:value="18.654" calcext:value-type="float">
            <text:p>19</text:p>
          </table:table-cell>
          <table:table-cell table:style-name="ce7" table:formula="of:=[.D28]" office:value-type="float" office:value="0.664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60" calcext:value-type="float">
            <text:p>60</text:p>
          </table:table-cell>
          <table:table-cell table:style-name="ce7" table:formula="of:=[.D8]" office:value-type="float" office:value="18.935" calcext:value-type="float">
            <text:p>19</text:p>
          </table:table-cell>
          <table:table-cell table:style-name="ce7" table:formula="of:=[.D29]" office:value-type="float" office:value="0.675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70" calcext:value-type="float">
            <text:p>70</text:p>
          </table:table-cell>
          <table:table-cell table:style-name="ce7" table:formula="of:=[.D9]" office:value-type="float" office:value="18.904" calcext:value-type="float">
            <text:p>19</text:p>
          </table:table-cell>
          <table:table-cell table:style-name="ce7" table:formula="of:=[.D30]" office:value-type="float" office:value="0.652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80" calcext:value-type="float">
            <text:p>80</text:p>
          </table:table-cell>
          <table:table-cell table:style-name="ce7" table:formula="of:=[.D10]" office:value-type="float" office:value="18.72" calcext:value-type="float">
            <text:p>19</text:p>
          </table:table-cell>
          <table:table-cell table:style-name="ce7" table:formula="of:=[.D31]" office:value-type="float" office:value="0.686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90" calcext:value-type="float">
            <text:p>90</text:p>
          </table:table-cell>
          <table:table-cell table:style-name="ce7" table:formula="of:=[.D11]" office:value-type="float" office:value="18.682" calcext:value-type="float">
            <text:p>19</text:p>
          </table:table-cell>
          <table:table-cell table:style-name="ce7" table:formula="of:=[.D32]" office:value-type="float" office:value="0.68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00" calcext:value-type="float">
            <text:p>100</text:p>
          </table:table-cell>
          <table:table-cell table:style-name="ce7" table:formula="of:=[.D12]" office:value-type="float" office:value="18.828" calcext:value-type="float">
            <text:p>19</text:p>
          </table:table-cell>
          <table:table-cell table:style-name="ce7" table:formula="of:=[.D33]" office:value-type="float" office:value="0.67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10" calcext:value-type="float">
            <text:p>110</text:p>
          </table:table-cell>
          <table:table-cell table:style-name="ce7" table:formula="of:=[.D13]" office:value-type="float" office:value="18.77" calcext:value-type="float">
            <text:p>19</text:p>
          </table:table-cell>
          <table:table-cell table:style-name="ce7" table:formula="of:=[.D34]" office:value-type="float" office:value="0.675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20" calcext:value-type="float">
            <text:p>120</text:p>
          </table:table-cell>
          <table:table-cell table:style-name="ce7" table:formula="of:=[.D14]" office:value-type="float" office:value="18.715" calcext:value-type="float">
            <text:p>19</text:p>
          </table:table-cell>
          <table:table-cell table:style-name="ce7" table:formula="of:=[.D35]" office:value-type="float" office:value="0.67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30" calcext:value-type="float">
            <text:p>130</text:p>
          </table:table-cell>
          <table:table-cell table:style-name="ce7" table:formula="of:=[.D15]" office:value-type="float" office:value="18.643" calcext:value-type="float">
            <text:p>19</text:p>
          </table:table-cell>
          <table:table-cell table:style-name="ce7" table:formula="of:=[.D36]" office:value-type="float" office:value="0.658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40" calcext:value-type="float">
            <text:p>140</text:p>
          </table:table-cell>
          <table:table-cell table:style-name="ce7" table:formula="of:=[.D16]" office:value-type="float" office:value="18.667" calcext:value-type="float">
            <text:p>19</text:p>
          </table:table-cell>
          <table:table-cell table:style-name="ce7" table:formula="of:=[.D37]" office:value-type="float" office:value="0.653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50" calcext:value-type="float">
            <text:p>150</text:p>
          </table:table-cell>
          <table:table-cell table:style-name="ce7" table:formula="of:=[.D17]" office:value-type="float" office:value="18.647" calcext:value-type="float">
            <text:p>19</text:p>
          </table:table-cell>
          <table:table-cell table:style-name="ce7" table:formula="of:=[.D38]" office:value-type="float" office:value="0.65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60" calcext:value-type="float">
            <text:p>160</text:p>
          </table:table-cell>
          <table:table-cell table:style-name="ce7" table:formula="of:=[.D18]" office:value-type="float" office:value="18.604" calcext:value-type="float">
            <text:p>19</text:p>
          </table:table-cell>
          <table:table-cell table:style-name="ce7" table:formula="of:=[.D39]" office:value-type="float" office:value="0.655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70" calcext:value-type="float">
            <text:p>170</text:p>
          </table:table-cell>
          <table:table-cell table:style-name="ce7" table:formula="of:=[.D19]" office:value-type="float" office:value="18.59" calcext:value-type="float">
            <text:p>19</text:p>
          </table:table-cell>
          <table:table-cell table:style-name="ce7" table:formula="of:=[.D40]" office:value-type="float" office:value="0.654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80" calcext:value-type="float">
            <text:p>180</text:p>
          </table:table-cell>
          <table:table-cell table:style-name="ce7" table:formula="of:=[.D20]" office:value-type="float" office:value="18.612" calcext:value-type="float">
            <text:p>19</text:p>
          </table:table-cell>
          <table:table-cell table:style-name="ce7" table:formula="of:=[.D41]" office:value-type="float" office:value="0.641" calcext:value-type="float">
            <text:p>1</text:p>
          </table:table-cell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.30" table:style-name="ta1">
        <table:shapes>
          <draw:frame draw:z-index="0" draw:style-name="gr1" draw:text-style-name="P1" svg:width="15.999cm" svg:height="8.999cm" svg:x="28.568cm" svg:y="9.582cm">
            <draw:object draw:notify-on-update-of-ranges="'Traffic.30'.L24:'Traffic.30'.L41 'Traffic.30'.M23:'Traffic.30'.M23 'Traffic.30'.M24:'Traffic.30'.M41 'Traffic.30'.L24:'Traffic.30'.L41 'Traffic.30'.N23:'Traffic.30'.N23 'Traffic.30'.N24:'Traffic.30'.N4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6.005cm" svg:height="9.004cm" svg:x="28.714cm" svg:y="19.947cm">
            <draw:object draw:notify-on-update-of-ranges="'Traffic.10'.L47:'Traffic.10'.L64 'Traffic.10'.M46:'Traffic.10'.M46 'Traffic.10'.M47:'Traffic.10'.M64 'Traffic.10'.L47:'Traffic.10'.L64 'Traffic.10'.N46:'Traffic.10'.N46 'Traffic.10'.N47:'Traffic.10'.N64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default-cell-style-name="ce9"/>
        <table:table-column table:style-name="co3" table:default-cell-style-name="ce7"/>
        <table:table-column table:style-name="co14" table:default-cell-style-name="ce9"/>
        <table:table-column table:style-name="co15" table:default-cell-style-name="ce9"/>
        <table:table-column table:style-name="co16" table:default-cell-style-name="ce7"/>
        <table:table-column table:style-name="co3" table:default-cell-style-name="ce9"/>
        <table:table-column table:style-name="co17" table:default-cell-style-name="ce9"/>
        <table:table-column table:style-name="co8" table:default-cell-style-name="ce9"/>
        <table:table-column table:style-name="co18" table:default-cell-style-name="ce9"/>
        <table:table-column table:style-name="co19" table:default-cell-style-name="ce9"/>
        <table:table-column table:style-name="co8" table:default-cell-style-name="ce9"/>
        <table:table-column table:style-name="co25" table:default-cell-style-name="ce9"/>
        <table:table-column table:style-name="co26" table:default-cell-style-name="ce9"/>
        <table:table-column table:style-name="co24" table:default-cell-style-name="ce9"/>
        <table:table-column table:style-name="co3" table:number-columns-repeated="1010" table:default-cell-style-name="ce9"/>
        <table:table-row table:style-name="ro1">
          <table:table-cell table:style-name="ce4" office:value-type="string" calcext:value-type="string">
            <text:p>DSCS</text:p>
          </table:table-cell>
          <table:table-cell table:style-name="ce22" office:value-type="string" calcext:value-type="string" table:number-columns-spanned="3" table:number-rows-spanned="1">
            <text:p>Total</text:p>
          </table:table-cell>
          <table:covered-table-cell table:number-columns-repeated="2" table:style-name="ce12"/>
          <table:table-cell table:style-name="ce22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2"/>
          <table:table-cell table:number-columns-repeated="1017"/>
        </table:table-row>
        <table:table-row table:style-name="ro1">
          <table:table-cell table:style-name="ce7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4" office:value-type="string" calcext:value-type="string">
            <text:p>PHASE</text:p>
          </table:table-cell>
          <table:table-cell table:style-name="ce4" office:value-type="string" calcext:value-type="string">
            <text:p><text:s/>LENGTH</text:p>
          </table:table-cell>
          <table:table-cell table:style-name="ce21"/>
          <table:table-cell table:style-name="ce10" office:value-type="string" calcext:value-type="string" table:number-columns-spanned="3" table:number-rows-spanned="1">
            <text:p>Distribution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" office:value-type="float" office:value="638" calcext:value-type="float">
            <text:p>638</text:p>
          </table:table-cell>
          <table:table-cell table:style-name="ce13" office:value-type="float" office:value="16.297" calcext:value-type="float">
            <text:p>16,297</text:p>
          </table:table-cell>
          <table:table-cell table:style-name="ce13" office:value-type="float" office:value="19.93" calcext:value-type="float">
            <text:p>19,930</text:p>
          </table:table-cell>
          <table:table-cell table:style-name="ce2" office:value-type="float" office:value="638" calcext:value-type="float">
            <text:p>638</text:p>
          </table:table-cell>
          <table:table-cell table:style-name="ce13" office:value-type="float" office:value="16.297" calcext:value-type="float">
            <text:p>16,297</text:p>
          </table:table-cell>
          <table:table-cell table:style-name="ce13" office:value-type="float" office:value="19.93" calcext:value-type="float">
            <text:p>19,930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15" office:value-type="float" office:value="11.5" calcext:value-type="float">
            <text:p>11.5</text:p>
          </table:table-cell>
          <table:table-cell table:style-name="ce14"/>
          <table:table-cell office:value-type="string" calcext:value-type="string">
            <text:p>NORTH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3</text:p>
          </table:table-cell>
          <table:table-cell table:number-columns-repeated="1010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" office:value-type="float" office:value="1410" calcext:value-type="float">
            <text:p>1410</text:p>
          </table:table-cell>
          <table:table-cell table:style-name="ce13" office:value-type="float" office:value="17.233" calcext:value-type="float">
            <text:p>17,233</text:p>
          </table:table-cell>
          <table:table-cell table:style-name="ce13" office:value-type="float" office:value="20.737" calcext:value-type="float">
            <text:p>20,737</text:p>
          </table:table-cell>
          <table:table-cell table:style-name="ce2" office:value-type="float" office:value="772" calcext:value-type="float">
            <text:p>772</text:p>
          </table:table-cell>
          <table:table-cell table:style-name="ce13" office:value-type="float" office:value="18.006" calcext:value-type="float">
            <text:p>18,006</text:p>
          </table:table-cell>
          <table:table-cell table:style-name="ce13" office:value-type="float" office:value="21.381" calcext:value-type="float">
            <text:p>21,381</text:p>
          </table:table-cell>
          <table:table-cell/>
          <table:table-cell office:value-type="float" office:value="2" calcext:value-type="float">
            <text:p>2.00</text:p>
          </table:table-cell>
          <table:table-cell table:style-name="ce15" office:value-type="float" office:value="8" calcext:value-type="float">
            <text:p>8.0</text:p>
          </table:table-cell>
          <table:table-cell table:style-name="ce14"/>
          <table:table-cell office:value-type="string" calcext:value-type="string">
            <text:p>SOUTH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3</text:p>
          </table:table-cell>
          <table:table-cell table:number-columns-repeated="1010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2" office:value-type="float" office:value="2148" calcext:value-type="float">
            <text:p>2148</text:p>
          </table:table-cell>
          <table:table-cell table:style-name="ce13" office:value-type="float" office:value="17.867" calcext:value-type="float">
            <text:p>17,867</text:p>
          </table:table-cell>
          <table:table-cell table:style-name="ce13" office:value-type="float" office:value="21.466" calcext:value-type="float">
            <text:p>21,466</text:p>
          </table:table-cell>
          <table:table-cell table:style-name="ce2" office:value-type="float" office:value="738" calcext:value-type="float">
            <text:p>738</text:p>
          </table:table-cell>
          <table:table-cell table:style-name="ce13" office:value-type="float" office:value="19.078" calcext:value-type="float">
            <text:p>19,078</text:p>
          </table:table-cell>
          <table:table-cell table:style-name="ce13" office:value-type="float" office:value="22.795" calcext:value-type="float">
            <text:p>22,795</text:p>
          </table:table-cell>
          <table:table-cell/>
          <table:table-cell office:value-type="float" office:value="3" calcext:value-type="float">
            <text:p>3.00</text:p>
          </table:table-cell>
          <table:table-cell table:style-name="ce15" office:value-type="float" office:value="11.5" calcext:value-type="float">
            <text:p>11.5</text:p>
          </table:table-cell>
          <table:table-cell table:style-name="ce14"/>
          <table:table-cell office:value-type="string" calcext:value-type="string">
            <text:p>EAST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3</text:p>
          </table:table-cell>
          <table:table-cell table:number-columns-repeated="1010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2" office:value-type="float" office:value="2839" calcext:value-type="float">
            <text:p>2839</text:p>
          </table:table-cell>
          <table:table-cell table:style-name="ce13" office:value-type="float" office:value="17.589" calcext:value-type="float">
            <text:p>17,589</text:p>
          </table:table-cell>
          <table:table-cell table:style-name="ce13" office:value-type="float" office:value="21.1" calcext:value-type="float">
            <text:p>21,100</text:p>
          </table:table-cell>
          <table:table-cell table:style-name="ce2" office:value-type="float" office:value="691" calcext:value-type="float">
            <text:p>691</text:p>
          </table:table-cell>
          <table:table-cell table:style-name="ce13" office:value-type="float" office:value="16.727" calcext:value-type="float">
            <text:p>16,727</text:p>
          </table:table-cell>
          <table:table-cell table:style-name="ce13" office:value-type="float" office:value="19.917" calcext:value-type="float">
            <text:p>19,917</text:p>
          </table:table-cell>
          <table:table-cell/>
          <table:table-cell office:value-type="float" office:value="4" calcext:value-type="float">
            <text:p>4.00</text:p>
          </table:table-cell>
          <table:table-cell table:style-name="ce15" office:value-type="float" office:value="8" calcext:value-type="float">
            <text:p>8.0</text:p>
          </table:table-cell>
          <table:table-cell table:style-name="ce14"/>
          <table:table-cell office:value-type="string" calcext:value-type="string">
            <text:p>WEST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3</text:p>
          </table:table-cell>
          <table:table-cell table:number-columns-repeated="1010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2" office:value-type="float" office:value="3561" calcext:value-type="float">
            <text:p>3561</text:p>
          </table:table-cell>
          <table:table-cell table:style-name="ce13" office:value-type="float" office:value="17.802" calcext:value-type="float">
            <text:p>17,802</text:p>
          </table:table-cell>
          <table:table-cell table:style-name="ce13" office:value-type="float" office:value="21.276" calcext:value-type="float">
            <text:p>21,276</text:p>
          </table:table-cell>
          <table:table-cell table:style-name="ce2" office:value-type="float" office:value="722" calcext:value-type="float">
            <text:p>722</text:p>
          </table:table-cell>
          <table:table-cell table:style-name="ce13" office:value-type="float" office:value="18.638" calcext:value-type="float">
            <text:p>18,638</text:p>
          </table:table-cell>
          <table:table-cell table:style-name="ce13" office:value-type="float" office:value="21.957" calcext:value-type="float">
            <text:p>21,957</text:p>
          </table:table-cell>
          <table:table-cell/>
          <table:table-cell office:value-type="string" calcext:value-type="string">
            <text:p>IDLE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2" office:value-type="float" office:value="4271" calcext:value-type="float">
            <text:p>4271</text:p>
          </table:table-cell>
          <table:table-cell table:style-name="ce13" office:value-type="float" office:value="17.674" calcext:value-type="float">
            <text:p>17,674</text:p>
          </table:table-cell>
          <table:table-cell table:style-name="ce13" office:value-type="float" office:value="21.134" calcext:value-type="float">
            <text:p>21,134</text:p>
          </table:table-cell>
          <table:table-cell table:style-name="ce2" office:value-type="float" office:value="710" calcext:value-type="float">
            <text:p>710</text:p>
          </table:table-cell>
          <table:table-cell table:style-name="ce13" office:value-type="float" office:value="17.03" calcext:value-type="float">
            <text:p>17,030</text:p>
          </table:table-cell>
          <table:table-cell table:style-name="ce13" office:value-type="float" office:value="20.403" calcext:value-type="float">
            <text:p>20,403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2" office:value-type="float" office:value="4997" calcext:value-type="float">
            <text:p>4997</text:p>
          </table:table-cell>
          <table:table-cell table:style-name="ce13" office:value-type="float" office:value="17.628" calcext:value-type="float">
            <text:p>17,628</text:p>
          </table:table-cell>
          <table:table-cell table:style-name="ce13" office:value-type="float" office:value="21.114" calcext:value-type="float">
            <text:p>21,114</text:p>
          </table:table-cell>
          <table:table-cell table:style-name="ce2" office:value-type="float" office:value="726" calcext:value-type="float">
            <text:p>726</text:p>
          </table:table-cell>
          <table:table-cell table:style-name="ce13" office:value-type="float" office:value="17.359" calcext:value-type="float">
            <text:p>17,359</text:p>
          </table:table-cell>
          <table:table-cell table:style-name="ce13" office:value-type="float" office:value="21.001" calcext:value-type="float">
            <text:p>21,001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2" office:value-type="float" office:value="5730" calcext:value-type="float">
            <text:p>5730</text:p>
          </table:table-cell>
          <table:table-cell table:style-name="ce13" office:value-type="float" office:value="17.769" calcext:value-type="float">
            <text:p>17,769</text:p>
          </table:table-cell>
          <table:table-cell table:style-name="ce13" office:value-type="float" office:value="21.207" calcext:value-type="float">
            <text:p>21,207</text:p>
          </table:table-cell>
          <table:table-cell table:style-name="ce2" office:value-type="float" office:value="733" calcext:value-type="float">
            <text:p>733</text:p>
          </table:table-cell>
          <table:table-cell table:style-name="ce13" office:value-type="float" office:value="18.727" calcext:value-type="float">
            <text:p>18,727</text:p>
          </table:table-cell>
          <table:table-cell table:style-name="ce13" office:value-type="float" office:value="21.826" calcext:value-type="float">
            <text:p>21,826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2" office:value-type="float" office:value="6496" calcext:value-type="float">
            <text:p>6496</text:p>
          </table:table-cell>
          <table:table-cell table:style-name="ce13" office:value-type="float" office:value="17.826" calcext:value-type="float">
            <text:p>17,826</text:p>
          </table:table-cell>
          <table:table-cell table:style-name="ce13" office:value-type="float" office:value="21.244" calcext:value-type="float">
            <text:p>21,244</text:p>
          </table:table-cell>
          <table:table-cell table:style-name="ce2" office:value-type="float" office:value="766" calcext:value-type="float">
            <text:p>766</text:p>
          </table:table-cell>
          <table:table-cell table:style-name="ce13" office:value-type="float" office:value="18.252" calcext:value-type="float">
            <text:p>18,252</text:p>
          </table:table-cell>
          <table:table-cell table:style-name="ce13" office:value-type="float" office:value="21.519" calcext:value-type="float">
            <text:p>21,519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2" office:value-type="float" office:value="7223" calcext:value-type="float">
            <text:p>7223</text:p>
          </table:table-cell>
          <table:table-cell table:style-name="ce13" office:value-type="float" office:value="17.813" calcext:value-type="float">
            <text:p>17,813</text:p>
          </table:table-cell>
          <table:table-cell table:style-name="ce13" office:value-type="float" office:value="21.2" calcext:value-type="float">
            <text:p>21,200</text:p>
          </table:table-cell>
          <table:table-cell table:style-name="ce2" office:value-type="float" office:value="727" calcext:value-type="float">
            <text:p>727</text:p>
          </table:table-cell>
          <table:table-cell table:style-name="ce13" office:value-type="float" office:value="17.702" calcext:value-type="float">
            <text:p>17,702</text:p>
          </table:table-cell>
          <table:table-cell table:style-name="ce13" office:value-type="float" office:value="20.801" calcext:value-type="float">
            <text:p>20,801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7892" calcext:value-type="float">
            <text:p>7892</text:p>
          </table:table-cell>
          <table:table-cell table:style-name="ce13" office:value-type="float" office:value="17.794" calcext:value-type="float">
            <text:p>17,794</text:p>
          </table:table-cell>
          <table:table-cell table:style-name="ce13" office:value-type="float" office:value="21.17" calcext:value-type="float">
            <text:p>21,170</text:p>
          </table:table-cell>
          <table:table-cell table:style-name="ce2" office:value-type="float" office:value="669" calcext:value-type="float">
            <text:p>669</text:p>
          </table:table-cell>
          <table:table-cell table:style-name="ce13" office:value-type="float" office:value="17.592" calcext:value-type="float">
            <text:p>17,592</text:p>
          </table:table-cell>
          <table:table-cell table:style-name="ce13" office:value-type="float" office:value="20.846" calcext:value-type="float">
            <text:p>20,846</text:p>
          </table:table-cell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2" office:value-type="float" office:value="8631" calcext:value-type="float">
            <text:p>8631</text:p>
          </table:table-cell>
          <table:table-cell table:style-name="ce13" office:value-type="float" office:value="17.835" calcext:value-type="float">
            <text:p>17,835</text:p>
          </table:table-cell>
          <table:table-cell table:style-name="ce13" office:value-type="float" office:value="21.219" calcext:value-type="float">
            <text:p>21,219</text:p>
          </table:table-cell>
          <table:table-cell table:style-name="ce2" office:value-type="float" office:value="739" calcext:value-type="float">
            <text:p>739</text:p>
          </table:table-cell>
          <table:table-cell table:style-name="ce13" office:value-type="float" office:value="18.272" calcext:value-type="float">
            <text:p>18,272</text:p>
          </table:table-cell>
          <table:table-cell table:style-name="ce13" office:value-type="float" office:value="21.737" calcext:value-type="float">
            <text:p>21,737</text:p>
          </table:table-cell>
          <table:table-cell table:number-columns-repeated="1017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2" office:value-type="float" office:value="9332" calcext:value-type="float">
            <text:p>9332</text:p>
          </table:table-cell>
          <table:table-cell table:style-name="ce13" office:value-type="float" office:value="17.768" calcext:value-type="float">
            <text:p>17,768</text:p>
          </table:table-cell>
          <table:table-cell table:style-name="ce13" office:value-type="float" office:value="21.15" calcext:value-type="float">
            <text:p>21,150</text:p>
          </table:table-cell>
          <table:table-cell table:style-name="ce2" office:value-type="float" office:value="701" calcext:value-type="float">
            <text:p>701</text:p>
          </table:table-cell>
          <table:table-cell table:style-name="ce13" office:value-type="float" office:value="16.946" calcext:value-type="float">
            <text:p>16,946</text:p>
          </table:table-cell>
          <table:table-cell table:style-name="ce13" office:value-type="float" office:value="20.285" calcext:value-type="float">
            <text:p>20,285</text:p>
          </table:table-cell>
          <table:table-cell table:number-columns-repeated="1017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2" office:value-type="float" office:value="10044" calcext:value-type="float">
            <text:p>10044</text:p>
          </table:table-cell>
          <table:table-cell table:style-name="ce13" office:value-type="float" office:value="17.724" calcext:value-type="float">
            <text:p>17,724</text:p>
          </table:table-cell>
          <table:table-cell table:style-name="ce13" office:value-type="float" office:value="21.1" calcext:value-type="float">
            <text:p>21,100</text:p>
          </table:table-cell>
          <table:table-cell table:style-name="ce2" office:value-type="float" office:value="712" calcext:value-type="float">
            <text:p>712</text:p>
          </table:table-cell>
          <table:table-cell table:style-name="ce13" office:value-type="float" office:value="17.144" calcext:value-type="float">
            <text:p>17,144</text:p>
          </table:table-cell>
          <table:table-cell table:style-name="ce13" office:value-type="float" office:value="20.434" calcext:value-type="float">
            <text:p>20,434</text:p>
          </table:table-cell>
          <table:table-cell table:number-columns-repeated="1017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2" office:value-type="float" office:value="10751" calcext:value-type="float">
            <text:p>10751</text:p>
          </table:table-cell>
          <table:table-cell table:style-name="ce13" office:value-type="float" office:value="17.715" calcext:value-type="float">
            <text:p>17,715</text:p>
          </table:table-cell>
          <table:table-cell table:style-name="ce13" office:value-type="float" office:value="21.09" calcext:value-type="float">
            <text:p>21,090</text:p>
          </table:table-cell>
          <table:table-cell table:style-name="ce2" office:value-type="float" office:value="707" calcext:value-type="float">
            <text:p>707</text:p>
          </table:table-cell>
          <table:table-cell table:style-name="ce13" office:value-type="float" office:value="17.588" calcext:value-type="float">
            <text:p>17,588</text:p>
          </table:table-cell>
          <table:table-cell table:style-name="ce13" office:value-type="float" office:value="20.944" calcext:value-type="float">
            <text:p>20,944</text:p>
          </table:table-cell>
          <table:table-cell table:number-columns-repeated="1017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2" office:value-type="float" office:value="11437" calcext:value-type="float">
            <text:p>11437</text:p>
          </table:table-cell>
          <table:table-cell table:style-name="ce13" office:value-type="float" office:value="17.686" calcext:value-type="float">
            <text:p>17,686</text:p>
          </table:table-cell>
          <table:table-cell table:style-name="ce13" office:value-type="float" office:value="21.061" calcext:value-type="float">
            <text:p>21,061</text:p>
          </table:table-cell>
          <table:table-cell table:style-name="ce2" office:value-type="float" office:value="686" calcext:value-type="float">
            <text:p>686</text:p>
          </table:table-cell>
          <table:table-cell table:style-name="ce13" office:value-type="float" office:value="17.225" calcext:value-type="float">
            <text:p>17,225</text:p>
          </table:table-cell>
          <table:table-cell table:style-name="ce13" office:value-type="float" office:value="20.603" calcext:value-type="float">
            <text:p>20,603</text:p>
          </table:table-cell>
          <table:table-cell table:number-columns-repeated="1017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2" office:value-type="float" office:value="12151" calcext:value-type="float">
            <text:p>12151</text:p>
          </table:table-cell>
          <table:table-cell table:style-name="ce13" office:value-type="float" office:value="17.625" calcext:value-type="float">
            <text:p>17,625</text:p>
          </table:table-cell>
          <table:table-cell table:style-name="ce13" office:value-type="float" office:value="21.007" calcext:value-type="float">
            <text:p>21,007</text:p>
          </table:table-cell>
          <table:table-cell table:style-name="ce2" office:value-type="float" office:value="714" calcext:value-type="float">
            <text:p>714</text:p>
          </table:table-cell>
          <table:table-cell table:style-name="ce13" office:value-type="float" office:value="16.654" calcext:value-type="float">
            <text:p>16,654</text:p>
          </table:table-cell>
          <table:table-cell table:style-name="ce13" office:value-type="float" office:value="20.116" calcext:value-type="float">
            <text:p>20,116</text:p>
          </table:table-cell>
          <table:table-cell table:number-columns-repeated="1017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2" office:value-type="float" office:value="12863" calcext:value-type="float">
            <text:p>12863</text:p>
          </table:table-cell>
          <table:table-cell table:style-name="ce13" office:value-type="float" office:value="17.55" calcext:value-type="float">
            <text:p>17,550</text:p>
          </table:table-cell>
          <table:table-cell table:style-name="ce13" office:value-type="float" office:value="20.935" calcext:value-type="float">
            <text:p>20,935</text:p>
          </table:table-cell>
          <table:table-cell table:style-name="ce2" office:value-type="float" office:value="712" calcext:value-type="float">
            <text:p>712</text:p>
          </table:table-cell>
          <table:table-cell table:style-name="ce13" office:value-type="float" office:value="16.268" calcext:value-type="float">
            <text:p>16,268</text:p>
          </table:table-cell>
          <table:table-cell table:style-name="ce13" office:value-type="float" office:value="19.676" calcext:value-type="float">
            <text:p>19,676</text:p>
          </table:table-cell>
          <table:table-cell table:number-columns-repeated="1017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SAD</text:p>
          </table:table-cell>
          <table:table-cell table:style-name="ce22" office:value-type="string" calcext:value-type="string" table:number-columns-spanned="3" table:number-rows-spanned="1">
            <text:p>Total</text:p>
          </table:table-cell>
          <table:covered-table-cell table:number-columns-repeated="2" table:style-name="ce12"/>
          <table:table-cell table:style-name="ce22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2"/>
          <table:table-cell table:number-columns-repeated="4"/>
          <table:table-cell table:style-name="ce10" office:value-type="string" calcext:value-type="string" table:number-columns-spanned="3" table:number-rows-spanned="1">
            <text:p>SQRT(MEAN SQ) 10 MIN INTERVAL</text:p>
          </table:table-cell>
          <table:covered-table-cell table:style-name="ce19"/>
          <table:covered-table-cell table:style-name="ce4"/>
          <table:table-cell table:number-columns-repeated="1010"/>
        </table:table-row>
        <table:table-row table:style-name="ro1">
          <table:table-cell table:style-name="ce7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4" office:value-type="string" calcext:value-type="string">
            <text:p>DETECTOR RANGE</text:p>
          </table:table-cell>
          <table:table-cell table:style-name="ce20" office:value-type="float" office:value="70" calcext:value-type="float">
            <text:p>70</text:p>
          </table:table-cell>
          <table:table-cell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DSCS</text:p>
          </table:table-cell>
          <table:table-cell table:style-name="ce4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float" office:value="656" calcext:value-type="float">
            <text:p>656</text:p>
          </table:table-cell>
          <table:table-cell table:style-name="ce3" office:value-type="float" office:value="0.208" calcext:value-type="float">
            <text:p>0.208</text:p>
          </table:table-cell>
          <table:table-cell table:style-name="ce3" office:value-type="float" office:value="0.665" calcext:value-type="float">
            <text:p>0.665</text:p>
          </table:table-cell>
          <table:table-cell office:value-type="float" office:value="656" calcext:value-type="float">
            <text:p>656</text:p>
          </table:table-cell>
          <table:table-cell table:style-name="ce3" office:value-type="float" office:value="0.208" calcext:value-type="float">
            <text:p>0.208</text:p>
          </table:table-cell>
          <table:table-cell table:style-name="ce3" office:value-type="float" office:value="0.665" calcext:value-type="float">
            <text:p>0.665</text:p>
          </table:table-cell>
          <table:table-cell table:number-columns-repeated="4"/>
          <table:table-cell table:style-name="ce7" office:value-type="float" office:value="10" calcext:value-type="float">
            <text:p>10</text:p>
          </table:table-cell>
          <table:table-cell table:style-name="ce7" table:formula="of:=[.G3]" office:value-type="float" office:value="19.93" calcext:value-type="float">
            <text:p>20</text:p>
          </table:table-cell>
          <table:table-cell table:style-name="ce7" table:formula="of:=[.G24]" office:value-type="float" office:value="0.665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float" office:value="1440" calcext:value-type="float">
            <text:p>1440</text:p>
          </table:table-cell>
          <table:table-cell table:style-name="ce3" office:value-type="float" office:value="0.255" calcext:value-type="float">
            <text:p>0.255</text:p>
          </table:table-cell>
          <table:table-cell table:style-name="ce3" office:value-type="float" office:value="0.82" calcext:value-type="float">
            <text:p>0.820</text:p>
          </table:table-cell>
          <table:table-cell office:value-type="float" office:value="784" calcext:value-type="float">
            <text:p>784</text:p>
          </table:table-cell>
          <table:table-cell table:style-name="ce3" office:value-type="float" office:value="0.294" calcext:value-type="float">
            <text:p>0.294</text:p>
          </table:table-cell>
          <table:table-cell table:style-name="ce3" office:value-type="float" office:value="0.93" calcext:value-type="float">
            <text:p>0.930</text:p>
          </table:table-cell>
          <table:table-cell table:number-columns-repeated="4"/>
          <table:table-cell table:style-name="ce7" office:value-type="float" office:value="20" calcext:value-type="float">
            <text:p>20</text:p>
          </table:table-cell>
          <table:table-cell table:style-name="ce7" table:formula="of:=[.G4]" office:value-type="float" office:value="21.381" calcext:value-type="float">
            <text:p>21</text:p>
          </table:table-cell>
          <table:table-cell table:style-name="ce7" table:formula="of:=[.G25]" office:value-type="float" office:value="0.93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float" office:value="2165" calcext:value-type="float">
            <text:p>2165</text:p>
          </table:table-cell>
          <table:table-cell table:style-name="ce3" office:value-type="float" office:value="0.227" calcext:value-type="float">
            <text:p>0.227</text:p>
          </table:table-cell>
          <table:table-cell table:style-name="ce3" office:value-type="float" office:value="0.736" calcext:value-type="float">
            <text:p>0.736</text:p>
          </table:table-cell>
          <table:table-cell office:value-type="float" office:value="725" calcext:value-type="float">
            <text:p>725</text:p>
          </table:table-cell>
          <table:table-cell table:style-name="ce3" office:value-type="float" office:value="0.173" calcext:value-type="float">
            <text:p>0.173</text:p>
          </table:table-cell>
          <table:table-cell table:style-name="ce3" office:value-type="float" office:value="0.53" calcext:value-type="float">
            <text:p>0.530</text:p>
          </table:table-cell>
          <table:table-cell table:number-columns-repeated="4"/>
          <table:table-cell table:style-name="ce7" office:value-type="float" office:value="30" calcext:value-type="float">
            <text:p>30</text:p>
          </table:table-cell>
          <table:table-cell table:style-name="ce7" table:formula="of:=[.G5]" office:value-type="float" office:value="22.795" calcext:value-type="float">
            <text:p>23</text:p>
          </table:table-cell>
          <table:table-cell table:style-name="ce7" table:formula="of:=[.G26]" office:value-type="float" office:value="0.53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859" calcext:value-type="float">
            <text:p>2859</text:p>
          </table:table-cell>
          <table:table-cell table:style-name="ce3" office:value-type="float" office:value="0.222" calcext:value-type="float">
            <text:p>0.222</text:p>
          </table:table-cell>
          <table:table-cell table:style-name="ce3" office:value-type="float" office:value="0.721" calcext:value-type="float">
            <text:p>0.721</text:p>
          </table:table-cell>
          <table:table-cell office:value-type="float" office:value="694" calcext:value-type="float">
            <text:p>694</text:p>
          </table:table-cell>
          <table:table-cell table:style-name="ce3" office:value-type="float" office:value="0.204" calcext:value-type="float">
            <text:p>0.204</text:p>
          </table:table-cell>
          <table:table-cell table:style-name="ce3" office:value-type="float" office:value="0.675" calcext:value-type="float">
            <text:p>0.675</text:p>
          </table:table-cell>
          <table:table-cell table:number-columns-repeated="4"/>
          <table:table-cell table:style-name="ce7" office:value-type="float" office:value="40" calcext:value-type="float">
            <text:p>40</text:p>
          </table:table-cell>
          <table:table-cell table:style-name="ce7" table:formula="of:=[.G6]" office:value-type="float" office:value="19.917" calcext:value-type="float">
            <text:p>20</text:p>
          </table:table-cell>
          <table:table-cell table:style-name="ce7" table:formula="of:=[.G27]" office:value-type="float" office:value="0.675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float" office:value="3576" calcext:value-type="float">
            <text:p>3576</text:p>
          </table:table-cell>
          <table:table-cell table:style-name="ce3" office:value-type="float" office:value="0.219" calcext:value-type="float">
            <text:p>0.219</text:p>
          </table:table-cell>
          <table:table-cell table:style-name="ce3" office:value-type="float" office:value="0.715" calcext:value-type="float">
            <text:p>0.715</text:p>
          </table:table-cell>
          <table:table-cell office:value-type="float" office:value="717" calcext:value-type="float">
            <text:p>717</text:p>
          </table:table-cell>
          <table:table-cell table:style-name="ce3" office:value-type="float" office:value="0.206" calcext:value-type="float">
            <text:p>0.206</text:p>
          </table:table-cell>
          <table:table-cell table:style-name="ce3" office:value-type="float" office:value="0.688" calcext:value-type="float">
            <text:p>0.688</text:p>
          </table:table-cell>
          <table:table-cell table:number-columns-repeated="4"/>
          <table:table-cell table:style-name="ce7" office:value-type="float" office:value="50" calcext:value-type="float">
            <text:p>50</text:p>
          </table:table-cell>
          <table:table-cell table:style-name="ce7" table:formula="of:=[.G7]" office:value-type="float" office:value="21.957" calcext:value-type="float">
            <text:p>22</text:p>
          </table:table-cell>
          <table:table-cell table:style-name="ce7" table:formula="of:=[.G28]" office:value-type="float" office:value="0.688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float" office:value="4299" calcext:value-type="float">
            <text:p>4299</text:p>
          </table:table-cell>
          <table:table-cell table:style-name="ce3" office:value-type="float" office:value="0.221" calcext:value-type="float">
            <text:p>0.221</text:p>
          </table:table-cell>
          <table:table-cell table:style-name="ce3" office:value-type="float" office:value="0.713" calcext:value-type="float">
            <text:p>0.713</text:p>
          </table:table-cell>
          <table:table-cell office:value-type="float" office:value="723" calcext:value-type="float">
            <text:p>723</text:p>
          </table:table-cell>
          <table:table-cell table:style-name="ce3" office:value-type="float" office:value="0.232" calcext:value-type="float">
            <text:p>0.232</text:p>
          </table:table-cell>
          <table:table-cell table:style-name="ce3" office:value-type="float" office:value="0.703" calcext:value-type="float">
            <text:p>0.703</text:p>
          </table:table-cell>
          <table:table-cell table:number-columns-repeated="4"/>
          <table:table-cell table:style-name="ce7" office:value-type="float" office:value="60" calcext:value-type="float">
            <text:p>60</text:p>
          </table:table-cell>
          <table:table-cell table:style-name="ce7" table:formula="of:=[.G8]" office:value-type="float" office:value="20.403" calcext:value-type="float">
            <text:p>20</text:p>
          </table:table-cell>
          <table:table-cell table:style-name="ce7" table:formula="of:=[.G29]" office:value-type="float" office:value="0.703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float" office:value="5017" calcext:value-type="float">
            <text:p>5017</text:p>
          </table:table-cell>
          <table:table-cell table:style-name="ce3" office:value-type="float" office:value="0.23" calcext:value-type="float">
            <text:p>0.230</text:p>
          </table:table-cell>
          <table:table-cell table:style-name="ce3" office:value-type="float" office:value="0.739" calcext:value-type="float">
            <text:p>0.739</text:p>
          </table:table-cell>
          <table:table-cell office:value-type="float" office:value="718" calcext:value-type="float">
            <text:p>718</text:p>
          </table:table-cell>
          <table:table-cell table:style-name="ce3" office:value-type="float" office:value="0.282" calcext:value-type="float">
            <text:p>0.282</text:p>
          </table:table-cell>
          <table:table-cell table:style-name="ce3" office:value-type="float" office:value="0.88" calcext:value-type="float">
            <text:p>0.880</text:p>
          </table:table-cell>
          <table:table-cell table:number-columns-repeated="4"/>
          <table:table-cell table:style-name="ce7" office:value-type="float" office:value="70" calcext:value-type="float">
            <text:p>70</text:p>
          </table:table-cell>
          <table:table-cell table:style-name="ce7" table:formula="of:=[.G9]" office:value-type="float" office:value="21.001" calcext:value-type="float">
            <text:p>21</text:p>
          </table:table-cell>
          <table:table-cell table:style-name="ce7" table:formula="of:=[.G30]" office:value-type="float" office:value="0.88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float" office:value="5759" calcext:value-type="float">
            <text:p>5759</text:p>
          </table:table-cell>
          <table:table-cell table:style-name="ce3" office:value-type="float" office:value="0.229" calcext:value-type="float">
            <text:p>0.229</text:p>
          </table:table-cell>
          <table:table-cell table:style-name="ce3" office:value-type="float" office:value="0.734" calcext:value-type="float">
            <text:p>0.734</text:p>
          </table:table-cell>
          <table:table-cell office:value-type="float" office:value="742" calcext:value-type="float">
            <text:p>742</text:p>
          </table:table-cell>
          <table:table-cell table:style-name="ce3" office:value-type="float" office:value="0.223" calcext:value-type="float">
            <text:p>0.223</text:p>
          </table:table-cell>
          <table:table-cell table:style-name="ce3" office:value-type="float" office:value="0.7" calcext:value-type="float">
            <text:p>0.700</text:p>
          </table:table-cell>
          <table:table-cell table:number-columns-repeated="4"/>
          <table:table-cell table:style-name="ce7" office:value-type="float" office:value="80" calcext:value-type="float">
            <text:p>80</text:p>
          </table:table-cell>
          <table:table-cell table:style-name="ce7" table:formula="of:=[.G10]" office:value-type="float" office:value="21.826" calcext:value-type="float">
            <text:p>22</text:p>
          </table:table-cell>
          <table:table-cell table:style-name="ce7" table:formula="of:=[.G31]" office:value-type="float" office:value="0.7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float" office:value="6525" calcext:value-type="float">
            <text:p>6525</text:p>
          </table:table-cell>
          <table:table-cell table:style-name="ce3" office:value-type="float" office:value="0.233" calcext:value-type="float">
            <text:p>0.233</text:p>
          </table:table-cell>
          <table:table-cell table:style-name="ce3" office:value-type="float" office:value="0.775" calcext:value-type="float">
            <text:p>0.775</text:p>
          </table:table-cell>
          <table:table-cell office:value-type="float" office:value="766" calcext:value-type="float">
            <text:p>766</text:p>
          </table:table-cell>
          <table:table-cell table:style-name="ce3" office:value-type="float" office:value="0.266" calcext:value-type="float">
            <text:p>0.266</text:p>
          </table:table-cell>
          <table:table-cell table:style-name="ce3" office:value-type="float" office:value="1.03" calcext:value-type="float">
            <text:p>1.030</text:p>
          </table:table-cell>
          <table:table-cell table:number-columns-repeated="4"/>
          <table:table-cell table:style-name="ce7" office:value-type="float" office:value="90" calcext:value-type="float">
            <text:p>90</text:p>
          </table:table-cell>
          <table:table-cell table:style-name="ce7" table:formula="of:=[.G11]" office:value-type="float" office:value="21.519" calcext:value-type="float">
            <text:p>22</text:p>
          </table:table-cell>
          <table:table-cell table:style-name="ce7" table:formula="of:=[.G32]" office:value-type="float" office:value="1.03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float" office:value="7249" calcext:value-type="float">
            <text:p>7249</text:p>
          </table:table-cell>
          <table:table-cell table:style-name="ce3" office:value-type="float" office:value="0.239" calcext:value-type="float">
            <text:p>0.239</text:p>
          </table:table-cell>
          <table:table-cell table:style-name="ce3" office:value-type="float" office:value="0.785" calcext:value-type="float">
            <text:p>0.785</text:p>
          </table:table-cell>
          <table:table-cell office:value-type="float" office:value="724" calcext:value-type="float">
            <text:p>724</text:p>
          </table:table-cell>
          <table:table-cell table:style-name="ce3" office:value-type="float" office:value="0.288" calcext:value-type="float">
            <text:p>0.288</text:p>
          </table:table-cell>
          <table:table-cell table:style-name="ce3" office:value-type="float" office:value="0.87" calcext:value-type="float">
            <text:p>0.870</text:p>
          </table:table-cell>
          <table:table-cell table:number-columns-repeated="4"/>
          <table:table-cell table:style-name="ce7" office:value-type="float" office:value="100" calcext:value-type="float">
            <text:p>100</text:p>
          </table:table-cell>
          <table:table-cell table:style-name="ce7" table:formula="of:=[.G12]" office:value-type="float" office:value="20.801" calcext:value-type="float">
            <text:p>21</text:p>
          </table:table-cell>
          <table:table-cell table:style-name="ce7" table:formula="of:=[.G33]" office:value-type="float" office:value="0.87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float" office:value="7918" calcext:value-type="float">
            <text:p>7918</text:p>
          </table:table-cell>
          <table:table-cell table:style-name="ce3" office:value-type="float" office:value="0.24" calcext:value-type="float">
            <text:p>0.240</text:p>
          </table:table-cell>
          <table:table-cell table:style-name="ce3" office:value-type="float" office:value="0.793" calcext:value-type="float">
            <text:p>0.793</text:p>
          </table:table-cell>
          <table:table-cell office:value-type="float" office:value="669" calcext:value-type="float">
            <text:p>669</text:p>
          </table:table-cell>
          <table:table-cell table:style-name="ce3" office:value-type="float" office:value="0.251" calcext:value-type="float">
            <text:p>0.251</text:p>
          </table:table-cell>
          <table:table-cell table:style-name="ce3" office:value-type="float" office:value="0.876" calcext:value-type="float">
            <text:p>0.876</text:p>
          </table:table-cell>
          <table:table-cell table:number-columns-repeated="4"/>
          <table:table-cell table:style-name="ce7" office:value-type="float" office:value="110" calcext:value-type="float">
            <text:p>110</text:p>
          </table:table-cell>
          <table:table-cell table:style-name="ce7" table:formula="of:=[.G13]" office:value-type="float" office:value="20.846" calcext:value-type="float">
            <text:p>21</text:p>
          </table:table-cell>
          <table:table-cell table:style-name="ce7" table:formula="of:=[.G34]" office:value-type="float" office:value="0.876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float" office:value="8654" calcext:value-type="float">
            <text:p>8654</text:p>
          </table:table-cell>
          <table:table-cell table:style-name="ce3" office:value-type="float" office:value="0.239" calcext:value-type="float">
            <text:p>0.239</text:p>
          </table:table-cell>
          <table:table-cell table:style-name="ce3" office:value-type="float" office:value="0.783" calcext:value-type="float">
            <text:p>0.783</text:p>
          </table:table-cell>
          <table:table-cell office:value-type="float" office:value="736" calcext:value-type="float">
            <text:p>736</text:p>
          </table:table-cell>
          <table:table-cell table:style-name="ce3" office:value-type="float" office:value="0.229" calcext:value-type="float">
            <text:p>0.229</text:p>
          </table:table-cell>
          <table:table-cell table:style-name="ce3" office:value-type="float" office:value="0.673" calcext:value-type="float">
            <text:p>0.673</text:p>
          </table:table-cell>
          <table:table-cell table:number-columns-repeated="4"/>
          <table:table-cell table:style-name="ce7" office:value-type="float" office:value="120" calcext:value-type="float">
            <text:p>120</text:p>
          </table:table-cell>
          <table:table-cell table:style-name="ce7" table:formula="of:=[.G14]" office:value-type="float" office:value="21.737" calcext:value-type="float">
            <text:p>22</text:p>
          </table:table-cell>
          <table:table-cell table:style-name="ce7" table:formula="of:=[.G35]" office:value-type="float" office:value="0.673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float" office:value="9352" calcext:value-type="float">
            <text:p>9352</text:p>
          </table:table-cell>
          <table:table-cell table:style-name="ce3" office:value-type="float" office:value="0.239" calcext:value-type="float">
            <text:p>0.239</text:p>
          </table:table-cell>
          <table:table-cell table:style-name="ce3" office:value-type="float" office:value="0.785" calcext:value-type="float">
            <text:p>0.785</text:p>
          </table:table-cell>
          <table:table-cell office:value-type="float" office:value="698" calcext:value-type="float">
            <text:p>698</text:p>
          </table:table-cell>
          <table:table-cell table:style-name="ce3" office:value-type="float" office:value="0.247" calcext:value-type="float">
            <text:p>0.247</text:p>
          </table:table-cell>
          <table:table-cell table:style-name="ce3" office:value-type="float" office:value="0.798" calcext:value-type="float">
            <text:p>0.798</text:p>
          </table:table-cell>
          <table:table-cell table:number-columns-repeated="4"/>
          <table:table-cell table:style-name="ce7" office:value-type="float" office:value="130" calcext:value-type="float">
            <text:p>130</text:p>
          </table:table-cell>
          <table:table-cell table:style-name="ce7" table:formula="of:=[.G15]" office:value-type="float" office:value="20.285" calcext:value-type="float">
            <text:p>20</text:p>
          </table:table-cell>
          <table:table-cell table:style-name="ce7" table:formula="of:=[.G36]" office:value-type="float" office:value="0.798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float" office:value="10078" calcext:value-type="float">
            <text:p>10078</text:p>
          </table:table-cell>
          <table:table-cell table:style-name="ce3" office:value-type="float" office:value="0.238" calcext:value-type="float">
            <text:p>0.238</text:p>
          </table:table-cell>
          <table:table-cell table:style-name="ce3" office:value-type="float" office:value="0.782" calcext:value-type="float">
            <text:p>0.782</text:p>
          </table:table-cell>
          <table:table-cell office:value-type="float" office:value="726" calcext:value-type="float">
            <text:p>726</text:p>
          </table:table-cell>
          <table:table-cell table:style-name="ce3" office:value-type="float" office:value="0.226" calcext:value-type="float">
            <text:p>0.226</text:p>
          </table:table-cell>
          <table:table-cell table:style-name="ce3" office:value-type="float" office:value="0.752" calcext:value-type="float">
            <text:p>0.752</text:p>
          </table:table-cell>
          <table:table-cell table:number-columns-repeated="4"/>
          <table:table-cell table:style-name="ce7" office:value-type="float" office:value="140" calcext:value-type="float">
            <text:p>140</text:p>
          </table:table-cell>
          <table:table-cell table:style-name="ce7" table:formula="of:=[.G16]" office:value-type="float" office:value="20.434" calcext:value-type="float">
            <text:p>20</text:p>
          </table:table-cell>
          <table:table-cell table:style-name="ce7" table:formula="of:=[.G37]" office:value-type="float" office:value="0.752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float" office:value="10769" calcext:value-type="float">
            <text:p>10769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781" calcext:value-type="float">
            <text:p>0.781</text:p>
          </table:table-cell>
          <table:table-cell office:value-type="float" office:value="691" calcext:value-type="float">
            <text:p>691</text:p>
          </table:table-cell>
          <table:table-cell table:style-name="ce3" office:value-type="float" office:value="0.212" calcext:value-type="float">
            <text:p>0.212</text:p>
          </table:table-cell>
          <table:table-cell table:style-name="ce3" office:value-type="float" office:value="0.761" calcext:value-type="float">
            <text:p>0.761</text:p>
          </table:table-cell>
          <table:table-cell table:number-columns-repeated="4"/>
          <table:table-cell table:style-name="ce7" office:value-type="float" office:value="150" calcext:value-type="float">
            <text:p>150</text:p>
          </table:table-cell>
          <table:table-cell table:style-name="ce7" table:formula="of:=[.G17]" office:value-type="float" office:value="20.944" calcext:value-type="float">
            <text:p>21</text:p>
          </table:table-cell>
          <table:table-cell table:style-name="ce7" table:formula="of:=[.G38]" office:value-type="float" office:value="0.76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float" office:value="11454" calcext:value-type="float">
            <text:p>11454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779" calcext:value-type="float">
            <text:p>0.779</text:p>
          </table:table-cell>
          <table:table-cell office:value-type="float" office:value="685" calcext:value-type="float">
            <text:p>685</text:p>
          </table:table-cell>
          <table:table-cell table:style-name="ce3" office:value-type="float" office:value="0.233" calcext:value-type="float">
            <text:p>0.233</text:p>
          </table:table-cell>
          <table:table-cell table:style-name="ce3" office:value-type="float" office:value="0.753" calcext:value-type="float">
            <text:p>0.753</text:p>
          </table:table-cell>
          <table:table-cell table:number-columns-repeated="4"/>
          <table:table-cell table:style-name="ce7" office:value-type="float" office:value="160" calcext:value-type="float">
            <text:p>160</text:p>
          </table:table-cell>
          <table:table-cell table:style-name="ce7" table:formula="of:=[.G18]" office:value-type="float" office:value="20.603" calcext:value-type="float">
            <text:p>21</text:p>
          </table:table-cell>
          <table:table-cell table:style-name="ce7" table:formula="of:=[.G39]" office:value-type="float" office:value="0.753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float" office:value="12168" calcext:value-type="float">
            <text:p>12168</text:p>
          </table:table-cell>
          <table:table-cell table:style-name="ce3" office:value-type="float" office:value="0.234" calcext:value-type="float">
            <text:p>0.234</text:p>
          </table:table-cell>
          <table:table-cell table:style-name="ce3" office:value-type="float" office:value="0.771" calcext:value-type="float">
            <text:p>0.771</text:p>
          </table:table-cell>
          <table:table-cell office:value-type="float" office:value="714" calcext:value-type="float">
            <text:p>714</text:p>
          </table:table-cell>
          <table:table-cell table:style-name="ce3" office:value-type="float" office:value="0.189" calcext:value-type="float">
            <text:p>0.189</text:p>
          </table:table-cell>
          <table:table-cell table:style-name="ce3" office:value-type="float" office:value="0.62" calcext:value-type="float">
            <text:p>0.620</text:p>
          </table:table-cell>
          <table:table-cell table:number-columns-repeated="4"/>
          <table:table-cell table:style-name="ce7" office:value-type="float" office:value="170" calcext:value-type="float">
            <text:p>170</text:p>
          </table:table-cell>
          <table:table-cell table:style-name="ce7" table:formula="of:=[.G19]" office:value-type="float" office:value="20.116" calcext:value-type="float">
            <text:p>20</text:p>
          </table:table-cell>
          <table:table-cell table:style-name="ce7" table:formula="of:=[.G40]" office:value-type="float" office:value="0.62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80" calcext:value-type="float">
            <text:p>180</text:p>
          </table:table-cell>
          <table:table-cell office:value-type="float" office:value="12892" calcext:value-type="float">
            <text:p>12892</text:p>
          </table:table-cell>
          <table:table-cell table:style-name="ce3" office:value-type="float" office:value="0.232" calcext:value-type="float">
            <text:p>0.232</text:p>
          </table:table-cell>
          <table:table-cell table:style-name="ce3" office:value-type="float" office:value="0.767" calcext:value-type="float">
            <text:p>0.767</text:p>
          </table:table-cell>
          <table:table-cell office:value-type="float" office:value="724" calcext:value-type="float">
            <text:p>724</text:p>
          </table:table-cell>
          <table:table-cell table:style-name="ce3" office:value-type="float" office:value="0.206" calcext:value-type="float">
            <text:p>0.206</text:p>
          </table:table-cell>
          <table:table-cell table:style-name="ce3" office:value-type="float" office:value="0.704" calcext:value-type="float">
            <text:p>0.704</text:p>
          </table:table-cell>
          <table:table-cell table:number-columns-repeated="4"/>
          <table:table-cell table:style-name="ce7" office:value-type="float" office:value="180" calcext:value-type="float">
            <text:p>180</text:p>
          </table:table-cell>
          <table:table-cell table:style-name="ce7" table:formula="of:=[.G20]" office:value-type="float" office:value="19.676" calcext:value-type="float">
            <text:p>20</text:p>
          </table:table-cell>
          <table:table-cell table:style-name="ce7" table:formula="of:=[.G41]" office:value-type="float" office:value="0.704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7" table:number-columns-repeated="4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10" office:value-type="string" calcext:value-type="string" table:number-columns-spanned="3" table:number-rows-spanned="1">
            <text:p>TOTAL SQRT(MEAN SQ) OVER TIME</text:p>
          </table:table-cell>
          <table:covered-table-cell table:style-name="ce10"/>
          <table:covered-table-cell table:style-name="ce4"/>
          <table:table-cell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DSCS</text:p>
          </table:table-cell>
          <table:table-cell table:style-name="ce4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0" calcext:value-type="float">
            <text:p>10</text:p>
          </table:table-cell>
          <table:table-cell table:style-name="ce7" table:formula="of:=[.D3]" office:value-type="float" office:value="19.93" calcext:value-type="float">
            <text:p>20</text:p>
          </table:table-cell>
          <table:table-cell table:style-name="ce7" table:formula="of:=[.D24]" office:value-type="float" office:value="0.665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20" calcext:value-type="float">
            <text:p>20</text:p>
          </table:table-cell>
          <table:table-cell table:style-name="ce7" table:formula="of:=[.D4]" office:value-type="float" office:value="20.737" calcext:value-type="float">
            <text:p>21</text:p>
          </table:table-cell>
          <table:table-cell table:style-name="ce7" table:formula="of:=[.D25]" office:value-type="float" office:value="0.82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30" calcext:value-type="float">
            <text:p>30</text:p>
          </table:table-cell>
          <table:table-cell table:style-name="ce7" table:formula="of:=[.D5]" office:value-type="float" office:value="21.466" calcext:value-type="float">
            <text:p>21</text:p>
          </table:table-cell>
          <table:table-cell table:style-name="ce7" table:formula="of:=[.D26]" office:value-type="float" office:value="0.736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40" calcext:value-type="float">
            <text:p>40</text:p>
          </table:table-cell>
          <table:table-cell table:style-name="ce7" table:formula="of:=[.D6]" office:value-type="float" office:value="21.1" calcext:value-type="float">
            <text:p>21</text:p>
          </table:table-cell>
          <table:table-cell table:style-name="ce7" table:formula="of:=[.D27]" office:value-type="float" office:value="0.72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50" calcext:value-type="float">
            <text:p>50</text:p>
          </table:table-cell>
          <table:table-cell table:style-name="ce7" table:formula="of:=[.D7]" office:value-type="float" office:value="21.276" calcext:value-type="float">
            <text:p>21</text:p>
          </table:table-cell>
          <table:table-cell table:style-name="ce7" table:formula="of:=[.D28]" office:value-type="float" office:value="0.715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60" calcext:value-type="float">
            <text:p>60</text:p>
          </table:table-cell>
          <table:table-cell table:style-name="ce7" table:formula="of:=[.D8]" office:value-type="float" office:value="21.134" calcext:value-type="float">
            <text:p>21</text:p>
          </table:table-cell>
          <table:table-cell table:style-name="ce7" table:formula="of:=[.D29]" office:value-type="float" office:value="0.713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70" calcext:value-type="float">
            <text:p>70</text:p>
          </table:table-cell>
          <table:table-cell table:style-name="ce7" table:formula="of:=[.D9]" office:value-type="float" office:value="21.114" calcext:value-type="float">
            <text:p>21</text:p>
          </table:table-cell>
          <table:table-cell table:style-name="ce7" table:formula="of:=[.D30]" office:value-type="float" office:value="0.739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80" calcext:value-type="float">
            <text:p>80</text:p>
          </table:table-cell>
          <table:table-cell table:style-name="ce7" table:formula="of:=[.D10]" office:value-type="float" office:value="21.207" calcext:value-type="float">
            <text:p>21</text:p>
          </table:table-cell>
          <table:table-cell table:style-name="ce7" table:formula="of:=[.D31]" office:value-type="float" office:value="0.734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90" calcext:value-type="float">
            <text:p>90</text:p>
          </table:table-cell>
          <table:table-cell table:style-name="ce7" table:formula="of:=[.D11]" office:value-type="float" office:value="21.244" calcext:value-type="float">
            <text:p>21</text:p>
          </table:table-cell>
          <table:table-cell table:style-name="ce7" table:formula="of:=[.D32]" office:value-type="float" office:value="0.775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00" calcext:value-type="float">
            <text:p>100</text:p>
          </table:table-cell>
          <table:table-cell table:style-name="ce7" table:formula="of:=[.D12]" office:value-type="float" office:value="21.2" calcext:value-type="float">
            <text:p>21</text:p>
          </table:table-cell>
          <table:table-cell table:style-name="ce7" table:formula="of:=[.D33]" office:value-type="float" office:value="0.785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10" calcext:value-type="float">
            <text:p>110</text:p>
          </table:table-cell>
          <table:table-cell table:style-name="ce7" table:formula="of:=[.D13]" office:value-type="float" office:value="21.17" calcext:value-type="float">
            <text:p>21</text:p>
          </table:table-cell>
          <table:table-cell table:style-name="ce7" table:formula="of:=[.D34]" office:value-type="float" office:value="0.793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20" calcext:value-type="float">
            <text:p>120</text:p>
          </table:table-cell>
          <table:table-cell table:style-name="ce7" table:formula="of:=[.D14]" office:value-type="float" office:value="21.219" calcext:value-type="float">
            <text:p>21</text:p>
          </table:table-cell>
          <table:table-cell table:style-name="ce7" table:formula="of:=[.D35]" office:value-type="float" office:value="0.783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30" calcext:value-type="float">
            <text:p>130</text:p>
          </table:table-cell>
          <table:table-cell table:style-name="ce7" table:formula="of:=[.D15]" office:value-type="float" office:value="21.15" calcext:value-type="float">
            <text:p>21</text:p>
          </table:table-cell>
          <table:table-cell table:style-name="ce7" table:formula="of:=[.D36]" office:value-type="float" office:value="0.785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40" calcext:value-type="float">
            <text:p>140</text:p>
          </table:table-cell>
          <table:table-cell table:style-name="ce7" table:formula="of:=[.D16]" office:value-type="float" office:value="21.1" calcext:value-type="float">
            <text:p>21</text:p>
          </table:table-cell>
          <table:table-cell table:style-name="ce7" table:formula="of:=[.D37]" office:value-type="float" office:value="0.782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50" calcext:value-type="float">
            <text:p>150</text:p>
          </table:table-cell>
          <table:table-cell table:style-name="ce7" table:formula="of:=[.D17]" office:value-type="float" office:value="21.09" calcext:value-type="float">
            <text:p>21</text:p>
          </table:table-cell>
          <table:table-cell table:style-name="ce7" table:formula="of:=[.D38]" office:value-type="float" office:value="0.78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60" calcext:value-type="float">
            <text:p>160</text:p>
          </table:table-cell>
          <table:table-cell table:style-name="ce7" table:formula="of:=[.D18]" office:value-type="float" office:value="21.061" calcext:value-type="float">
            <text:p>21</text:p>
          </table:table-cell>
          <table:table-cell table:style-name="ce7" table:formula="of:=[.D39]" office:value-type="float" office:value="0.779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70" calcext:value-type="float">
            <text:p>170</text:p>
          </table:table-cell>
          <table:table-cell table:style-name="ce7" table:formula="of:=[.D19]" office:value-type="float" office:value="21.007" calcext:value-type="float">
            <text:p>21</text:p>
          </table:table-cell>
          <table:table-cell table:style-name="ce7" table:formula="of:=[.D40]" office:value-type="float" office:value="0.77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80" calcext:value-type="float">
            <text:p>180</text:p>
          </table:table-cell>
          <table:table-cell table:style-name="ce7" table:formula="of:=[.D20]" office:value-type="float" office:value="20.935" calcext:value-type="float">
            <text:p>21</text:p>
          </table:table-cell>
          <table:table-cell table:style-name="ce7" table:formula="of:=[.D41]" office:value-type="float" office:value="0.767" calcext:value-type="float">
            <text:p>1</text:p>
          </table:table-cell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.35" table:style-name="ta1">
        <table:shapes>
          <draw:frame draw:z-index="0" draw:style-name="gr1" draw:text-style-name="P1" svg:width="15.999cm" svg:height="8.999cm" svg:x="28.675cm" svg:y="9.503cm">
            <draw:object draw:notify-on-update-of-ranges="'Traffic.35'.L24:'Traffic.35'.L41 'Traffic.35'.M23:'Traffic.35'.M23 'Traffic.35'.M24:'Traffic.35'.M41 'Traffic.35'.L24:'Traffic.35'.L41 'Traffic.35'.N23:'Traffic.35'.N23 'Traffic.35'.N24:'Traffic.35'.N4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6.005cm" svg:height="9.004cm" svg:x="28.713cm" svg:y="19.923cm">
            <draw:object draw:notify-on-update-of-ranges="'Traffic.10'.L47:'Traffic.10'.L64 'Traffic.10'.M46:'Traffic.10'.M46 'Traffic.10'.M47:'Traffic.10'.M64 'Traffic.10'.L47:'Traffic.10'.L64 'Traffic.10'.N46:'Traffic.10'.N46 'Traffic.10'.N47:'Traffic.10'.N64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ce9"/>
        <table:table-column table:style-name="co3" table:default-cell-style-name="ce7"/>
        <table:table-column table:style-name="co14" table:default-cell-style-name="ce9"/>
        <table:table-column table:style-name="co15" table:default-cell-style-name="ce9"/>
        <table:table-column table:style-name="co16" table:default-cell-style-name="ce7"/>
        <table:table-column table:style-name="co3" table:default-cell-style-name="ce9"/>
        <table:table-column table:style-name="co17" table:default-cell-style-name="ce9"/>
        <table:table-column table:style-name="co8" table:default-cell-style-name="ce9"/>
        <table:table-column table:style-name="co18" table:default-cell-style-name="ce9"/>
        <table:table-column table:style-name="co19" table:default-cell-style-name="ce15"/>
        <table:table-column table:style-name="co8" table:default-cell-style-name="ce9"/>
        <table:table-column table:style-name="co27" table:default-cell-style-name="ce9"/>
        <table:table-column table:style-name="co28" table:default-cell-style-name="ce9"/>
        <table:table-column table:style-name="co21" table:default-cell-style-name="ce9"/>
        <table:table-column table:style-name="co3" table:number-columns-repeated="1010" table:default-cell-style-name="ce9"/>
        <table:table-row table:style-name="ro1">
          <table:table-cell table:style-name="ce4" office:value-type="string" calcext:value-type="string">
            <text:p>DSCS</text:p>
          </table:table-cell>
          <table:table-cell table:style-name="ce22" office:value-type="string" calcext:value-type="string" table:number-columns-spanned="3" table:number-rows-spanned="1">
            <text:p>Total</text:p>
          </table:table-cell>
          <table:covered-table-cell table:number-columns-repeated="2" table:style-name="ce12"/>
          <table:table-cell table:style-name="ce22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2"/>
          <table:table-cell table:number-columns-repeated="1017"/>
        </table:table-row>
        <table:table-row table:style-name="ro1">
          <table:table-cell table:style-name="ce7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4" office:value-type="string" calcext:value-type="string">
            <text:p>PHASE</text:p>
          </table:table-cell>
          <table:table-cell table:style-name="ce23" office:value-type="string" calcext:value-type="string">
            <text:p><text:s/>LENGTH</text:p>
          </table:table-cell>
          <table:table-cell table:style-name="ce21"/>
          <table:table-cell table:style-name="ce10" office:value-type="string" calcext:value-type="string" table:number-columns-spanned="3" table:number-rows-spanned="1">
            <text:p>Distribution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" office:value-type="float" office:value="746" calcext:value-type="float">
            <text:p>746</text:p>
          </table:table-cell>
          <table:table-cell table:style-name="ce13" office:value-type="float" office:value="18.859" calcext:value-type="float">
            <text:p>18,859</text:p>
          </table:table-cell>
          <table:table-cell table:style-name="ce13" office:value-type="float" office:value="22.987" calcext:value-type="float">
            <text:p>22,987</text:p>
          </table:table-cell>
          <table:table-cell table:style-name="ce2" office:value-type="float" office:value="746" calcext:value-type="float">
            <text:p>746</text:p>
          </table:table-cell>
          <table:table-cell table:style-name="ce13" office:value-type="float" office:value="18.859" calcext:value-type="float">
            <text:p>18,859</text:p>
          </table:table-cell>
          <table:table-cell table:style-name="ce13" office:value-type="float" office:value="22.987" calcext:value-type="float">
            <text:p>22,987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12.5" calcext:value-type="float">
            <text:p>12.5</text:p>
          </table:table-cell>
          <table:table-cell table:style-name="ce14"/>
          <table:table-cell office:value-type="string" calcext:value-type="string">
            <text:p>NORTH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35</text:p>
          </table:table-cell>
          <table:table-cell table:number-columns-repeated="1010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" office:value-type="float" office:value="1647" calcext:value-type="float">
            <text:p>1647</text:p>
          </table:table-cell>
          <table:table-cell table:style-name="ce13" office:value-type="float" office:value="21.486" calcext:value-type="float">
            <text:p>21,486</text:p>
          </table:table-cell>
          <table:table-cell table:style-name="ce13" office:value-type="float" office:value="25.743" calcext:value-type="float">
            <text:p>25,743</text:p>
          </table:table-cell>
          <table:table-cell table:style-name="ce2" office:value-type="float" office:value="901" calcext:value-type="float">
            <text:p>901</text:p>
          </table:table-cell>
          <table:table-cell table:style-name="ce13" office:value-type="float" office:value="23.661" calcext:value-type="float">
            <text:p>23,661</text:p>
          </table:table-cell>
          <table:table-cell table:style-name="ce13" office:value-type="float" office:value="27.819" calcext:value-type="float">
            <text:p>27,819</text:p>
          </table:table-cell>
          <table:table-cell/>
          <table:table-cell office:value-type="float" office:value="2" calcext:value-type="float">
            <text:p>2.00</text:p>
          </table:table-cell>
          <table:table-cell office:value-type="float" office:value="8.5" calcext:value-type="float">
            <text:p>8.5</text:p>
          </table:table-cell>
          <table:table-cell table:style-name="ce14"/>
          <table:table-cell office:value-type="string" calcext:value-type="string">
            <text:p>SOUTH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35</text:p>
          </table:table-cell>
          <table:table-cell table:number-columns-repeated="1010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2" office:value-type="float" office:value="2483" calcext:value-type="float">
            <text:p>2483</text:p>
          </table:table-cell>
          <table:table-cell table:style-name="ce13" office:value-type="float" office:value="21.652" calcext:value-type="float">
            <text:p>21,652</text:p>
          </table:table-cell>
          <table:table-cell table:style-name="ce13" office:value-type="float" office:value="25.926" calcext:value-type="float">
            <text:p>25,926</text:p>
          </table:table-cell>
          <table:table-cell table:style-name="ce2" office:value-type="float" office:value="836" calcext:value-type="float">
            <text:p>836</text:p>
          </table:table-cell>
          <table:table-cell table:style-name="ce13" office:value-type="float" office:value="21.98" calcext:value-type="float">
            <text:p>21,980</text:p>
          </table:table-cell>
          <table:table-cell table:style-name="ce13" office:value-type="float" office:value="26.283" calcext:value-type="float">
            <text:p>26,283</text:p>
          </table:table-cell>
          <table:table-cell/>
          <table:table-cell office:value-type="float" office:value="3" calcext:value-type="float">
            <text:p>3.00</text:p>
          </table:table-cell>
          <table:table-cell office:value-type="float" office:value="12.5" calcext:value-type="float">
            <text:p>12.5</text:p>
          </table:table-cell>
          <table:table-cell table:style-name="ce14"/>
          <table:table-cell office:value-type="string" calcext:value-type="string">
            <text:p>EAST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35</text:p>
          </table:table-cell>
          <table:table-cell table:number-columns-repeated="1010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2" office:value-type="float" office:value="3325" calcext:value-type="float">
            <text:p>3325</text:p>
          </table:table-cell>
          <table:table-cell table:style-name="ce13" office:value-type="float" office:value="21.48" calcext:value-type="float">
            <text:p>21,480</text:p>
          </table:table-cell>
          <table:table-cell table:style-name="ce13" office:value-type="float" office:value="25.58" calcext:value-type="float">
            <text:p>25,580</text:p>
          </table:table-cell>
          <table:table-cell table:style-name="ce2" office:value-type="float" office:value="842" calcext:value-type="float">
            <text:p>842</text:p>
          </table:table-cell>
          <table:table-cell table:style-name="ce13" office:value-type="float" office:value="20.972" calcext:value-type="float">
            <text:p>20,972</text:p>
          </table:table-cell>
          <table:table-cell table:style-name="ce13" office:value-type="float" office:value="24.533" calcext:value-type="float">
            <text:p>24,533</text:p>
          </table:table-cell>
          <table:table-cell/>
          <table:table-cell office:value-type="float" office:value="4" calcext:value-type="float">
            <text:p>4.00</text:p>
          </table:table-cell>
          <table:table-cell office:value-type="float" office:value="8.5" calcext:value-type="float">
            <text:p>8.5</text:p>
          </table:table-cell>
          <table:table-cell table:style-name="ce14"/>
          <table:table-cell office:value-type="string" calcext:value-type="string">
            <text:p>WEST</text:p>
          </table:table-cell>
          <table:table-cell table:style-name="ce18" office:value-type="string" calcext:value-type="string">
            <text:p>Poisson </text:p>
          </table:table-cell>
          <table:table-cell office:value-type="string" calcext:value-type="string">
            <text:p>lambda=0.35</text:p>
          </table:table-cell>
          <table:table-cell table:number-columns-repeated="1010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2" office:value-type="float" office:value="4146" calcext:value-type="float">
            <text:p>4146</text:p>
          </table:table-cell>
          <table:table-cell table:style-name="ce13" office:value-type="float" office:value="21.125" calcext:value-type="float">
            <text:p>21,125</text:p>
          </table:table-cell>
          <table:table-cell table:style-name="ce13" office:value-type="float" office:value="25.189" calcext:value-type="float">
            <text:p>25,189</text:p>
          </table:table-cell>
          <table:table-cell table:style-name="ce2" office:value-type="float" office:value="821" calcext:value-type="float">
            <text:p>821</text:p>
          </table:table-cell>
          <table:table-cell table:style-name="ce13" office:value-type="float" office:value="19.688" calcext:value-type="float">
            <text:p>19,688</text:p>
          </table:table-cell>
          <table:table-cell table:style-name="ce13" office:value-type="float" office:value="23.54" calcext:value-type="float">
            <text:p>23,540</text:p>
          </table:table-cell>
          <table:table-cell/>
          <table:table-cell office:value-type="string" calcext:value-type="string">
            <text:p>IDLE</text:p>
          </table:table-cell>
          <table:table-cell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2" office:value-type="float" office:value="4981" calcext:value-type="float">
            <text:p>4981</text:p>
          </table:table-cell>
          <table:table-cell table:style-name="ce13" office:value-type="float" office:value="21.352" calcext:value-type="float">
            <text:p>21,352</text:p>
          </table:table-cell>
          <table:table-cell table:style-name="ce13" office:value-type="float" office:value="25.454" calcext:value-type="float">
            <text:p>25,454</text:p>
          </table:table-cell>
          <table:table-cell table:style-name="ce2" office:value-type="float" office:value="835" calcext:value-type="float">
            <text:p>835</text:p>
          </table:table-cell>
          <table:table-cell table:style-name="ce13" office:value-type="float" office:value="22.477" calcext:value-type="float">
            <text:p>22,477</text:p>
          </table:table-cell>
          <table:table-cell table:style-name="ce13" office:value-type="float" office:value="26.729" calcext:value-type="float">
            <text:p>26,729</text:p>
          </table:table-cell>
          <table:table-cell/>
          <table:table-cell table:style-name="ce14"/>
          <table:table-cell table:style-name="ce24"/>
          <table:table-cell table:number-columns-repeated="1014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2" office:value-type="float" office:value="5839" calcext:value-type="float">
            <text:p>5839</text:p>
          </table:table-cell>
          <table:table-cell table:style-name="ce13" office:value-type="float" office:value="21.362" calcext:value-type="float">
            <text:p>21,362</text:p>
          </table:table-cell>
          <table:table-cell table:style-name="ce13" office:value-type="float" office:value="25.365" calcext:value-type="float">
            <text:p>25,365</text:p>
          </table:table-cell>
          <table:table-cell table:style-name="ce2" office:value-type="float" office:value="858" calcext:value-type="float">
            <text:p>858</text:p>
          </table:table-cell>
          <table:table-cell table:style-name="ce13" office:value-type="float" office:value="21.42" calcext:value-type="float">
            <text:p>21,420</text:p>
          </table:table-cell>
          <table:table-cell table:style-name="ce13" office:value-type="float" office:value="24.842" calcext:value-type="float">
            <text:p>24,842</text:p>
          </table:table-cell>
          <table:table-cell/>
          <table:table-cell table:style-name="ce14"/>
          <table:table-cell table:style-name="ce24"/>
          <table:table-cell table:number-columns-repeated="1014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2" office:value-type="float" office:value="6692" calcext:value-type="float">
            <text:p>6692</text:p>
          </table:table-cell>
          <table:table-cell table:style-name="ce13" office:value-type="float" office:value="21.256" calcext:value-type="float">
            <text:p>21,256</text:p>
          </table:table-cell>
          <table:table-cell table:style-name="ce13" office:value-type="float" office:value="25.206" calcext:value-type="float">
            <text:p>25,206</text:p>
          </table:table-cell>
          <table:table-cell table:style-name="ce2" office:value-type="float" office:value="853" calcext:value-type="float">
            <text:p>853</text:p>
          </table:table-cell>
          <table:table-cell table:style-name="ce13" office:value-type="float" office:value="20.533" calcext:value-type="float">
            <text:p>20,533</text:p>
          </table:table-cell>
          <table:table-cell table:style-name="ce13" office:value-type="float" office:value="24.086" calcext:value-type="float">
            <text:p>24,086</text:p>
          </table:table-cell>
          <table:table-cell/>
          <table:table-cell table:style-name="ce14"/>
          <table:table-cell table:style-name="ce24"/>
          <table:table-cell table:number-columns-repeated="1014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2" office:value-type="float" office:value="7545" calcext:value-type="float">
            <text:p>7545</text:p>
          </table:table-cell>
          <table:table-cell table:style-name="ce13" office:value-type="float" office:value="21.152" calcext:value-type="float">
            <text:p>21,152</text:p>
          </table:table-cell>
          <table:table-cell table:style-name="ce13" office:value-type="float" office:value="25.081" calcext:value-type="float">
            <text:p>25,081</text:p>
          </table:table-cell>
          <table:table-cell table:style-name="ce2" office:value-type="float" office:value="853" calcext:value-type="float">
            <text:p>853</text:p>
          </table:table-cell>
          <table:table-cell table:style-name="ce13" office:value-type="float" office:value="20.333" calcext:value-type="float">
            <text:p>20,333</text:p>
          </table:table-cell>
          <table:table-cell table:style-name="ce13" office:value-type="float" office:value="24.083" calcext:value-type="float">
            <text:p>24,083</text:p>
          </table:table-cell>
          <table:table-cell/>
          <table:table-cell table:style-name="ce14"/>
          <table:table-cell table:style-name="ce24"/>
          <table:table-cell table:number-columns-repeated="1014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2" office:value-type="float" office:value="8351" calcext:value-type="float">
            <text:p>8351</text:p>
          </table:table-cell>
          <table:table-cell table:style-name="ce13" office:value-type="float" office:value="21.048" calcext:value-type="float">
            <text:p>21,048</text:p>
          </table:table-cell>
          <table:table-cell table:style-name="ce13" office:value-type="float" office:value="24.969" calcext:value-type="float">
            <text:p>24,969</text:p>
          </table:table-cell>
          <table:table-cell table:style-name="ce2" office:value-type="float" office:value="806" calcext:value-type="float">
            <text:p>806</text:p>
          </table:table-cell>
          <table:table-cell table:style-name="ce13" office:value-type="float" office:value="20.075" calcext:value-type="float">
            <text:p>20,075</text:p>
          </table:table-cell>
          <table:table-cell table:style-name="ce13" office:value-type="float" office:value="23.894" calcext:value-type="float">
            <text:p>23,894</text:p>
          </table:table-cell>
          <table:table-cell/>
          <table:table-cell table:style-name="ce14"/>
          <table:table-cell table:style-name="ce24"/>
          <table:table-cell table:number-columns-repeated="1014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9236" calcext:value-type="float">
            <text:p>9236</text:p>
          </table:table-cell>
          <table:table-cell table:style-name="ce13" office:value-type="float" office:value="21.095" calcext:value-type="float">
            <text:p>21,095</text:p>
          </table:table-cell>
          <table:table-cell table:style-name="ce13" office:value-type="float" office:value="25.004" calcext:value-type="float">
            <text:p>25,004</text:p>
          </table:table-cell>
          <table:table-cell table:style-name="ce2" office:value-type="float" office:value="885" calcext:value-type="float">
            <text:p>885</text:p>
          </table:table-cell>
          <table:table-cell table:style-name="ce13" office:value-type="float" office:value="21.54" calcext:value-type="float">
            <text:p>21,540</text:p>
          </table:table-cell>
          <table:table-cell table:style-name="ce13" office:value-type="float" office:value="25.33" calcext:value-type="float">
            <text:p>25,330</text:p>
          </table:table-cell>
          <table:table-cell/>
          <table:table-cell table:style-name="ce14"/>
          <table:table-cell table:style-name="ce24"/>
          <table:table-cell table:number-columns-repeated="1014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2" office:value-type="float" office:value="10038" calcext:value-type="float">
            <text:p>10038</text:p>
          </table:table-cell>
          <table:table-cell table:style-name="ce13" office:value-type="float" office:value="20.972" calcext:value-type="float">
            <text:p>20,972</text:p>
          </table:table-cell>
          <table:table-cell table:style-name="ce13" office:value-type="float" office:value="24.875" calcext:value-type="float">
            <text:p>24,875</text:p>
          </table:table-cell>
          <table:table-cell table:style-name="ce2" office:value-type="float" office:value="802" calcext:value-type="float">
            <text:p>802</text:p>
          </table:table-cell>
          <table:table-cell table:style-name="ce13" office:value-type="float" office:value="19.561" calcext:value-type="float">
            <text:p>19,561</text:p>
          </table:table-cell>
          <table:table-cell table:style-name="ce13" office:value-type="float" office:value="23.34" calcext:value-type="float">
            <text:p>23,340</text:p>
          </table:table-cell>
          <table:table-cell table:number-columns-repeated="1017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2" office:value-type="float" office:value="10880" calcext:value-type="float">
            <text:p>10880</text:p>
          </table:table-cell>
          <table:table-cell table:style-name="ce13" office:value-type="float" office:value="21.002" calcext:value-type="float">
            <text:p>21,002</text:p>
          </table:table-cell>
          <table:table-cell table:style-name="ce13" office:value-type="float" office:value="24.921" calcext:value-type="float">
            <text:p>24,921</text:p>
          </table:table-cell>
          <table:table-cell table:style-name="ce2" office:value-type="float" office:value="842" calcext:value-type="float">
            <text:p>842</text:p>
          </table:table-cell>
          <table:table-cell table:style-name="ce13" office:value-type="float" office:value="21.352" calcext:value-type="float">
            <text:p>21,352</text:p>
          </table:table-cell>
          <table:table-cell table:style-name="ce13" office:value-type="float" office:value="25.464" calcext:value-type="float">
            <text:p>25,464</text:p>
          </table:table-cell>
          <table:table-cell table:number-columns-repeated="1017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2" office:value-type="float" office:value="11713" calcext:value-type="float">
            <text:p>11713</text:p>
          </table:table-cell>
          <table:table-cell table:style-name="ce13" office:value-type="float" office:value="21.023" calcext:value-type="float">
            <text:p>21,023</text:p>
          </table:table-cell>
          <table:table-cell table:style-name="ce13" office:value-type="float" office:value="24.936" calcext:value-type="float">
            <text:p>24,936</text:p>
          </table:table-cell>
          <table:table-cell table:style-name="ce2" office:value-type="float" office:value="833" calcext:value-type="float">
            <text:p>833</text:p>
          </table:table-cell>
          <table:table-cell table:style-name="ce13" office:value-type="float" office:value="21.294" calcext:value-type="float">
            <text:p>21,294</text:p>
          </table:table-cell>
          <table:table-cell table:style-name="ce13" office:value-type="float" office:value="25.128" calcext:value-type="float">
            <text:p>25,128</text:p>
          </table:table-cell>
          <table:table-cell table:number-columns-repeated="1017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2" office:value-type="float" office:value="12536" calcext:value-type="float">
            <text:p>12536</text:p>
          </table:table-cell>
          <table:table-cell table:style-name="ce13" office:value-type="float" office:value="20.998" calcext:value-type="float">
            <text:p>20,998</text:p>
          </table:table-cell>
          <table:table-cell table:style-name="ce13" office:value-type="float" office:value="24.913" calcext:value-type="float">
            <text:p>24,913</text:p>
          </table:table-cell>
          <table:table-cell table:style-name="ce2" office:value-type="float" office:value="823" calcext:value-type="float">
            <text:p>823</text:p>
          </table:table-cell>
          <table:table-cell table:style-name="ce13" office:value-type="float" office:value="20.641" calcext:value-type="float">
            <text:p>20,641</text:p>
          </table:table-cell>
          <table:table-cell table:style-name="ce13" office:value-type="float" office:value="24.588" calcext:value-type="float">
            <text:p>24,588</text:p>
          </table:table-cell>
          <table:table-cell table:number-columns-repeated="1017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2" office:value-type="float" office:value="13360" calcext:value-type="float">
            <text:p>13360</text:p>
          </table:table-cell>
          <table:table-cell table:style-name="ce13" office:value-type="float" office:value="20.966" calcext:value-type="float">
            <text:p>20,966</text:p>
          </table:table-cell>
          <table:table-cell table:style-name="ce13" office:value-type="float" office:value="24.896" calcext:value-type="float">
            <text:p>24,896</text:p>
          </table:table-cell>
          <table:table-cell table:style-name="ce2" office:value-type="float" office:value="824" calcext:value-type="float">
            <text:p>824</text:p>
          </table:table-cell>
          <table:table-cell table:style-name="ce13" office:value-type="float" office:value="20.484" calcext:value-type="float">
            <text:p>20,484</text:p>
          </table:table-cell>
          <table:table-cell table:style-name="ce13" office:value-type="float" office:value="24.634" calcext:value-type="float">
            <text:p>24,634</text:p>
          </table:table-cell>
          <table:table-cell table:number-columns-repeated="1017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2" office:value-type="float" office:value="14205" calcext:value-type="float">
            <text:p>14205</text:p>
          </table:table-cell>
          <table:table-cell table:style-name="ce13" office:value-type="float" office:value="20.987" calcext:value-type="float">
            <text:p>20,987</text:p>
          </table:table-cell>
          <table:table-cell table:style-name="ce13" office:value-type="float" office:value="24.92" calcext:value-type="float">
            <text:p>24,920</text:p>
          </table:table-cell>
          <table:table-cell table:style-name="ce2" office:value-type="float" office:value="845" calcext:value-type="float">
            <text:p>845</text:p>
          </table:table-cell>
          <table:table-cell table:style-name="ce13" office:value-type="float" office:value="21.32" calcext:value-type="float">
            <text:p>21,320</text:p>
          </table:table-cell>
          <table:table-cell table:style-name="ce13" office:value-type="float" office:value="25.294" calcext:value-type="float">
            <text:p>25,294</text:p>
          </table:table-cell>
          <table:table-cell table:number-columns-repeated="1017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2" office:value-type="float" office:value="15041" calcext:value-type="float">
            <text:p>15041</text:p>
          </table:table-cell>
          <table:table-cell table:style-name="ce13" office:value-type="float" office:value="20.961" calcext:value-type="float">
            <text:p>20,961</text:p>
          </table:table-cell>
          <table:table-cell table:style-name="ce13" office:value-type="float" office:value="24.882" calcext:value-type="float">
            <text:p>24,882</text:p>
          </table:table-cell>
          <table:table-cell table:style-name="ce2" office:value-type="float" office:value="836" calcext:value-type="float">
            <text:p>836</text:p>
          </table:table-cell>
          <table:table-cell table:style-name="ce13" office:value-type="float" office:value="20.521" calcext:value-type="float">
            <text:p>20,521</text:p>
          </table:table-cell>
          <table:table-cell table:style-name="ce13" office:value-type="float" office:value="24.235" calcext:value-type="float">
            <text:p>24,235</text:p>
          </table:table-cell>
          <table:table-cell table:number-columns-repeated="1017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SAD</text:p>
          </table:table-cell>
          <table:table-cell table:style-name="ce22" office:value-type="string" calcext:value-type="string" table:number-columns-spanned="3" table:number-rows-spanned="1">
            <text:p>Total</text:p>
          </table:table-cell>
          <table:covered-table-cell table:number-columns-repeated="2" table:style-name="ce12"/>
          <table:table-cell table:style-name="ce22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2"/>
          <table:table-cell table:number-columns-repeated="4"/>
          <table:table-cell table:style-name="ce10" office:value-type="string" calcext:value-type="string" table:number-columns-spanned="3" table:number-rows-spanned="1">
            <text:p>SQRT(MEAN SQ) 10 MIN INTERVAL</text:p>
          </table:table-cell>
          <table:covered-table-cell table:style-name="ce19"/>
          <table:covered-table-cell table:style-name="ce4"/>
          <table:table-cell table:number-columns-repeated="1010"/>
        </table:table-row>
        <table:table-row table:style-name="ro1">
          <table:table-cell table:style-name="ce7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4" office:value-type="string" calcext:value-type="string">
            <text:p>DETECTOR RANGE</text:p>
          </table:table-cell>
          <table:table-cell table:style-name="ce20" office:value-type="float" office:value="70" calcext:value-type="float">
            <text:p>70</text:p>
          </table:table-cell>
          <table:table-cell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DSCS</text:p>
          </table:table-cell>
          <table:table-cell table:style-name="ce4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float" office:value="795" calcext:value-type="float">
            <text:p>795</text:p>
          </table:table-cell>
          <table:table-cell table:style-name="ce3" office:value-type="float" office:value="0.359" calcext:value-type="float">
            <text:p>0.359</text:p>
          </table:table-cell>
          <table:table-cell table:style-name="ce3" office:value-type="float" office:value="1.195" calcext:value-type="float">
            <text:p>1.195</text:p>
          </table:table-cell>
          <table:table-cell office:value-type="float" office:value="795" calcext:value-type="float">
            <text:p>795</text:p>
          </table:table-cell>
          <table:table-cell table:style-name="ce3" office:value-type="float" office:value="0.359" calcext:value-type="float">
            <text:p>0.359</text:p>
          </table:table-cell>
          <table:table-cell table:style-name="ce3" office:value-type="float" office:value="1.195" calcext:value-type="float">
            <text:p>1.195</text:p>
          </table:table-cell>
          <table:table-cell table:number-columns-repeated="4"/>
          <table:table-cell table:style-name="ce7" office:value-type="float" office:value="10" calcext:value-type="float">
            <text:p>10</text:p>
          </table:table-cell>
          <table:table-cell table:style-name="ce7" table:formula="of:=[.G3]" office:value-type="float" office:value="22.987" calcext:value-type="float">
            <text:p>23</text:p>
          </table:table-cell>
          <table:table-cell table:style-name="ce7" table:formula="of:=[.G24]" office:value-type="float" office:value="1.195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float" office:value="1667" calcext:value-type="float">
            <text:p>1667</text:p>
          </table:table-cell>
          <table:table-cell table:style-name="ce3" office:value-type="float" office:value="0.396" calcext:value-type="float">
            <text:p>0.396</text:p>
          </table:table-cell>
          <table:table-cell table:style-name="ce3" office:value-type="float" office:value="1.244" calcext:value-type="float">
            <text:p>1.244</text:p>
          </table:table-cell>
          <table:table-cell office:value-type="float" office:value="872" calcext:value-type="float">
            <text:p>872</text:p>
          </table:table-cell>
          <table:table-cell table:style-name="ce3" office:value-type="float" office:value="0.431" calcext:value-type="float">
            <text:p>0.431</text:p>
          </table:table-cell>
          <table:table-cell table:style-name="ce3" office:value-type="float" office:value="1.287" calcext:value-type="float">
            <text:p>1.287</text:p>
          </table:table-cell>
          <table:table-cell table:number-columns-repeated="4"/>
          <table:table-cell table:style-name="ce7" office:value-type="float" office:value="20" calcext:value-type="float">
            <text:p>20</text:p>
          </table:table-cell>
          <table:table-cell table:style-name="ce7" table:formula="of:=[.G4]" office:value-type="float" office:value="27.819" calcext:value-type="float">
            <text:p>28</text:p>
          </table:table-cell>
          <table:table-cell table:style-name="ce7" table:formula="of:=[.G25]" office:value-type="float" office:value="1.287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float" office:value="2526" calcext:value-type="float">
            <text:p>2526</text:p>
          </table:table-cell>
          <table:table-cell table:style-name="ce3" office:value-type="float" office:value="0.366" calcext:value-type="float">
            <text:p>0.366</text:p>
          </table:table-cell>
          <table:table-cell table:style-name="ce3" office:value-type="float" office:value="1.155" calcext:value-type="float">
            <text:p>1.155</text:p>
          </table:table-cell>
          <table:table-cell office:value-type="float" office:value="859" calcext:value-type="float">
            <text:p>859</text:p>
          </table:table-cell>
          <table:table-cell table:style-name="ce3" office:value-type="float" office:value="0.308" calcext:value-type="float">
            <text:p>0.308</text:p>
          </table:table-cell>
          <table:table-cell table:style-name="ce3" office:value-type="float" office:value="0.958" calcext:value-type="float">
            <text:p>0.958</text:p>
          </table:table-cell>
          <table:table-cell table:number-columns-repeated="4"/>
          <table:table-cell table:style-name="ce7" office:value-type="float" office:value="30" calcext:value-type="float">
            <text:p>30</text:p>
          </table:table-cell>
          <table:table-cell table:style-name="ce7" table:formula="of:=[.G5]" office:value-type="float" office:value="26.283" calcext:value-type="float">
            <text:p>26</text:p>
          </table:table-cell>
          <table:table-cell table:style-name="ce7" table:formula="of:=[.G26]" office:value-type="float" office:value="0.958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3354" calcext:value-type="float">
            <text:p>3354</text:p>
          </table:table-cell>
          <table:table-cell table:style-name="ce3" office:value-type="float" office:value="0.367" calcext:value-type="float">
            <text:p>0.367</text:p>
          </table:table-cell>
          <table:table-cell table:style-name="ce3" office:value-type="float" office:value="1.173" calcext:value-type="float">
            <text:p>1.173</text:p>
          </table:table-cell>
          <table:table-cell office:value-type="float" office:value="828" calcext:value-type="float">
            <text:p>828</text:p>
          </table:table-cell>
          <table:table-cell table:style-name="ce3" office:value-type="float" office:value="0.368" calcext:value-type="float">
            <text:p>0.368</text:p>
          </table:table-cell>
          <table:table-cell table:style-name="ce3" office:value-type="float" office:value="1.226" calcext:value-type="float">
            <text:p>1.226</text:p>
          </table:table-cell>
          <table:table-cell table:number-columns-repeated="4"/>
          <table:table-cell table:style-name="ce7" office:value-type="float" office:value="40" calcext:value-type="float">
            <text:p>40</text:p>
          </table:table-cell>
          <table:table-cell table:style-name="ce7" table:formula="of:=[.G6]" office:value-type="float" office:value="24.533" calcext:value-type="float">
            <text:p>25</text:p>
          </table:table-cell>
          <table:table-cell table:style-name="ce7" table:formula="of:=[.G27]" office:value-type="float" office:value="1.226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float" office:value="4179" calcext:value-type="float">
            <text:p>4179</text:p>
          </table:table-cell>
          <table:table-cell table:style-name="ce3" office:value-type="float" office:value="0.382" calcext:value-type="float">
            <text:p>0.382</text:p>
          </table:table-cell>
          <table:table-cell table:style-name="ce3" office:value-type="float" office:value="1.234" calcext:value-type="float">
            <text:p>1.234</text:p>
          </table:table-cell>
          <table:table-cell office:value-type="float" office:value="825" calcext:value-type="float">
            <text:p>825</text:p>
          </table:table-cell>
          <table:table-cell table:style-name="ce3" office:value-type="float" office:value="0.446" calcext:value-type="float">
            <text:p>0.446</text:p>
          </table:table-cell>
          <table:table-cell table:style-name="ce3" office:value-type="float" office:value="1.456" calcext:value-type="float">
            <text:p>1.456</text:p>
          </table:table-cell>
          <table:table-cell table:number-columns-repeated="4"/>
          <table:table-cell table:style-name="ce7" office:value-type="float" office:value="50" calcext:value-type="float">
            <text:p>50</text:p>
          </table:table-cell>
          <table:table-cell table:style-name="ce7" table:formula="of:=[.G7]" office:value-type="float" office:value="23.54" calcext:value-type="float">
            <text:p>24</text:p>
          </table:table-cell>
          <table:table-cell table:style-name="ce7" table:formula="of:=[.G28]" office:value-type="float" office:value="1.456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float" office:value="5010" calcext:value-type="float">
            <text:p>5010</text:p>
          </table:table-cell>
          <table:table-cell table:style-name="ce3" office:value-type="float" office:value="0.363" calcext:value-type="float">
            <text:p>0.363</text:p>
          </table:table-cell>
          <table:table-cell table:style-name="ce3" office:value-type="float" office:value="1.177" calcext:value-type="float">
            <text:p>1.177</text:p>
          </table:table-cell>
          <table:table-cell office:value-type="float" office:value="831" calcext:value-type="float">
            <text:p>831</text:p>
          </table:table-cell>
          <table:table-cell table:style-name="ce3" office:value-type="float" office:value="0.268" calcext:value-type="float">
            <text:p>0.268</text:p>
          </table:table-cell>
          <table:table-cell table:style-name="ce3" office:value-type="float" office:value="0.832" calcext:value-type="float">
            <text:p>0.832</text:p>
          </table:table-cell>
          <table:table-cell table:number-columns-repeated="4"/>
          <table:table-cell table:style-name="ce7" office:value-type="float" office:value="60" calcext:value-type="float">
            <text:p>60</text:p>
          </table:table-cell>
          <table:table-cell table:style-name="ce7" table:formula="of:=[.G8]" office:value-type="float" office:value="26.729" calcext:value-type="float">
            <text:p>27</text:p>
          </table:table-cell>
          <table:table-cell table:style-name="ce7" table:formula="of:=[.G29]" office:value-type="float" office:value="0.832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float" office:value="5877" calcext:value-type="float">
            <text:p>5877</text:p>
          </table:table-cell>
          <table:table-cell table:style-name="ce3" office:value-type="float" office:value="0.355" calcext:value-type="float">
            <text:p>0.355</text:p>
          </table:table-cell>
          <table:table-cell table:style-name="ce3" office:value-type="float" office:value="1.142" calcext:value-type="float">
            <text:p>1.142</text:p>
          </table:table-cell>
          <table:table-cell office:value-type="float" office:value="867" calcext:value-type="float">
            <text:p>867</text:p>
          </table:table-cell>
          <table:table-cell table:style-name="ce3" office:value-type="float" office:value="0.309" calcext:value-type="float">
            <text:p>0.309</text:p>
          </table:table-cell>
          <table:table-cell table:style-name="ce3" office:value-type="float" office:value="0.919" calcext:value-type="float">
            <text:p>0.919</text:p>
          </table:table-cell>
          <table:table-cell table:number-columns-repeated="4"/>
          <table:table-cell table:style-name="ce7" office:value-type="float" office:value="70" calcext:value-type="float">
            <text:p>70</text:p>
          </table:table-cell>
          <table:table-cell table:style-name="ce7" table:formula="of:=[.G9]" office:value-type="float" office:value="24.842" calcext:value-type="float">
            <text:p>25</text:p>
          </table:table-cell>
          <table:table-cell table:style-name="ce7" table:formula="of:=[.G30]" office:value-type="float" office:value="0.919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float" office:value="6718" calcext:value-type="float">
            <text:p>6718</text:p>
          </table:table-cell>
          <table:table-cell table:style-name="ce3" office:value-type="float" office:value="0.35" calcext:value-type="float">
            <text:p>0.350</text:p>
          </table:table-cell>
          <table:table-cell table:style-name="ce3" office:value-type="float" office:value="1.121" calcext:value-type="float">
            <text:p>1.121</text:p>
          </table:table-cell>
          <table:table-cell office:value-type="float" office:value="841" calcext:value-type="float">
            <text:p>841</text:p>
          </table:table-cell>
          <table:table-cell table:style-name="ce3" office:value-type="float" office:value="0.309" calcext:value-type="float">
            <text:p>0.309</text:p>
          </table:table-cell>
          <table:table-cell table:style-name="ce3" office:value-type="float" office:value="0.954" calcext:value-type="float">
            <text:p>0.954</text:p>
          </table:table-cell>
          <table:table-cell table:number-columns-repeated="4"/>
          <table:table-cell table:style-name="ce7" office:value-type="float" office:value="80" calcext:value-type="float">
            <text:p>80</text:p>
          </table:table-cell>
          <table:table-cell table:style-name="ce7" table:formula="of:=[.G10]" office:value-type="float" office:value="24.086" calcext:value-type="float">
            <text:p>24</text:p>
          </table:table-cell>
          <table:table-cell table:style-name="ce7" table:formula="of:=[.G31]" office:value-type="float" office:value="0.954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float" office:value="7575" calcext:value-type="float">
            <text:p>7575</text:p>
          </table:table-cell>
          <table:table-cell table:style-name="ce3" office:value-type="float" office:value="0.347" calcext:value-type="float">
            <text:p>0.347</text:p>
          </table:table-cell>
          <table:table-cell table:style-name="ce3" office:value-type="float" office:value="1.107" calcext:value-type="float">
            <text:p>1.107</text:p>
          </table:table-cell>
          <table:table-cell office:value-type="float" office:value="857" calcext:value-type="float">
            <text:p>857</text:p>
          </table:table-cell>
          <table:table-cell table:style-name="ce3" office:value-type="float" office:value="0.323" calcext:value-type="float">
            <text:p>0.323</text:p>
          </table:table-cell>
          <table:table-cell table:style-name="ce3" office:value-type="float" office:value="0.998" calcext:value-type="float">
            <text:p>0.998</text:p>
          </table:table-cell>
          <table:table-cell table:number-columns-repeated="4"/>
          <table:table-cell table:style-name="ce7" office:value-type="float" office:value="90" calcext:value-type="float">
            <text:p>90</text:p>
          </table:table-cell>
          <table:table-cell table:style-name="ce7" table:formula="of:=[.G11]" office:value-type="float" office:value="24.083" calcext:value-type="float">
            <text:p>24</text:p>
          </table:table-cell>
          <table:table-cell table:style-name="ce7" table:formula="of:=[.G32]" office:value-type="float" office:value="0.998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float" office:value="8377" calcext:value-type="float">
            <text:p>8377</text:p>
          </table:table-cell>
          <table:table-cell table:style-name="ce3" office:value-type="float" office:value="0.336" calcext:value-type="float">
            <text:p>0.336</text:p>
          </table:table-cell>
          <table:table-cell table:style-name="ce3" office:value-type="float" office:value="1.078" calcext:value-type="float">
            <text:p>1.078</text:p>
          </table:table-cell>
          <table:table-cell office:value-type="float" office:value="802" calcext:value-type="float">
            <text:p>802</text:p>
          </table:table-cell>
          <table:table-cell table:style-name="ce3" office:value-type="float" office:value="0.234" calcext:value-type="float">
            <text:p>0.234</text:p>
          </table:table-cell>
          <table:table-cell table:style-name="ce3" office:value-type="float" office:value="0.75" calcext:value-type="float">
            <text:p>0.750</text:p>
          </table:table-cell>
          <table:table-cell table:number-columns-repeated="4"/>
          <table:table-cell table:style-name="ce7" office:value-type="float" office:value="100" calcext:value-type="float">
            <text:p>100</text:p>
          </table:table-cell>
          <table:table-cell table:style-name="ce7" table:formula="of:=[.G12]" office:value-type="float" office:value="23.894" calcext:value-type="float">
            <text:p>24</text:p>
          </table:table-cell>
          <table:table-cell table:style-name="ce7" table:formula="of:=[.G33]" office:value-type="float" office:value="0.75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float" office:value="9268" calcext:value-type="float">
            <text:p>9268</text:p>
          </table:table-cell>
          <table:table-cell table:style-name="ce3" office:value-type="float" office:value="0.34" calcext:value-type="float">
            <text:p>0.340</text:p>
          </table:table-cell>
          <table:table-cell table:style-name="ce3" office:value-type="float" office:value="1.087" calcext:value-type="float">
            <text:p>1.087</text:p>
          </table:table-cell>
          <table:table-cell office:value-type="float" office:value="891" calcext:value-type="float">
            <text:p>891</text:p>
          </table:table-cell>
          <table:table-cell table:style-name="ce3" office:value-type="float" office:value="0.376" calcext:value-type="float">
            <text:p>0.376</text:p>
          </table:table-cell>
          <table:table-cell table:style-name="ce3" office:value-type="float" office:value="1.165" calcext:value-type="float">
            <text:p>1.165</text:p>
          </table:table-cell>
          <table:table-cell table:number-columns-repeated="4"/>
          <table:table-cell table:style-name="ce7" office:value-type="float" office:value="110" calcext:value-type="float">
            <text:p>110</text:p>
          </table:table-cell>
          <table:table-cell table:style-name="ce7" table:formula="of:=[.G13]" office:value-type="float" office:value="25.33" calcext:value-type="float">
            <text:p>25</text:p>
          </table:table-cell>
          <table:table-cell table:style-name="ce7" table:formula="of:=[.G34]" office:value-type="float" office:value="1.165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float" office:value="10068" calcext:value-type="float">
            <text:p>10068</text:p>
          </table:table-cell>
          <table:table-cell table:style-name="ce3" office:value-type="float" office:value="0.341" calcext:value-type="float">
            <text:p>0.341</text:p>
          </table:table-cell>
          <table:table-cell table:style-name="ce3" office:value-type="float" office:value="1.089" calcext:value-type="float">
            <text:p>1.089</text:p>
          </table:table-cell>
          <table:table-cell office:value-type="float" office:value="800" calcext:value-type="float">
            <text:p>800</text:p>
          </table:table-cell>
          <table:table-cell table:style-name="ce3" office:value-type="float" office:value="0.352" calcext:value-type="float">
            <text:p>0.352</text:p>
          </table:table-cell>
          <table:table-cell table:style-name="ce3" office:value-type="float" office:value="1.114" calcext:value-type="float">
            <text:p>1.114</text:p>
          </table:table-cell>
          <table:table-cell table:number-columns-repeated="4"/>
          <table:table-cell table:style-name="ce7" office:value-type="float" office:value="120" calcext:value-type="float">
            <text:p>120</text:p>
          </table:table-cell>
          <table:table-cell table:style-name="ce7" table:formula="of:=[.G14]" office:value-type="float" office:value="23.34" calcext:value-type="float">
            <text:p>23</text:p>
          </table:table-cell>
          <table:table-cell table:style-name="ce7" table:formula="of:=[.G35]" office:value-type="float" office:value="1.114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float" office:value="10913" calcext:value-type="float">
            <text:p>10913</text:p>
          </table:table-cell>
          <table:table-cell table:style-name="ce3" office:value-type="float" office:value="0.339" calcext:value-type="float">
            <text:p>0.339</text:p>
          </table:table-cell>
          <table:table-cell table:style-name="ce3" office:value-type="float" office:value="1.088" calcext:value-type="float">
            <text:p>1.088</text:p>
          </table:table-cell>
          <table:table-cell office:value-type="float" office:value="845" calcext:value-type="float">
            <text:p>845</text:p>
          </table:table-cell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1.079" calcext:value-type="float">
            <text:p>1.079</text:p>
          </table:table-cell>
          <table:table-cell table:number-columns-repeated="4"/>
          <table:table-cell table:style-name="ce7" office:value-type="float" office:value="130" calcext:value-type="float">
            <text:p>130</text:p>
          </table:table-cell>
          <table:table-cell table:style-name="ce7" table:formula="of:=[.G15]" office:value-type="float" office:value="25.464" calcext:value-type="float">
            <text:p>25</text:p>
          </table:table-cell>
          <table:table-cell table:style-name="ce7" table:formula="of:=[.G36]" office:value-type="float" office:value="1.079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float" office:value="11745" calcext:value-type="float">
            <text:p>11745</text:p>
          </table:table-cell>
          <table:table-cell table:style-name="ce3" office:value-type="float" office:value="0.346" calcext:value-type="float">
            <text:p>0.346</text:p>
          </table:table-cell>
          <table:table-cell table:style-name="ce3" office:value-type="float" office:value="1.097" calcext:value-type="float">
            <text:p>1.097</text:p>
          </table:table-cell>
          <table:table-cell office:value-type="float" office:value="832" calcext:value-type="float">
            <text:p>832</text:p>
          </table:table-cell>
          <table:table-cell table:style-name="ce3" office:value-type="float" office:value="0.437" calcext:value-type="float">
            <text:p>0.437</text:p>
          </table:table-cell>
          <table:table-cell table:style-name="ce3" office:value-type="float" office:value="1.203" calcext:value-type="float">
            <text:p>1.203</text:p>
          </table:table-cell>
          <table:table-cell table:number-columns-repeated="4"/>
          <table:table-cell table:style-name="ce7" office:value-type="float" office:value="140" calcext:value-type="float">
            <text:p>140</text:p>
          </table:table-cell>
          <table:table-cell table:style-name="ce7" table:formula="of:=[.G16]" office:value-type="float" office:value="25.128" calcext:value-type="float">
            <text:p>25</text:p>
          </table:table-cell>
          <table:table-cell table:style-name="ce7" table:formula="of:=[.G37]" office:value-type="float" office:value="1.203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float" office:value="12577" calcext:value-type="float">
            <text:p>12577</text:p>
          </table:table-cell>
          <table:table-cell table:style-name="ce3" office:value-type="float" office:value="0.347" calcext:value-type="float">
            <text:p>0.347</text:p>
          </table:table-cell>
          <table:table-cell table:style-name="ce3" office:value-type="float" office:value="1.092" calcext:value-type="float">
            <text:p>1.092</text:p>
          </table:table-cell>
          <table:table-cell office:value-type="float" office:value="832" calcext:value-type="float">
            <text:p>832</text:p>
          </table:table-cell>
          <table:table-cell table:style-name="ce3" office:value-type="float" office:value="0.351" calcext:value-type="float">
            <text:p>0.351</text:p>
          </table:table-cell>
          <table:table-cell table:style-name="ce3" office:value-type="float" office:value="1.013" calcext:value-type="float">
            <text:p>1.013</text:p>
          </table:table-cell>
          <table:table-cell table:number-columns-repeated="4"/>
          <table:table-cell table:style-name="ce7" office:value-type="float" office:value="150" calcext:value-type="float">
            <text:p>150</text:p>
          </table:table-cell>
          <table:table-cell table:style-name="ce7" table:formula="of:=[.G17]" office:value-type="float" office:value="24.588" calcext:value-type="float">
            <text:p>25</text:p>
          </table:table-cell>
          <table:table-cell table:style-name="ce7" table:formula="of:=[.G38]" office:value-type="float" office:value="1.013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float" office:value="13382" calcext:value-type="float">
            <text:p>13382</text:p>
          </table:table-cell>
          <table:table-cell table:style-name="ce3" office:value-type="float" office:value="0.337" calcext:value-type="float">
            <text:p>0.337</text:p>
          </table:table-cell>
          <table:table-cell table:style-name="ce3" office:value-type="float" office:value="1.068" calcext:value-type="float">
            <text:p>1.068</text:p>
          </table:table-cell>
          <table:table-cell office:value-type="float" office:value="805" calcext:value-type="float">
            <text:p>805</text:p>
          </table:table-cell>
          <table:table-cell table:style-name="ce3" office:value-type="float" office:value="0.179" calcext:value-type="float">
            <text:p>0.179</text:p>
          </table:table-cell>
          <table:table-cell table:style-name="ce3" office:value-type="float" office:value="0.6" calcext:value-type="float">
            <text:p>0.600</text:p>
          </table:table-cell>
          <table:table-cell table:number-columns-repeated="4"/>
          <table:table-cell table:style-name="ce7" office:value-type="float" office:value="160" calcext:value-type="float">
            <text:p>160</text:p>
          </table:table-cell>
          <table:table-cell table:style-name="ce7" table:formula="of:=[.G18]" office:value-type="float" office:value="24.634" calcext:value-type="float">
            <text:p>25</text:p>
          </table:table-cell>
          <table:table-cell table:style-name="ce7" table:formula="of:=[.G39]" office:value-type="float" office:value="0.6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float" office:value="14239" calcext:value-type="float">
            <text:p>14239</text:p>
          </table:table-cell>
          <table:table-cell table:style-name="ce3" office:value-type="float" office:value="0.334" calcext:value-type="float">
            <text:p>0.334</text:p>
          </table:table-cell>
          <table:table-cell table:style-name="ce3" office:value-type="float" office:value="1.056" calcext:value-type="float">
            <text:p>1.056</text:p>
          </table:table-cell>
          <table:table-cell office:value-type="float" office:value="857" calcext:value-type="float">
            <text:p>857</text:p>
          </table:table-cell>
          <table:table-cell table:style-name="ce3" office:value-type="float" office:value="0.286" calcext:value-type="float">
            <text:p>0.286</text:p>
          </table:table-cell>
          <table:table-cell table:style-name="ce3" office:value-type="float" office:value="0.848" calcext:value-type="float">
            <text:p>0.848</text:p>
          </table:table-cell>
          <table:table-cell table:number-columns-repeated="4"/>
          <table:table-cell table:style-name="ce7" office:value-type="float" office:value="170" calcext:value-type="float">
            <text:p>170</text:p>
          </table:table-cell>
          <table:table-cell table:style-name="ce7" table:formula="of:=[.G19]" office:value-type="float" office:value="25.294" calcext:value-type="float">
            <text:p>25</text:p>
          </table:table-cell>
          <table:table-cell table:style-name="ce7" table:formula="of:=[.G40]" office:value-type="float" office:value="0.848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7" office:value-type="float" office:value="180" calcext:value-type="float">
            <text:p>180</text:p>
          </table:table-cell>
          <table:table-cell office:value-type="float" office:value="15085" calcext:value-type="float">
            <text:p>15085</text:p>
          </table:table-cell>
          <table:table-cell table:style-name="ce3" office:value-type="float" office:value="0.338" calcext:value-type="float">
            <text:p>0.338</text:p>
          </table:table-cell>
          <table:table-cell table:style-name="ce3" office:value-type="float" office:value="1.067" calcext:value-type="float">
            <text:p>1.067</text:p>
          </table:table-cell>
          <table:table-cell office:value-type="float" office:value="846" calcext:value-type="float">
            <text:p>846</text:p>
          </table:table-cell>
          <table:table-cell table:style-name="ce3" office:value-type="float" office:value="0.419" calcext:value-type="float">
            <text:p>0.419</text:p>
          </table:table-cell>
          <table:table-cell table:style-name="ce3" office:value-type="float" office:value="1.224" calcext:value-type="float">
            <text:p>1.224</text:p>
          </table:table-cell>
          <table:table-cell table:number-columns-repeated="4"/>
          <table:table-cell table:style-name="ce7" office:value-type="float" office:value="180" calcext:value-type="float">
            <text:p>180</text:p>
          </table:table-cell>
          <table:table-cell table:style-name="ce7" table:formula="of:=[.G20]" office:value-type="float" office:value="24.235" calcext:value-type="float">
            <text:p>24</text:p>
          </table:table-cell>
          <table:table-cell table:style-name="ce7" table:formula="of:=[.G41]" office:value-type="float" office:value="1.224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7" table:number-columns-repeated="4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10" office:value-type="string" calcext:value-type="string" table:number-columns-spanned="3" table:number-rows-spanned="1">
            <text:p>TOTAL SQRT(MEAN SQ) OVER TIME</text:p>
          </table:table-cell>
          <table:covered-table-cell table:style-name="ce10"/>
          <table:covered-table-cell table:style-name="ce4"/>
          <table:table-cell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DSCS</text:p>
          </table:table-cell>
          <table:table-cell table:style-name="ce4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0" calcext:value-type="float">
            <text:p>10</text:p>
          </table:table-cell>
          <table:table-cell table:style-name="ce7" table:formula="of:=[.D3]" office:value-type="float" office:value="22.987" calcext:value-type="float">
            <text:p>23</text:p>
          </table:table-cell>
          <table:table-cell table:style-name="ce7" table:formula="of:=[.D24]" office:value-type="float" office:value="1.195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20" calcext:value-type="float">
            <text:p>20</text:p>
          </table:table-cell>
          <table:table-cell table:style-name="ce7" table:formula="of:=[.D4]" office:value-type="float" office:value="25.743" calcext:value-type="float">
            <text:p>26</text:p>
          </table:table-cell>
          <table:table-cell table:style-name="ce7" table:formula="of:=[.D25]" office:value-type="float" office:value="1.244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30" calcext:value-type="float">
            <text:p>30</text:p>
          </table:table-cell>
          <table:table-cell table:style-name="ce7" table:formula="of:=[.D5]" office:value-type="float" office:value="25.926" calcext:value-type="float">
            <text:p>26</text:p>
          </table:table-cell>
          <table:table-cell table:style-name="ce7" table:formula="of:=[.D26]" office:value-type="float" office:value="1.155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40" calcext:value-type="float">
            <text:p>40</text:p>
          </table:table-cell>
          <table:table-cell table:style-name="ce7" table:formula="of:=[.D6]" office:value-type="float" office:value="25.58" calcext:value-type="float">
            <text:p>26</text:p>
          </table:table-cell>
          <table:table-cell table:style-name="ce7" table:formula="of:=[.D27]" office:value-type="float" office:value="1.173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50" calcext:value-type="float">
            <text:p>50</text:p>
          </table:table-cell>
          <table:table-cell table:style-name="ce7" table:formula="of:=[.D7]" office:value-type="float" office:value="25.189" calcext:value-type="float">
            <text:p>25</text:p>
          </table:table-cell>
          <table:table-cell table:style-name="ce7" table:formula="of:=[.D28]" office:value-type="float" office:value="1.234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60" calcext:value-type="float">
            <text:p>60</text:p>
          </table:table-cell>
          <table:table-cell table:style-name="ce7" table:formula="of:=[.D8]" office:value-type="float" office:value="25.454" calcext:value-type="float">
            <text:p>25</text:p>
          </table:table-cell>
          <table:table-cell table:style-name="ce7" table:formula="of:=[.D29]" office:value-type="float" office:value="1.177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70" calcext:value-type="float">
            <text:p>70</text:p>
          </table:table-cell>
          <table:table-cell table:style-name="ce7" table:formula="of:=[.D9]" office:value-type="float" office:value="25.365" calcext:value-type="float">
            <text:p>25</text:p>
          </table:table-cell>
          <table:table-cell table:style-name="ce7" table:formula="of:=[.D30]" office:value-type="float" office:value="1.142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80" calcext:value-type="float">
            <text:p>80</text:p>
          </table:table-cell>
          <table:table-cell table:style-name="ce7" table:formula="of:=[.D10]" office:value-type="float" office:value="25.206" calcext:value-type="float">
            <text:p>25</text:p>
          </table:table-cell>
          <table:table-cell table:style-name="ce7" table:formula="of:=[.D31]" office:value-type="float" office:value="1.12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90" calcext:value-type="float">
            <text:p>90</text:p>
          </table:table-cell>
          <table:table-cell table:style-name="ce7" table:formula="of:=[.D11]" office:value-type="float" office:value="25.081" calcext:value-type="float">
            <text:p>25</text:p>
          </table:table-cell>
          <table:table-cell table:style-name="ce7" table:formula="of:=[.D32]" office:value-type="float" office:value="1.107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00" calcext:value-type="float">
            <text:p>100</text:p>
          </table:table-cell>
          <table:table-cell table:style-name="ce7" table:formula="of:=[.D12]" office:value-type="float" office:value="24.969" calcext:value-type="float">
            <text:p>25</text:p>
          </table:table-cell>
          <table:table-cell table:style-name="ce7" table:formula="of:=[.D33]" office:value-type="float" office:value="1.078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10" calcext:value-type="float">
            <text:p>110</text:p>
          </table:table-cell>
          <table:table-cell table:style-name="ce7" table:formula="of:=[.D13]" office:value-type="float" office:value="25.004" calcext:value-type="float">
            <text:p>25</text:p>
          </table:table-cell>
          <table:table-cell table:style-name="ce7" table:formula="of:=[.D34]" office:value-type="float" office:value="1.087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20" calcext:value-type="float">
            <text:p>120</text:p>
          </table:table-cell>
          <table:table-cell table:style-name="ce7" table:formula="of:=[.D14]" office:value-type="float" office:value="24.875" calcext:value-type="float">
            <text:p>25</text:p>
          </table:table-cell>
          <table:table-cell table:style-name="ce7" table:formula="of:=[.D35]" office:value-type="float" office:value="1.089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30" calcext:value-type="float">
            <text:p>130</text:p>
          </table:table-cell>
          <table:table-cell table:style-name="ce7" table:formula="of:=[.D15]" office:value-type="float" office:value="24.921" calcext:value-type="float">
            <text:p>25</text:p>
          </table:table-cell>
          <table:table-cell table:style-name="ce7" table:formula="of:=[.D36]" office:value-type="float" office:value="1.088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40" calcext:value-type="float">
            <text:p>140</text:p>
          </table:table-cell>
          <table:table-cell table:style-name="ce7" table:formula="of:=[.D16]" office:value-type="float" office:value="24.936" calcext:value-type="float">
            <text:p>25</text:p>
          </table:table-cell>
          <table:table-cell table:style-name="ce7" table:formula="of:=[.D37]" office:value-type="float" office:value="1.097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50" calcext:value-type="float">
            <text:p>150</text:p>
          </table:table-cell>
          <table:table-cell table:style-name="ce7" table:formula="of:=[.D17]" office:value-type="float" office:value="24.913" calcext:value-type="float">
            <text:p>25</text:p>
          </table:table-cell>
          <table:table-cell table:style-name="ce7" table:formula="of:=[.D38]" office:value-type="float" office:value="1.092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60" calcext:value-type="float">
            <text:p>160</text:p>
          </table:table-cell>
          <table:table-cell table:style-name="ce7" table:formula="of:=[.D18]" office:value-type="float" office:value="24.896" calcext:value-type="float">
            <text:p>25</text:p>
          </table:table-cell>
          <table:table-cell table:style-name="ce7" table:formula="of:=[.D39]" office:value-type="float" office:value="1.068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70" calcext:value-type="float">
            <text:p>170</text:p>
          </table:table-cell>
          <table:table-cell table:style-name="ce7" table:formula="of:=[.D19]" office:value-type="float" office:value="24.92" calcext:value-type="float">
            <text:p>25</text:p>
          </table:table-cell>
          <table:table-cell table:style-name="ce7" table:formula="of:=[.D40]" office:value-type="float" office:value="1.056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180" calcext:value-type="float">
            <text:p>180</text:p>
          </table:table-cell>
          <table:table-cell table:style-name="ce7" table:formula="of:=[.D20]" office:value-type="float" office:value="24.882" calcext:value-type="float">
            <text:p>25</text:p>
          </table:table-cell>
          <table:table-cell table:style-name="ce7" table:formula="of:=[.D41]" office:value-type="float" office:value="1.067" calcext:value-type="float">
            <text:p>1</text:p>
          </table:table-cell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00-00-00</text:date>, <text:time style:data-style-name="N2" text:time-value="00:48:35.539876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Karlsson</meta:initial-creator>
    <meta:creation-date>2016-04-18T04:17:59.457709386</meta:creation-date>
    <dc:date>2016-04-22T07:16:16.435866858</dc:date>
    <dc:creator>Henrik Karlsson</dc:creator>
    <meta:editing-duration>PT18H18M23S</meta:editing-duration>
    <meta:editing-cycles>9</meta:editing-cycles>
    <meta:generator>LibreOffice/4.2.8.2$Linux_X86_64 LibreOffice_project/420m0$Build-2</meta:generator>
    <meta:document-statistic meta:table-count="7" meta:cell-count="251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59cm" svg:y="0.316cm" chart:style-name="ch2">
          <text:p>Square root of the mean square control delay</text:p>
        </chart:title>
        <chart:subtitle svg:x="5.509cm" svg:y="1.301cm" chart:style-name="ch3">
          <text:p>of 10 min intervals (m = 0.1)</text:p>
        </chart:subtitle>
        <chart:legend chart:legend-position="end" svg:x="13.703cm" svg:y="3.952cm" style:legend-expansion="high" chart:style-name="ch4"/>
        <chart:plot-area chart:style-name="ch5" table:cell-range-address="'Traffic.10'.L23:'Traffic.10'.N41" chart:data-source-has-labels="row" svg:x="1.331cm" svg:y="2.19cm" svg:width="12.052cm" svg:height="5.649cm">
          <chartooo:coordinate-region svg:x="1.952cm" svg:y="2.389cm" svg:width="11.151cm" svg:height="4.803cm"/>
          <chart:axis chart:dimension="x" chart:name="primary-x" chart:style-name="ch6">
            <chart:title svg:x="5.805cm" svg:y="8.019cm" chart:style-name="ch7">
              <text:p>simulation time (min)</text:p>
            </chart:title>
          </chart:axis>
          <chart:axis chart:dimension="y" chart:name="primary-y" chart:style-name="ch6">
            <chart:title svg:x="0.451cm" svg:y="6.222cm" chart:style-name="ch8">
              <text:p>control delay (s)</text:p>
            </chart:title>
            <chart:grid chart:style-name="ch9" chart:class="major"/>
          </chart:axis>
          <chart:series chart:style-name="ch10" chart:values-cell-range-address="'Traffic.10'.M24:'Traffic.10'.M41" chart:label-cell-address="'Traffic.10'.M23:'Traffic.10'.M23" chart:class="chart:scatter">
            <chart:domain table:cell-range-address="'Traffic.10'.L24:'Traffic.10'.L41"/>
            <chart:data-point chart:repeated="18"/>
          </chart:series>
          <chart:series chart:style-name="ch11" chart:values-cell-range-address="'Traffic.10'.N24:'Traffic.10'.N41" chart:label-cell-address="'Traffic.10'.N23:'Traffic.10'.N23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10'.M23:'Traffic.10'.M23</svg:desc>
                </draw:g>
              </table:table-cell>
              <table:table-cell office:value-type="string">
                <text:p>SAD</text:p>
                <draw:g>
                  <svg:desc>'Traffic.10'.N23:'Traffic.10'.N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10'.L24:'Traffic.10'.L41</svg:desc>
                </draw:g>
              </table:table-cell>
              <table:table-cell office:value-type="float" office:value="10.272">
                <text:p>10.272</text:p>
                <draw:g>
                  <svg:desc>'Traffic.10'.M24:'Traffic.10'.M41</svg:desc>
                </draw:g>
              </table:table-cell>
              <table:table-cell office:value-type="float" office:value="0.256">
                <text:p>0.256</text:p>
                <draw:g>
                  <svg:desc>'Traffic.10'.N24:'Traffic.10'.N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.067">
                <text:p>9.067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9.526">
                <text:p>9.52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.775">
                <text:p>9.775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.379">
                <text:p>10.379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9.052">
                <text:p>9.052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8.088">
                <text:p>8.088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8.972">
                <text:p>8.972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8.611">
                <text:p>8.61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8.144">
                <text:p>8.144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7.894">
                <text:p>7.894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8.173">
                <text:p>8.173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8.858">
                <text:p>8.858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0.277">
                <text:p>10.277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0.54">
                <text:p>10.54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9.681">
                <text:p>9.681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8.546">
                <text:p>8.546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9.237">
                <text:p>9.237</text:p>
              </table:table-cell>
              <table:table-cell office:value-type="float" office:value="0.233">
                <text:p>0.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title svg:x="3.462cm" svg:y="0.316cm" chart:style-name="ch2">
          <text:p>Square root of the mean square control delay</text:p>
        </chart:title>
        <chart:subtitle svg:x="6.094cm" svg:y="1.301cm" chart:style-name="ch3">
          <text:p>of total time (m = 0.1)</text:p>
        </chart:subtitle>
        <chart:legend chart:legend-position="end" svg:x="13.709cm" svg:y="3.954cm" style:legend-expansion="high" chart:style-name="ch4"/>
        <chart:plot-area chart:style-name="ch5" table:cell-range-address="'Traffic.10'.L47:'Traffic.10'.N64 'Traffic.10'.M46:'Traffic.10'.N46" chart:data-source-has-labels="row" svg:x="1.331cm" svg:y="2.19cm" svg:width="12.058cm" svg:height="5.654cm">
          <chartooo:coordinate-region svg:x="1.952cm" svg:y="2.389cm" svg:width="11.157cm" svg:height="4.808cm"/>
          <chart:axis chart:dimension="x" chart:name="primary-x" chart:style-name="ch6">
            <chart:title svg:x="5.808cm" svg:y="8.024cm" chart:style-name="ch7">
              <text:p>simulation time (min)</text:p>
            </chart:title>
          </chart:axis>
          <chart:axis chart:dimension="y" chart:name="primary-y" chart:style-name="ch6">
            <chart:title svg:x="0.451cm" svg:y="6.225cm" chart:style-name="ch8">
              <text:p>control delay (s)</text:p>
            </chart:title>
            <chart:grid chart:style-name="ch9" chart:class="major"/>
          </chart:axis>
          <chart:series chart:style-name="ch10" chart:values-cell-range-address="'Traffic.10'.M47:'Traffic.10'.M64" chart:label-cell-address="'Traffic.10'.M46:'Traffic.10'.M46" chart:class="chart:scatter">
            <chart:domain table:cell-range-address="'Traffic.10'.L47:'Traffic.10'.L64"/>
            <chart:data-point chart:repeated="18"/>
          </chart:series>
          <chart:series chart:style-name="ch11" chart:values-cell-range-address="'Traffic.10'.N47:'Traffic.10'.N64" chart:label-cell-address="'Traffic.10'.N46:'Traffic.10'.N46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10'.M46:'Traffic.10'.M46</svg:desc>
                </draw:g>
              </table:table-cell>
              <table:table-cell office:value-type="string">
                <text:p>SAD</text:p>
                <draw:g>
                  <svg:desc>'Traffic.10'.N46:'Traffic.10'.N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10'.L47:'Traffic.10'.L64</svg:desc>
                </draw:g>
              </table:table-cell>
              <table:table-cell office:value-type="float" office:value="10.272">
                <text:p>10.272</text:p>
                <draw:g>
                  <svg:desc>'Traffic.10'.M47:'Traffic.10'.M64</svg:desc>
                </draw:g>
              </table:table-cell>
              <table:table-cell office:value-type="float" office:value="0.256">
                <text:p>0.256</text:p>
                <draw:g>
                  <svg:desc>'Traffic.10'.N47:'Traffic.10'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.696">
                <text:p>9.69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9.637">
                <text:p>9.637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.674">
                <text:p>9.674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814">
                <text:p>9.814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9.697">
                <text:p>9.69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9.505">
                <text:p>9.50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.446">
                <text:p>9.446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.355">
                <text:p>9.355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.249">
                <text:p>9.249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9.15">
                <text:p>9.15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9.073">
                <text:p>9.07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9.056">
                <text:p>9.056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9.155">
                <text:p>9.155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9.263">
                <text:p>9.263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9.291">
                <text:p>9.29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9.257">
                <text:p>9.257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9.255">
                <text:p>9.255</text:p>
              </table:table-cell>
              <table:table-cell office:value-type="float" office:value="0.254">
                <text:p>0.2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title svg:x="3.462cm" svg:y="0.316cm" chart:style-name="ch2">
          <text:p>Square root of the mean square control delay</text:p>
        </chart:title>
        <chart:subtitle svg:x="6.094cm" svg:y="1.301cm" chart:style-name="ch3">
          <text:p>of total time (m = 0.1)</text:p>
        </chart:subtitle>
        <chart:legend chart:legend-position="end" svg:x="13.709cm" svg:y="3.954cm" style:legend-expansion="high" chart:style-name="ch4"/>
        <chart:plot-area chart:style-name="ch5" table:cell-range-address="'Traffic.10'.L47:'Traffic.10'.N64 'Traffic.10'.M46:'Traffic.10'.N46" chart:data-source-has-labels="row" svg:x="1.331cm" svg:y="2.19cm" svg:width="12.058cm" svg:height="5.654cm">
          <chartooo:coordinate-region svg:x="1.952cm" svg:y="2.389cm" svg:width="11.157cm" svg:height="4.808cm"/>
          <chart:axis chart:dimension="x" chart:name="primary-x" chart:style-name="ch6">
            <chart:title svg:x="5.808cm" svg:y="8.024cm" chart:style-name="ch7">
              <text:p>simulation time (min)</text:p>
            </chart:title>
          </chart:axis>
          <chart:axis chart:dimension="y" chart:name="primary-y" chart:style-name="ch6">
            <chart:title svg:x="0.451cm" svg:y="6.225cm" chart:style-name="ch8">
              <text:p>control delay (s)</text:p>
            </chart:title>
            <chart:grid chart:style-name="ch9" chart:class="major"/>
          </chart:axis>
          <chart:series chart:style-name="ch10" chart:values-cell-range-address="'Traffic.10'.M47:'Traffic.10'.M64" chart:label-cell-address="'Traffic.10'.M46:'Traffic.10'.M46" chart:class="chart:scatter">
            <chart:domain table:cell-range-address="'Traffic.10'.L47:'Traffic.10'.L64"/>
            <chart:data-point chart:repeated="18"/>
          </chart:series>
          <chart:series chart:style-name="ch11" chart:values-cell-range-address="'Traffic.10'.N47:'Traffic.10'.N64" chart:label-cell-address="'Traffic.10'.N46:'Traffic.10'.N46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10'.M46:'Traffic.10'.M46</svg:desc>
                </draw:g>
              </table:table-cell>
              <table:table-cell office:value-type="string">
                <text:p>SAD</text:p>
                <draw:g>
                  <svg:desc>'Traffic.10'.N46:'Traffic.10'.N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10'.L47:'Traffic.10'.L64</svg:desc>
                </draw:g>
              </table:table-cell>
              <table:table-cell office:value-type="float" office:value="10.272">
                <text:p>10.272</text:p>
                <draw:g>
                  <svg:desc>'Traffic.10'.M47:'Traffic.10'.M64</svg:desc>
                </draw:g>
              </table:table-cell>
              <table:table-cell office:value-type="float" office:value="0.256">
                <text:p>0.256</text:p>
                <draw:g>
                  <svg:desc>'Traffic.10'.N47:'Traffic.10'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.696">
                <text:p>9.69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9.637">
                <text:p>9.637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.674">
                <text:p>9.674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814">
                <text:p>9.814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9.697">
                <text:p>9.69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9.505">
                <text:p>9.50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.446">
                <text:p>9.446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.355">
                <text:p>9.355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.249">
                <text:p>9.249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9.15">
                <text:p>9.15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9.073">
                <text:p>9.07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9.056">
                <text:p>9.056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9.155">
                <text:p>9.155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9.263">
                <text:p>9.263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9.291">
                <text:p>9.29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9.257">
                <text:p>9.257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9.255">
                <text:p>9.255</text:p>
              </table:table-cell>
              <table:table-cell office:value-type="float" office:value="0.254">
                <text:p>0.25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title svg:x="3.462cm" svg:y="0.316cm" chart:style-name="ch2">
          <text:p>Square root of the mean square control delay</text:p>
        </chart:title>
        <chart:subtitle svg:x="6.094cm" svg:y="1.301cm" chart:style-name="ch3">
          <text:p>of total time (m = 0.1)</text:p>
        </chart:subtitle>
        <chart:legend chart:legend-position="end" svg:x="13.709cm" svg:y="3.954cm" style:legend-expansion="high" chart:style-name="ch4"/>
        <chart:plot-area chart:style-name="ch5" table:cell-range-address="'Traffic.10'.L47:'Traffic.10'.N64 'Traffic.10'.M46:'Traffic.10'.N46" chart:data-source-has-labels="row" svg:x="1.331cm" svg:y="2.19cm" svg:width="12.058cm" svg:height="5.654cm">
          <chartooo:coordinate-region svg:x="1.952cm" svg:y="2.389cm" svg:width="11.157cm" svg:height="4.808cm"/>
          <chart:axis chart:dimension="x" chart:name="primary-x" chart:style-name="ch6">
            <chart:title svg:x="5.808cm" svg:y="8.024cm" chart:style-name="ch7">
              <text:p>simulation time (min)</text:p>
            </chart:title>
          </chart:axis>
          <chart:axis chart:dimension="y" chart:name="primary-y" chart:style-name="ch6">
            <chart:title svg:x="0.451cm" svg:y="6.225cm" chart:style-name="ch8">
              <text:p>control delay (s)</text:p>
            </chart:title>
            <chart:grid chart:style-name="ch9" chart:class="major"/>
          </chart:axis>
          <chart:series chart:style-name="ch10" chart:values-cell-range-address="'Traffic.10'.M47:'Traffic.10'.M64" chart:label-cell-address="'Traffic.10'.M46:'Traffic.10'.M46" chart:class="chart:scatter">
            <chart:domain table:cell-range-address="'Traffic.10'.L47:'Traffic.10'.L64"/>
            <chart:data-point chart:repeated="18"/>
          </chart:series>
          <chart:series chart:style-name="ch11" chart:values-cell-range-address="'Traffic.10'.N47:'Traffic.10'.N64" chart:label-cell-address="'Traffic.10'.N46:'Traffic.10'.N46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10'.M46:'Traffic.10'.M46</svg:desc>
                </draw:g>
              </table:table-cell>
              <table:table-cell office:value-type="string">
                <text:p>SAD</text:p>
                <draw:g>
                  <svg:desc>'Traffic.10'.N46:'Traffic.10'.N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10'.L47:'Traffic.10'.L64</svg:desc>
                </draw:g>
              </table:table-cell>
              <table:table-cell office:value-type="float" office:value="10.272">
                <text:p>10.272</text:p>
                <draw:g>
                  <svg:desc>'Traffic.10'.M47:'Traffic.10'.M64</svg:desc>
                </draw:g>
              </table:table-cell>
              <table:table-cell office:value-type="float" office:value="0.256">
                <text:p>0.256</text:p>
                <draw:g>
                  <svg:desc>'Traffic.10'.N47:'Traffic.10'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.696">
                <text:p>9.69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9.637">
                <text:p>9.637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.674">
                <text:p>9.674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814">
                <text:p>9.814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9.697">
                <text:p>9.69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9.505">
                <text:p>9.50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.446">
                <text:p>9.446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.355">
                <text:p>9.355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.249">
                <text:p>9.249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9.15">
                <text:p>9.15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9.073">
                <text:p>9.07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9.056">
                <text:p>9.056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9.155">
                <text:p>9.155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9.263">
                <text:p>9.263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9.291">
                <text:p>9.29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9.257">
                <text:p>9.257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9.255">
                <text:p>9.255</text:p>
              </table:table-cell>
              <table:table-cell office:value-type="float" office:value="0.254">
                <text:p>0.25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733cm" svg:y="0.316cm" chart:style-name="ch2">
          <text:p>Square root of the mean square control delay to average cars per minute</text:p>
        </chart:title>
        <chart:legend chart:legend-position="end" svg:x="13.703cm" svg:y="4.201cm" style:legend-expansion="high" chart:style-name="ch3"/>
        <chart:plot-area chart:style-name="ch4" table:cell-range-address="Graph.A1:Graph.B7" chart:data-source-has-labels="both" svg:x="1.331cm" svg:y="1.301cm" svg:width="12.052cm" svg:height="6.538cm">
          <chartooo:coordinate-region svg:x="1.952cm" svg:y="1.5cm" svg:width="11.244cm" svg:height="5.692cm"/>
          <chart:axis chart:dimension="x" chart:name="primary-x" chart:style-name="ch5" chartooo:axis-type="auto">
            <chartooo:date-scale/>
            <chart:title svg:x="5.421cm" svg:y="8.019cm" chart:style-name="ch6">
              <text:p>number of cars per minute</text:p>
            </chart:title>
            <chart:categories table:cell-range-address="Graph.A2:Graph.A7"/>
          </chart:axis>
          <chart:axis chart:dimension="y" chart:name="primary-y" chart:style-name="ch7">
            <chart:title svg:x="0.451cm" svg:y="5.778cm" chart:style-name="ch8">
              <text:p>control delay (s)</text:p>
            </chart:title>
            <chart:grid chart:style-name="ch9" chart:class="major"/>
          </chart:axis>
          <chart:series chart:style-name="ch10" chart:values-cell-range-address="Graph.B2:Graph.B7" chart:label-cell-address="Graph.B1:Graph.B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CS</text:p>
                <draw:g>
                  <svg:desc>Graph.B1:Graph.B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10</text:p>
                <draw:g>
                  <svg:desc>Graph.A2:Graph.A7</svg:desc>
                </draw:g>
              </table:table-cell>
              <table:table-cell office:value-type="float" office:value="9.255">
                <text:p>9.255</text:p>
                <draw:g>
                  <svg:desc>Graph.B2:Graph.B7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409">
                <text:p>13.40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.525">
                <text:p>15.5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.612">
                <text:p>18.61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0.935">
                <text:p>20.93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4.882">
                <text:p>24.8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1" number:language="en" number:country="US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0.732cm" svg:y="0.316cm" chart:style-name="ch2">
          <text:p>Square root of the mean square control delay to average cars per minute</text:p>
        </chart:title>
        <chart:legend chart:legend-position="end" svg:x="13.94cm" svg:y="4.204cm" style:legend-expansion="high" chart:style-name="ch3"/>
        <chart:plot-area chart:style-name="ch4" table:cell-range-address="Graph.A1:Graph.A7 Graph.C1:Graph.C7" chart:data-source-has-labels="both" svg:x="1.33cm" svg:y="1.301cm" svg:width="12.291cm" svg:height="6.544cm">
          <chartooo:coordinate-region svg:x="2.428cm" svg:y="1.501cm" svg:width="11.006cm" svg:height="5.697cm"/>
          <chart:axis chart:dimension="x" chart:name="primary-x" chart:style-name="ch5" chartooo:axis-type="auto">
            <chartooo:date-scale/>
            <chart:title svg:x="5.539cm" svg:y="8.025cm" chart:style-name="ch6">
              <text:p>number of cars per minute</text:p>
            </chart:title>
            <chart:categories table:cell-range-address="Graph.A2:Graph.A7"/>
          </chart:axis>
          <chart:axis chart:dimension="y" chart:name="primary-y" chart:style-name="ch7">
            <chart:title svg:x="0.451cm" svg:y="5.781cm" chart:style-name="ch8">
              <text:p>control delay (s)</text:p>
            </chart:title>
            <chart:grid chart:style-name="ch9" chart:class="major"/>
          </chart:axis>
          <chart:series chart:style-name="ch10" chart:values-cell-range-address="Graph.C2:Graph.C7" chart:label-cell-address="Graph.C1:Graph.C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D</text:p>
                <draw:g>
                  <svg:desc>Graph.C1:Graph.C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10</text:p>
                <draw:g>
                  <svg:desc>Graph.A2:Graph.A7</svg:desc>
                </draw:g>
              </table:table-cell>
              <table:table-cell office:value-type="float" office:value="0.254">
                <text:p>0.254</text:p>
                <draw:g>
                  <svg:desc>Graph.C2:Graph.C7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067">
                <text:p>1.06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59cm" svg:y="0.315cm" chart:style-name="ch2">
          <text:p>Square root of the mean square control delay
 (m = 0.15)</text:p>
        </chart:title>
        <chart:legend chart:legend-position="end" svg:x="13.703cm" svg:y="3.952cm" style:legend-expansion="high" chart:style-name="ch3"/>
        <chart:plot-area chart:style-name="ch4" table:cell-range-address="'Traffic.15'.L24:'Traffic.15'.N41 'Traffic.15'.M23:'Traffic.15'.N23" chart:data-source-has-labels="row" svg:x="1.331cm" svg:y="1.83cm" svg:width="12.052cm" svg:height="6.009cm">
          <chartooo:coordinate-region svg:x="1.952cm" svg:y="2.029cm" svg:width="11.151cm" svg:height="5.163cm"/>
          <chart:axis chart:dimension="x" chart:name="primary-x" chart:style-name="ch5">
            <chart:title svg:x="5.805cm" svg:y="8.019cm" chart:style-name="ch6">
              <text:p>simulation time (min)</text:p>
            </chart:title>
          </chart:axis>
          <chart:axis chart:dimension="y" chart:name="primary-y" chart:style-name="ch5">
            <chart:title svg:x="0.451cm" svg:y="6.042cm" chart:style-name="ch7">
              <text:p>control dqlay (s)</text:p>
            </chart:title>
            <chart:grid chart:style-name="ch8" chart:class="major"/>
          </chart:axis>
          <chart:series chart:style-name="ch9" chart:values-cell-range-address="'Traffic.15'.M24:'Traffic.15'.M41" chart:label-cell-address="'Traffic.15'.M23:'Traffic.15'.M23" chart:class="chart:scatter">
            <chart:domain table:cell-range-address="'Traffic.15'.L24:'Traffic.15'.L41"/>
            <chart:data-point chart:repeated="18"/>
          </chart:series>
          <chart:series chart:style-name="ch10" chart:values-cell-range-address="'Traffic.15'.N24:'Traffic.15'.N41" chart:label-cell-address="'Traffic.15'.N23:'Traffic.15'.N23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15'.M23:'Traffic.15'.M23</svg:desc>
                </draw:g>
              </table:table-cell>
              <table:table-cell office:value-type="string">
                <text:p>SAD</text:p>
                <draw:g>
                  <svg:desc>'Traffic.15'.N23:'Traffic.15'.N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15'.L24:'Traffic.15'.L41</svg:desc>
                </draw:g>
              </table:table-cell>
              <table:table-cell office:value-type="float" office:value="11.386">
                <text:p>11.386</text:p>
                <draw:g>
                  <svg:desc>'Traffic.15'.M24:'Traffic.15'.M41</svg:desc>
                </draw:g>
              </table:table-cell>
              <table:table-cell office:value-type="float" office:value="0.31">
                <text:p>0.31</text:p>
                <draw:g>
                  <svg:desc>'Traffic.15'.N24:'Traffic.15'.N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4.858">
                <text:p>14.858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3">
                <text:p>13.9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4.97">
                <text:p>14.97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.617">
                <text:p>12.61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2.152">
                <text:p>12.152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2.391">
                <text:p>12.391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744">
                <text:p>13.744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2.304">
                <text:p>12.304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3.064">
                <text:p>13.064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4.108">
                <text:p>14.108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5.139">
                <text:p>15.13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95">
                <text:p>14.9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4.474">
                <text:p>14.474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1.508">
                <text:p>11.508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1.973">
                <text:p>11.973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138">
                <text:p>13.138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2.891">
                <text:p>12.891</text:p>
              </table:table-cell>
              <table:table-cell office:value-type="float" office:value="0.337">
                <text:p>0.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59cm" svg:y="0.315cm" chart:style-name="ch2">
          <text:p>Square root of the mean square control delay
 (m = 0.20)</text:p>
        </chart:title>
        <chart:legend chart:legend-position="end" svg:x="13.703cm" svg:y="3.952cm" style:legend-expansion="high" chart:style-name="ch3"/>
        <chart:plot-area chart:style-name="ch4" table:cell-range-address="'Traffic.20'.L24:'Traffic.20'.N41 'Traffic.20'.M23:'Traffic.20'.N23" chart:data-source-has-labels="row" svg:x="1.331cm" svg:y="1.83cm" svg:width="12.052cm" svg:height="6.009cm">
          <chartooo:coordinate-region svg:x="1.952cm" svg:y="2.029cm" svg:width="11.151cm" svg:height="5.163cm"/>
          <chart:axis chart:dimension="x" chart:name="primary-x" chart:style-name="ch5">
            <chart:title svg:x="5.805cm" svg:y="8.019cm" chart:style-name="ch6">
              <text:p>simulation time (min)</text:p>
            </chart:title>
          </chart:axis>
          <chart:axis chart:dimension="y" chart:name="primary-y" chart:style-name="ch5">
            <chart:title svg:x="0.451cm" svg:y="6.042cm" chart:style-name="ch7">
              <text:p>control dqlay (s)</text:p>
            </chart:title>
            <chart:grid chart:style-name="ch8" chart:class="major"/>
          </chart:axis>
          <chart:series chart:style-name="ch9" chart:values-cell-range-address="'Traffic.20'.M24:'Traffic.20'.M41" chart:label-cell-address="'Traffic.20'.M23:'Traffic.20'.M23" chart:class="chart:scatter">
            <chart:domain table:cell-range-address="'Traffic.20'.L24:'Traffic.20'.L41"/>
            <chart:data-point chart:repeated="18"/>
          </chart:series>
          <chart:series chart:style-name="ch10" chart:values-cell-range-address="'Traffic.20'.N24:'Traffic.20'.N41" chart:label-cell-address="'Traffic.20'.N23:'Traffic.20'.N23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20'.M23:'Traffic.20'.M23</svg:desc>
                </draw:g>
              </table:table-cell>
              <table:table-cell office:value-type="string">
                <text:p>SAD</text:p>
                <draw:g>
                  <svg:desc>'Traffic.20'.N23:'Traffic.20'.N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20'.L24:'Traffic.20'.L41</svg:desc>
                </draw:g>
              </table:table-cell>
              <table:table-cell office:value-type="float" office:value="15.315">
                <text:p>15.315</text:p>
                <draw:g>
                  <svg:desc>'Traffic.20'.M24:'Traffic.20'.M41</svg:desc>
                </draw:g>
              </table:table-cell>
              <table:table-cell office:value-type="float" office:value="0.535">
                <text:p>0.535</text:p>
                <draw:g>
                  <svg:desc>'Traffic.20'.N24:'Traffic.20'.N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6.22">
                <text:p>16.22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6.999">
                <text:p>16.999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7.012">
                <text:p>17.012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.366">
                <text:p>15.366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5.409">
                <text:p>15.409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6.226">
                <text:p>16.226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.534">
                <text:p>14.534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835">
                <text:p>14.835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419">
                <text:p>15.41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6.06">
                <text:p>16.0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6.716">
                <text:p>16.716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46">
                <text:p>14.46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4.924">
                <text:p>14.924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4.681">
                <text:p>14.681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4.162">
                <text:p>14.162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6.003">
                <text:p>16.003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4.087">
                <text:p>14.087</text:p>
              </table:table-cell>
              <table:table-cell office:value-type="float" office:value="0.337">
                <text:p>0.3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59cm" svg:y="0.315cm" chart:style-name="ch2">
          <text:p>Square root of the mean square control delay
 (m = 0.25)</text:p>
        </chart:title>
        <chart:legend chart:legend-position="end" svg:x="13.703cm" svg:y="3.952cm" style:legend-expansion="high" chart:style-name="ch3"/>
        <chart:plot-area chart:style-name="ch4" table:cell-range-address="'Traffic.25'.L24:'Traffic.25'.N41 'Traffic.25'.M23:'Traffic.25'.N23" chart:data-source-has-labels="row" svg:x="1.331cm" svg:y="1.83cm" svg:width="12.052cm" svg:height="6.009cm">
          <chartooo:coordinate-region svg:x="1.952cm" svg:y="2.029cm" svg:width="11.151cm" svg:height="5.163cm"/>
          <chart:axis chart:dimension="x" chart:name="primary-x" chart:style-name="ch5">
            <chart:title svg:x="5.805cm" svg:y="8.019cm" chart:style-name="ch6">
              <text:p>simulation time (min)</text:p>
            </chart:title>
          </chart:axis>
          <chart:axis chart:dimension="y" chart:name="primary-y" chart:style-name="ch5">
            <chart:title svg:x="0.451cm" svg:y="6.042cm" chart:style-name="ch7">
              <text:p>control dqlay (s)</text:p>
            </chart:title>
            <chart:grid chart:style-name="ch8" chart:class="major"/>
          </chart:axis>
          <chart:series chart:style-name="ch9" chart:values-cell-range-address="'Traffic.25'.M24:'Traffic.25'.M41" chart:label-cell-address="'Traffic.25'.M23:'Traffic.25'.M23" chart:class="chart:scatter">
            <chart:domain table:cell-range-address="'Traffic.25'.L24:'Traffic.25'.L41"/>
            <chart:data-point chart:repeated="18"/>
          </chart:series>
          <chart:series chart:style-name="ch10" chart:values-cell-range-address="'Traffic.25'.N24:'Traffic.25'.N41" chart:label-cell-address="'Traffic.25'.N23:'Traffic.25'.N23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25'.M23:'Traffic.25'.M23</svg:desc>
                </draw:g>
              </table:table-cell>
              <table:table-cell office:value-type="string">
                <text:p>SAD</text:p>
                <draw:g>
                  <svg:desc>'Traffic.25'.N23:'Traffic.25'.N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25'.L24:'Traffic.25'.L41</svg:desc>
                </draw:g>
              </table:table-cell>
              <table:table-cell office:value-type="float" office:value="18.463">
                <text:p>18.463</text:p>
                <draw:g>
                  <svg:desc>'Traffic.25'.M24:'Traffic.25'.M41</svg:desc>
                </draw:g>
              </table:table-cell>
              <table:table-cell office:value-type="float" office:value="0.444">
                <text:p>0.444</text:p>
                <draw:g>
                  <svg:desc>'Traffic.25'.N24:'Traffic.25'.N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9.212">
                <text:p>19.212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9.491">
                <text:p>19.491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7.449">
                <text:p>17.449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8.45">
                <text:p>18.45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0.299">
                <text:p>20.299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8.719">
                <text:p>18.7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7.354">
                <text:p>17.354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8.369">
                <text:p>18.369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9.992">
                <text:p>19.992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8.202">
                <text:p>18.202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8.04">
                <text:p>18.04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7.7">
                <text:p>17.7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8.955">
                <text:p>18.955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8.35">
                <text:p>18.35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7.937">
                <text:p>17.937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8.355">
                <text:p>18.355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8.998">
                <text:p>18.998</text:p>
              </table:table-cell>
              <table:table-cell office:value-type="float" office:value="0.361">
                <text:p>0.3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59cm" svg:y="0.315cm" chart:style-name="ch2">
          <text:p>Square root of the mean square control delay
 (m = 0.30)</text:p>
        </chart:title>
        <chart:legend chart:legend-position="end" svg:x="13.703cm" svg:y="3.952cm" style:legend-expansion="high" chart:style-name="ch3"/>
        <chart:plot-area chart:style-name="ch4" table:cell-range-address="'Traffic.30'.L24:'Traffic.30'.N41 'Traffic.30'.M23:'Traffic.30'.N23" chart:data-source-has-labels="row" svg:x="1.331cm" svg:y="1.83cm" svg:width="12.052cm" svg:height="6.009cm">
          <chartooo:coordinate-region svg:x="1.952cm" svg:y="2.029cm" svg:width="11.151cm" svg:height="5.163cm"/>
          <chart:axis chart:dimension="x" chart:name="primary-x" chart:style-name="ch5">
            <chart:title svg:x="5.805cm" svg:y="8.019cm" chart:style-name="ch6">
              <text:p>simulation time (min)</text:p>
            </chart:title>
          </chart:axis>
          <chart:axis chart:dimension="y" chart:name="primary-y" chart:style-name="ch5">
            <chart:title svg:x="0.451cm" svg:y="6.042cm" chart:style-name="ch7">
              <text:p>control dqlay (s)</text:p>
            </chart:title>
            <chart:grid chart:style-name="ch8" chart:class="major"/>
          </chart:axis>
          <chart:series chart:style-name="ch9" chart:values-cell-range-address="'Traffic.30'.M24:'Traffic.30'.M41" chart:label-cell-address="'Traffic.30'.M23:'Traffic.30'.M23" chart:class="chart:scatter">
            <chart:domain table:cell-range-address="'Traffic.30'.L24:'Traffic.30'.L41"/>
            <chart:data-point chart:repeated="18"/>
          </chart:series>
          <chart:series chart:style-name="ch10" chart:values-cell-range-address="'Traffic.30'.N24:'Traffic.30'.N41" chart:label-cell-address="'Traffic.30'.N23:'Traffic.30'.N23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30'.M23:'Traffic.30'.M23</svg:desc>
                </draw:g>
              </table:table-cell>
              <table:table-cell office:value-type="string">
                <text:p>SAD</text:p>
                <draw:g>
                  <svg:desc>'Traffic.30'.N23:'Traffic.30'.N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30'.L24:'Traffic.30'.L41</svg:desc>
                </draw:g>
              </table:table-cell>
              <table:table-cell office:value-type="float" office:value="19.93">
                <text:p>19.93</text:p>
                <draw:g>
                  <svg:desc>'Traffic.30'.M24:'Traffic.30'.M41</svg:desc>
                </draw:g>
              </table:table-cell>
              <table:table-cell office:value-type="float" office:value="0.665">
                <text:p>0.665</text:p>
                <draw:g>
                  <svg:desc>'Traffic.30'.N24:'Traffic.30'.N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1.381">
                <text:p>21.38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2.795">
                <text:p>22.79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9.917">
                <text:p>19.917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1.957">
                <text:p>21.957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0.403">
                <text:p>20.403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1.001">
                <text:p>21.00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1.826">
                <text:p>21.82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1.519">
                <text:p>21.51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0.801">
                <text:p>20.80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0.846">
                <text:p>20.846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1.737">
                <text:p>21.737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0.285">
                <text:p>20.285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0.434">
                <text:p>20.434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0.944">
                <text:p>20.944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20.603">
                <text:p>20.603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0.116">
                <text:p>20.11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9.676">
                <text:p>19.676</text:p>
              </table:table-cell>
              <table:table-cell office:value-type="float" office:value="0.704">
                <text:p>0.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59cm" svg:y="0.315cm" chart:style-name="ch2">
          <text:p>Square root of the mean square control delay
 (m = 0.35)</text:p>
        </chart:title>
        <chart:legend chart:legend-position="end" svg:x="13.703cm" svg:y="3.952cm" style:legend-expansion="high" chart:style-name="ch3"/>
        <chart:plot-area chart:style-name="ch4" table:cell-range-address="'Traffic.35'.L24:'Traffic.35'.N41 'Traffic.35'.M23:'Traffic.35'.N23" chart:data-source-has-labels="row" svg:x="1.331cm" svg:y="1.83cm" svg:width="12.052cm" svg:height="6.009cm">
          <chartooo:coordinate-region svg:x="1.952cm" svg:y="2.029cm" svg:width="11.151cm" svg:height="5.163cm"/>
          <chart:axis chart:dimension="x" chart:name="primary-x" chart:style-name="ch5">
            <chart:title svg:x="5.805cm" svg:y="8.019cm" chart:style-name="ch6">
              <text:p>simulation time (min)</text:p>
            </chart:title>
          </chart:axis>
          <chart:axis chart:dimension="y" chart:name="primary-y" chart:style-name="ch5">
            <chart:title svg:x="0.451cm" svg:y="6.042cm" chart:style-name="ch7">
              <text:p>control dqlay (s)</text:p>
            </chart:title>
            <chart:grid chart:style-name="ch8" chart:class="major"/>
          </chart:axis>
          <chart:series chart:style-name="ch9" chart:values-cell-range-address="'Traffic.35'.M24:'Traffic.35'.M41" chart:label-cell-address="'Traffic.35'.M23:'Traffic.35'.M23" chart:class="chart:scatter">
            <chart:domain table:cell-range-address="'Traffic.35'.L24:'Traffic.35'.L41"/>
            <chart:data-point chart:repeated="18"/>
          </chart:series>
          <chart:series chart:style-name="ch10" chart:values-cell-range-address="'Traffic.35'.N24:'Traffic.35'.N41" chart:label-cell-address="'Traffic.35'.N23:'Traffic.35'.N23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35'.M23:'Traffic.35'.M23</svg:desc>
                </draw:g>
              </table:table-cell>
              <table:table-cell office:value-type="string">
                <text:p>SAD</text:p>
                <draw:g>
                  <svg:desc>'Traffic.35'.N23:'Traffic.35'.N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35'.L24:'Traffic.35'.L41</svg:desc>
                </draw:g>
              </table:table-cell>
              <table:table-cell office:value-type="float" office:value="22.987">
                <text:p>22.987</text:p>
                <draw:g>
                  <svg:desc>'Traffic.35'.M24:'Traffic.35'.M41</svg:desc>
                </draw:g>
              </table:table-cell>
              <table:table-cell office:value-type="float" office:value="1.195">
                <text:p>1.195</text:p>
                <draw:g>
                  <svg:desc>'Traffic.35'.N24:'Traffic.35'.N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7.819">
                <text:p>27.819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6.283">
                <text:p>26.283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4.533">
                <text:p>24.533</text:p>
              </table:table-cell>
              <table:table-cell office:value-type="float" office:value="1.226">
                <text:p>1.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3.54">
                <text:p>23.54</text:p>
              </table:table-cell>
              <table:table-cell office:value-type="float" office:value="1.456">
                <text:p>1.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6.729">
                <text:p>26.729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4.842">
                <text:p>24.842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4.086">
                <text:p>24.086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4.083">
                <text:p>24.083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3.894">
                <text:p>23.89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5.33">
                <text:p>25.33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3.34">
                <text:p>23.34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5.464">
                <text:p>25.464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5.128">
                <text:p>25.128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4.588">
                <text:p>24.588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24.634">
                <text:p>24.63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5.294">
                <text:p>25.294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4.235">
                <text:p>24.235</text:p>
              </table:table-cell>
              <table:table-cell office:value-type="float" office:value="1.224">
                <text:p>1.2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title svg:x="3.462cm" svg:y="0.316cm" chart:style-name="ch2">
          <text:p>Square root of the mean square control delay</text:p>
        </chart:title>
        <chart:subtitle svg:x="6.094cm" svg:y="1.301cm" chart:style-name="ch3">
          <text:p>of total time (m = 0.1)</text:p>
        </chart:subtitle>
        <chart:legend chart:legend-position="end" svg:x="13.709cm" svg:y="3.954cm" style:legend-expansion="high" chart:style-name="ch4"/>
        <chart:plot-area chart:style-name="ch5" table:cell-range-address="'Traffic.10'.L46:'Traffic.10'.N64" chart:data-source-has-labels="row" svg:x="1.331cm" svg:y="2.19cm" svg:width="12.058cm" svg:height="5.654cm">
          <chartooo:coordinate-region svg:x="1.952cm" svg:y="2.389cm" svg:width="11.157cm" svg:height="4.808cm"/>
          <chart:axis chart:dimension="x" chart:name="primary-x" chart:style-name="ch6">
            <chart:title svg:x="5.808cm" svg:y="8.024cm" chart:style-name="ch7">
              <text:p>simulation time (min)</text:p>
            </chart:title>
          </chart:axis>
          <chart:axis chart:dimension="y" chart:name="primary-y" chart:style-name="ch6">
            <chart:title svg:x="0.451cm" svg:y="6.225cm" chart:style-name="ch8">
              <text:p>control delay (s)</text:p>
            </chart:title>
            <chart:grid chart:style-name="ch9" chart:class="major"/>
          </chart:axis>
          <chart:series chart:style-name="ch10" chart:values-cell-range-address="'Traffic.10'.M47:'Traffic.10'.M64" chart:label-cell-address="'Traffic.10'.M46:'Traffic.10'.M46" chart:class="chart:scatter">
            <chart:domain table:cell-range-address="'Traffic.10'.L47:'Traffic.10'.L64"/>
            <chart:data-point chart:repeated="18"/>
          </chart:series>
          <chart:series chart:style-name="ch11" chart:values-cell-range-address="'Traffic.10'.N47:'Traffic.10'.N64" chart:label-cell-address="'Traffic.10'.N46:'Traffic.10'.N46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10'.M46:'Traffic.10'.M46</svg:desc>
                </draw:g>
              </table:table-cell>
              <table:table-cell office:value-type="string">
                <text:p>SAD</text:p>
                <draw:g>
                  <svg:desc>'Traffic.10'.N46:'Traffic.10'.N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10'.L47:'Traffic.10'.L64</svg:desc>
                </draw:g>
              </table:table-cell>
              <table:table-cell office:value-type="float" office:value="10.272">
                <text:p>10.272</text:p>
                <draw:g>
                  <svg:desc>'Traffic.10'.M47:'Traffic.10'.M64</svg:desc>
                </draw:g>
              </table:table-cell>
              <table:table-cell office:value-type="float" office:value="0.256">
                <text:p>0.256</text:p>
                <draw:g>
                  <svg:desc>'Traffic.10'.N47:'Traffic.10'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.696">
                <text:p>9.69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9.637">
                <text:p>9.637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.674">
                <text:p>9.674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814">
                <text:p>9.814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9.697">
                <text:p>9.69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9.505">
                <text:p>9.50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.446">
                <text:p>9.446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.355">
                <text:p>9.355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.249">
                <text:p>9.249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9.15">
                <text:p>9.15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9.073">
                <text:p>9.07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9.056">
                <text:p>9.056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9.155">
                <text:p>9.155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9.263">
                <text:p>9.263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9.291">
                <text:p>9.29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9.257">
                <text:p>9.257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9.255">
                <text:p>9.255</text:p>
              </table:table-cell>
              <table:table-cell office:value-type="float" office:value="0.254">
                <text:p>0.2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title svg:x="3.462cm" svg:y="0.316cm" chart:style-name="ch2">
          <text:p>Square root of the mean square control delay</text:p>
        </chart:title>
        <chart:subtitle svg:x="6.094cm" svg:y="1.301cm" chart:style-name="ch3">
          <text:p>of total time (m = 0.1)</text:p>
        </chart:subtitle>
        <chart:legend chart:legend-position="end" svg:x="13.709cm" svg:y="3.954cm" style:legend-expansion="high" chart:style-name="ch4"/>
        <chart:plot-area chart:style-name="ch5" table:cell-range-address="'Traffic.10'.L47:'Traffic.10'.N64 'Traffic.10'.M46:'Traffic.10'.N46" chart:data-source-has-labels="row" svg:x="1.331cm" svg:y="2.19cm" svg:width="12.058cm" svg:height="5.654cm">
          <chartooo:coordinate-region svg:x="1.952cm" svg:y="2.389cm" svg:width="11.157cm" svg:height="4.808cm"/>
          <chart:axis chart:dimension="x" chart:name="primary-x" chart:style-name="ch6">
            <chart:title svg:x="5.808cm" svg:y="8.024cm" chart:style-name="ch7">
              <text:p>simulation time (min)</text:p>
            </chart:title>
          </chart:axis>
          <chart:axis chart:dimension="y" chart:name="primary-y" chart:style-name="ch6">
            <chart:title svg:x="0.451cm" svg:y="6.225cm" chart:style-name="ch8">
              <text:p>control delay (s)</text:p>
            </chart:title>
            <chart:grid chart:style-name="ch9" chart:class="major"/>
          </chart:axis>
          <chart:series chart:style-name="ch10" chart:values-cell-range-address="'Traffic.10'.M47:'Traffic.10'.M64" chart:label-cell-address="'Traffic.10'.M46:'Traffic.10'.M46" chart:class="chart:scatter">
            <chart:domain table:cell-range-address="'Traffic.10'.L47:'Traffic.10'.L64"/>
            <chart:data-point chart:repeated="18"/>
          </chart:series>
          <chart:series chart:style-name="ch11" chart:values-cell-range-address="'Traffic.10'.N47:'Traffic.10'.N64" chart:label-cell-address="'Traffic.10'.N46:'Traffic.10'.N46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10'.M46:'Traffic.10'.M46</svg:desc>
                </draw:g>
              </table:table-cell>
              <table:table-cell office:value-type="string">
                <text:p>SAD</text:p>
                <draw:g>
                  <svg:desc>'Traffic.10'.N46:'Traffic.10'.N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10'.L47:'Traffic.10'.L64</svg:desc>
                </draw:g>
              </table:table-cell>
              <table:table-cell office:value-type="float" office:value="10.272">
                <text:p>10.272</text:p>
                <draw:g>
                  <svg:desc>'Traffic.10'.M47:'Traffic.10'.M64</svg:desc>
                </draw:g>
              </table:table-cell>
              <table:table-cell office:value-type="float" office:value="0.256">
                <text:p>0.256</text:p>
                <draw:g>
                  <svg:desc>'Traffic.10'.N47:'Traffic.10'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.696">
                <text:p>9.69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9.637">
                <text:p>9.637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.674">
                <text:p>9.674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814">
                <text:p>9.814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9.697">
                <text:p>9.69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9.505">
                <text:p>9.50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.446">
                <text:p>9.446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.355">
                <text:p>9.355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.249">
                <text:p>9.249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9.15">
                <text:p>9.15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9.073">
                <text:p>9.07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9.056">
                <text:p>9.056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9.155">
                <text:p>9.155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9.263">
                <text:p>9.263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9.291">
                <text:p>9.29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9.257">
                <text:p>9.257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9.255">
                <text:p>9.255</text:p>
              </table:table-cell>
              <table:table-cell office:value-type="float" office:value="0.254">
                <text:p>0.2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title svg:x="3.462cm" svg:y="0.316cm" chart:style-name="ch2">
          <text:p>Square root of the mean square control delay</text:p>
        </chart:title>
        <chart:subtitle svg:x="6.094cm" svg:y="1.301cm" chart:style-name="ch3">
          <text:p>of total time (m = 0.1)</text:p>
        </chart:subtitle>
        <chart:legend chart:legend-position="end" svg:x="13.709cm" svg:y="3.954cm" style:legend-expansion="high" chart:style-name="ch4"/>
        <chart:plot-area chart:style-name="ch5" table:cell-range-address="'Traffic.10'.L47:'Traffic.10'.N64 'Traffic.10'.M46:'Traffic.10'.N46" chart:data-source-has-labels="row" svg:x="1.331cm" svg:y="2.19cm" svg:width="12.058cm" svg:height="5.654cm">
          <chartooo:coordinate-region svg:x="1.952cm" svg:y="2.389cm" svg:width="11.157cm" svg:height="4.808cm"/>
          <chart:axis chart:dimension="x" chart:name="primary-x" chart:style-name="ch6">
            <chart:title svg:x="5.808cm" svg:y="8.024cm" chart:style-name="ch7">
              <text:p>simulation time (min)</text:p>
            </chart:title>
          </chart:axis>
          <chart:axis chart:dimension="y" chart:name="primary-y" chart:style-name="ch6">
            <chart:title svg:x="0.451cm" svg:y="6.225cm" chart:style-name="ch8">
              <text:p>control delay (s)</text:p>
            </chart:title>
            <chart:grid chart:style-name="ch9" chart:class="major"/>
          </chart:axis>
          <chart:series chart:style-name="ch10" chart:values-cell-range-address="'Traffic.10'.M47:'Traffic.10'.M64" chart:label-cell-address="'Traffic.10'.M46:'Traffic.10'.M46" chart:class="chart:scatter">
            <chart:domain table:cell-range-address="'Traffic.10'.L47:'Traffic.10'.L64"/>
            <chart:data-point chart:repeated="18"/>
          </chart:series>
          <chart:series chart:style-name="ch11" chart:values-cell-range-address="'Traffic.10'.N47:'Traffic.10'.N64" chart:label-cell-address="'Traffic.10'.N46:'Traffic.10'.N46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10'.M46:'Traffic.10'.M46</svg:desc>
                </draw:g>
              </table:table-cell>
              <table:table-cell office:value-type="string">
                <text:p>SAD</text:p>
                <draw:g>
                  <svg:desc>'Traffic.10'.N46:'Traffic.10'.N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10'.L47:'Traffic.10'.L64</svg:desc>
                </draw:g>
              </table:table-cell>
              <table:table-cell office:value-type="float" office:value="10.272">
                <text:p>10.272</text:p>
                <draw:g>
                  <svg:desc>'Traffic.10'.M47:'Traffic.10'.M64</svg:desc>
                </draw:g>
              </table:table-cell>
              <table:table-cell office:value-type="float" office:value="0.256">
                <text:p>0.256</text:p>
                <draw:g>
                  <svg:desc>'Traffic.10'.N47:'Traffic.10'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.696">
                <text:p>9.69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9.637">
                <text:p>9.637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.674">
                <text:p>9.674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814">
                <text:p>9.814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9.697">
                <text:p>9.69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9.505">
                <text:p>9.50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.446">
                <text:p>9.446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.355">
                <text:p>9.355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.249">
                <text:p>9.249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9.15">
                <text:p>9.15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9.073">
                <text:p>9.07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9.056">
                <text:p>9.056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9.155">
                <text:p>9.155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9.263">
                <text:p>9.263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9.291">
                <text:p>9.29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9.257">
                <text:p>9.257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9.255">
                <text:p>9.255</text:p>
              </table:table-cell>
              <table:table-cell office:value-type="float" office:value="0.254">
                <text:p>0.25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